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108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0.887cm"/>
    </style:style>
    <style:style style:name="co12" style:family="table-column">
      <style:table-column-properties fo:break-before="auto" style:column-width="1.72cm"/>
    </style:style>
    <style:style style:name="co13" style:family="table-column">
      <style:table-column-properties fo:break-before="auto" style:column-width="3.856cm"/>
    </style:style>
    <style:style style:name="co14" style:family="table-column">
      <style:table-column-properties fo:break-before="auto" style:column-width="3.551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style:font-name-asian="Arial" style:font-size-asian="14pt" style:font-size-complex="14pt"/>
    </style:style>
    <style:style style:name="ce2" style:family="table-cell" style:parent-style-name="Default">
      <style:text-properties style:font-name="Arial" fo:font-size="14pt" style:font-name-asian="Arial" style:font-size-asian="14pt" style:font-name-complex="Mangal" style:font-size-complex="14pt"/>
    </style:style>
    <style:style style:name="ce3" style:family="table-cell" style:parent-style-name="Default">
      <style:table-cell-properties fo:border="0.002cm solid #000000"/>
      <style:text-properties fo:font-size="14pt" style:font-name-asian="Arial" style:font-size-asian="14pt" style:font-size-complex="14pt"/>
    </style:style>
    <style:style style:name="ce4" style:family="table-cell" style:parent-style-name="Default">
      <style:table-cell-properties fo:background-color="#ccffcc" fo:border="0.002cm solid #000000"/>
      <style:text-properties fo:font-size="14pt" style:font-name-asian="Arial" style:font-size-asian="14pt" style:font-size-complex="14pt"/>
    </style:style>
    <style:style style:name="ce5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  <style:text-properties fo:font-size="14pt" style:font-name-asian="Arial" style:font-size-asian="14pt" style:font-size-complex="14pt"/>
    </style:style>
    <style:style style:name="ce6" style:family="table-cell" style:parent-style-name="Default">
      <style:table-cell-properties fo:background-color="#ffcc00" fo:border="0.002cm solid #000000"/>
      <style:text-properties fo:font-size="14pt" style:font-name-asian="Arial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8" style:family="table-cell" style:parent-style-name="Default" style:data-style-name="N109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9" style:family="table-cell" style:parent-style-name="Default">
      <style:table-cell-properties fo:background-color="transparent" fo:border="0.002cm solid #000000"/>
      <style:text-properties fo:font-size="14pt" style:font-name-asian="Arial" style:font-size-asian="14pt" style:font-size-complex="14pt"/>
    </style:style>
    <style:style style:name="ce10" style:family="table-cell" style:parent-style-name="Default" style:data-style-name="N11">
      <style:table-cell-properties fo:border="0.002cm solid #000000"/>
      <style:text-properties fo:font-size="14pt" style:font-name-asian="Arial" style:font-size-asian="14pt" style:font-size-complex="14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4" style:family="table-cell" style:parent-style-name="Default" style:data-style-name="N109">
      <style:text-properties fo:font-size="12pt" style:font-size-asian="12pt" style:font-size-complex="12pt"/>
    </style:style>
    <style:style style:name="ce15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2" style:base-cell-address="'1'.Q43"/>
    </style:style>
    <style:style style:name="ce16" style:family="table-cell" style:parent-style-name="Default" style:data-style-name="N112">
      <style:text-properties fo:font-size="12pt" style:font-size-asian="12pt" style:font-size-complex="12pt"/>
    </style:style>
    <style:style style:name="ce17" style:family="table-cell" style:parent-style-name="Default" style:data-style-name="N0">
      <style:text-properties fo:font-size="12pt" style:font-size-asian="12pt" style:font-size-complex="12pt"/>
    </style:style>
    <style:style style:name="ce18" style:family="table-cell" style:parent-style-name="Default" style:data-style-name="N11">
      <style:text-properties fo:font-size="12pt" style:font-size-asian="12pt" style:font-size-complex="12pt"/>
    </style:style>
    <style:style style:name="ce19" style:family="table-cell" style:parent-style-name="Default">
      <style:text-properties style:font-name="Arial" fo:font-size="12pt" style:font-name-asian="ＭＳ Ｐゴシック" style:font-size-asian="12pt" style:font-name-complex="Mangal" style:font-size-complex="12pt"/>
    </style:style>
    <style:style style:name="ce20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21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2" style:base-cell-address="'1'.Q43"/>
    </style:style>
    <style:style style:name="ce22" style:family="table-cell" style:parent-style-name="Default">
      <style:table-cell-properties fo:background-color="#ffcc00" fo:border="0.002cm solid #000000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/>
          <table:table-cell table:formula="of:=MID(#ref!.[.B4];2;6)" office:value-type="string" office:string-value="エラー:501">
            <text:p>エラー:501</text:p>
          </table:table-cell>
          <table:table-cell/>
          <table:table-cell office:value-type="string">
            <text:p>show cell formula</text:p>
          </table:table-cell>
          <table:table-cell office:value-type="string">
            <text:p>https://forum.openoffice.org/en/forum/viewtopic.php?f=6&amp;t=29590</text:p>
          </table:table-cell>
          <table:table-cell office:value-type="string">
            <text:p>20200219_17002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" table:formula="of:=MID(#ref!.[.B4];11;3)" office:value-type="string" office:string-value="エラー:501">
            <text:p>エラー:50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7" table:formula="of:=['1'.$B5]" office:value-type="string" office:string-value="2020.01.08 00:05">
            <text:p>2020.01.08 00:05</text:p>
          </table:table-cell>
          <table:table-cell table:style-name="ce7" table:formula="of:=['2'.$B5]" office:value-type="float" office:value="0">
            <text:p>0</text:p>
          </table:table-cell>
          <table:table-cell table:style-name="ce7" table:formula="of:=['3'.$B5]" office:value-type="float" office:value="0">
            <text:p>0</text:p>
          </table:table-cell>
          <table:table-cell table:style-name="ce7" table:formula="of:=['4'.$B5]" office:value-type="float" office:value="0">
            <text:p>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end</text:p>
          </table:table-cell>
          <table:table-cell table:style-name="ce7" table:formula="of:=['1'.$B6]" office:value-type="string" office:string-value="2020.01.08 23:55">
            <text:p>2020.01.08 23:55</text:p>
          </table:table-cell>
          <table:table-cell table:style-name="ce7" table:formula="of:=['2'.$B6]" office:value-type="float" office:value="0">
            <text:p>0</text:p>
          </table:table-cell>
          <table:table-cell table:style-name="ce7" table:formula="of:=['3'.$B6]" office:value-type="float" office:value="0">
            <text:p>0</text:p>
          </table:table-cell>
          <table:table-cell table:style-name="ce7" table:formula="of:=['4'.$B6]" office:value-type="float" office:value="0">
            <text:p>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um : start - exit</text:p>
          </table:table-cell>
          <table:table-cell table:style-name="ce8" table:formula="of:=['1'.$B11]" office:value-type="float" office:value="0.349">
            <text:p>0.349</text:p>
          </table:table-cell>
          <table:table-cell table:style-name="ce8" table:formula="of:=['2'.$B11]" office:value-type="float" office:value="0">
            <text:p>0.000</text:p>
          </table:table-cell>
          <table:table-cell table:style-name="ce8" table:formula="of:=['3'.$B11]" office:value-type="float" office:value="0">
            <text:p>0.000</text:p>
          </table:table-cell>
          <table:table-cell table:style-name="ce8" table:formula="of:=['4'.$B11]" office:value-type="float" office:value="0">
            <text:p>0.000</text:p>
          </table:table-cell>
          <table:table-cell table:number-columns-repeated="2" table:style-name="ce8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1'.A9]" office:value-type="string" office:string-value="$numOf_SLs">
            <text:p>$numOf_SLs</text:p>
          </table:table-cell>
          <table:table-cell table:style-name="ce8" table:formula="of:=['1'.$D9]" office:value-type="float" office:value="0.915">
            <text:p>0.915</text:p>
          </table:table-cell>
          <table:table-cell table:style-name="ce8" table:formula="of:=['2'.$D9]" office:value-type="float" office:value="0">
            <text:p>0.000</text:p>
          </table:table-cell>
          <table:table-cell table:style-name="ce8" table:formula="of:=['3'.$D9]" office:value-type="float" office:value="0">
            <text:p>0.000</text:p>
          </table:table-cell>
          <table:table-cell table:style-name="ce8" table:formula="of:=['4'.$D9]" office:value-type="float" office:value="0">
            <text:p>0.000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1'.A10]" office:value-type="string" office:string-value="$numOf_TPs">
            <text:p>$numOf_TPs</text:p>
          </table:table-cell>
          <table:table-cell table:style-name="ce8" table:formula="of:=['1'.$D10]" office:value-type="float" office:value="0.053">
            <text:p>0.053</text:p>
          </table:table-cell>
          <table:table-cell table:style-name="ce8" table:formula="of:=['2'.$D10]" office:value-type="float" office:value="0">
            <text:p>0.000</text:p>
          </table:table-cell>
          <table:table-cell table:style-name="ce8" table:formula="of:=['3'.$D10]" office:value-type="float" office:value="0">
            <text:p>0.000</text:p>
          </table:table-cell>
          <table:table-cell table:style-name="ce8" table:formula="of:=['4'.$D10]" office:value-type="float" office:value="0">
            <text:p>0.000</text:p>
          </table:table-cell>
          <table:table-cell table:number-columns-repeated="2" table:style-name="ce8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4]" office:value-type="string" office:string-value="no">
            <text:p>no</text:p>
          </table:table-cell>
          <table:table-cell table:style-name="ce9" table:formula="of:=[.C4]" office:value-type="float" office:value="1">
            <text:p>1</text:p>
          </table:table-cell>
          <table:table-cell table:style-name="ce9" table:formula="of:=[.D4]" office:value-type="float" office:value="2">
            <text:p>2</text:p>
          </table:table-cell>
          <table:table-cell table:style-name="ce9" table:formula="of:=[.E4]" office:value-type="float" office:value="3">
            <text:p>3</text:p>
          </table:table-cell>
          <table:table-cell table:style-name="ce9" table:formula="of:=[.F4]" office:value-type="float" office:value="4">
            <text:p>4</text:p>
          </table:table-cell>
          <table:table-cell table:style-name="ce9" table:formula="of:=[.G4]" office:value-type="float" office:value="5">
            <text:p>5</text:p>
          </table:table-cell>
          <table:table-cell table:style-name="ce9" table:formula="of:=[.H4]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7]" office:value-type="string" office:string-value="sum : start - exit">
            <text:p>sum : start - exit</text:p>
          </table:table-cell>
          <table:table-cell table:style-name="ce9" table:formula="of:=[.C7]" office:value-type="float" office:value="0.349">
            <text:p>0.349</text:p>
          </table:table-cell>
          <table:table-cell table:style-name="ce9" table:formula="of:=[.D7]" office:value-type="float" office:value="0">
            <text:p>0</text:p>
          </table:table-cell>
          <table:table-cell table:style-name="ce9" table:formula="of:=[.E7]" office:value-type="float" office:value="0">
            <text:p>0</text:p>
          </table:table-cell>
          <table:table-cell table:style-name="ce9" table:formula="of:=[.F7]" office:value-type="float" office:value="0">
            <text:p>0</text:p>
          </table:table-cell>
          <table:table-cell table:style-name="ce9" table:formula="of:=[.G7]" office:value-type="float" office:value="0">
            <text:p>0</text:p>
          </table:table-cell>
          <table:table-cell table:style-name="ce9" table:formula="of:=[.H7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9]" office:value-type="string" office:string-value="$numOf_TPs">
            <text:p>$numOf_TPs</text:p>
          </table:table-cell>
          <table:table-cell table:style-name="ce9" table:formula="of:=[.C9]" office:value-type="float" office:value="0.053">
            <text:p>0.053</text:p>
          </table:table-cell>
          <table:table-cell table:style-name="ce9" table:formula="of:=[.D9]" office:value-type="float" office:value="0">
            <text:p>0</text:p>
          </table:table-cell>
          <table:table-cell table:style-name="ce9" table:formula="of:=[.E9]" office:value-type="float" office:value="0">
            <text:p>0</text:p>
          </table:table-cell>
          <table:table-cell table:style-name="ce9" table:formula="of:=[.F9]" office:value-type="float" office:value="0">
            <text:p>0</text:p>
          </table:table-cell>
          <table:table-cell table:style-name="ce9" table:formula="of:=[.G9]" office:value-type="float" office:value="0">
            <text:p>0</text:p>
          </table:table-cell>
          <table:table-cell table:style-name="ce9" table:formula="of:=[.H9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['1'.A13]" office:value-type="string" office:string-value="$val_TP">
            <text:p>$val_TP</text:p>
          </table:table-cell>
          <table:table-cell table:style-name="ce3" table:number-columns-repeated="2"/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['1'.A14]" office:value-type="string" office:string-value="$val_SL">
            <text:p>$val_SL</text:p>
          </table:table-cell>
          <table:table-cell table:style-name="ce3" table:number-columns-repeated="2"/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3" table:number-columns-repeated="7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no.</text:p>
          </table:table-cell>
          <table:table-cell table:style-name="ce3" table:formula="of:=[.E4]" office:value-type="float" office:value="3">
            <text:p>3</text:p>
          </table:table-cell>
          <table:table-cell table:style-name="ce3" table:formula="of:=[.F4]" office:value-type="float" office:value="4">
            <text:p>4</text:p>
          </table:table-cell>
          <table:table-cell table:style-name="ce3" table:formula="of:=[.G4]" office:value-type="float" office:value="5">
            <text:p>5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1</text:p>
          </table:table-cell>
          <table:table-cell table:style-name="ce3"/>
          <table:table-cell table:style-name="ce3" table:formula="of:=[.B19]" office:value-type="string" office:string-value="Z1">
            <text:p>Z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2</text:p>
          </table:table-cell>
          <table:table-cell table:style-name="ce3"/>
          <table:table-cell table:style-name="ce3" table:formula="of:=[.B20]" office:value-type="string" office:string-value="Z2">
            <text:p>Z2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3</text:p>
          </table:table-cell>
          <table:table-cell table:style-name="ce3"/>
          <table:table-cell table:style-name="ce3" table:formula="of:=[.B21]" office:value-type="string" office:string-value="Z3">
            <text:p>Z3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4</text:p>
          </table:table-cell>
          <table:table-cell table:style-name="ce3"/>
          <table:table-cell table:style-name="ce3" table:formula="of:=[.B22]" office:value-type="string" office:string-value="Z4">
            <text:p>Z4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5</text:p>
          </table:table-cell>
          <table:table-cell table:style-name="ce3"/>
          <table:table-cell table:style-name="ce3" table:formula="of:=[.B23]" office:value-type="string" office:string-value="Z5">
            <text:p>Z5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6</text:p>
          </table:table-cell>
          <table:table-cell table:style-name="ce3"/>
          <table:table-cell table:style-name="ce3" table:formula="of:=[.B24]" office:value-type="string" office:string-value="Z6">
            <text:p>Z6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2" table:number-rows-repeated="2">
          <table:table-cell/>
          <table:table-cell table:style-name="ce3" table:number-columns-repeated="7"/>
          <table:table-cell table:number-columns-repeated="1016"/>
        </table:table-row>
        <table:table-row table:style-name="ro2">
          <table:table-cell table:number-columns-repeated="9" office:value-type="string">
            <text:p>*</text:p>
          </table:table-cell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4" table:default-cell-style-name="ce11"/>
        <table:table-column table:style-name="co1" table:number-columns-repeated="17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1" table:number-columns-repeated="1001" table:default-cell-style-name="ce11"/>
        <table:table-row table:style-name="ro3">
          <table:table-cell office:value-type="string">
            <text:p>[03/15/2020 12:02:09 : FxTestController.php : 506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(AUDJPY).(M5).20200227_131436.[20200108_0005-20200108_2355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08 00:0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08 23:55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287">
            <text:p>287</text:p>
          </table:table-cell>
          <table:table-cell table:number-columns-repeated="16"/>
          <table:table-cell office:value-type="string">
            <text:p>totla=</text:p>
          </table:table-cell>
          <table:table-cell table:style-name="ce17" table:formula="of:=COUNTA([.A23:.A303])" office:value-type="float" office:value="281">
            <text:p>281</text:p>
          </table:table-cell>
          <table:table-cell table:style-name="ce18"/>
          <table:table-cell table:number-columns-repeated="2"/>
          <table:table-cell table:formula="of:=COUNTA([.A23:.A303])" office:value-type="float" office:value="281">
            <text:p>281</text:p>
          </table:table-cell>
          <table:table-cell table:number-columns-repeated="1000"/>
        </table:table-row>
        <table:table-row table:style-name="ro3">
          <table:table-cell office:value-type="string">
            <text:p>$lo_Pos</text:p>
          </table:table-cell>
          <table:table-cell office:value-type="float" office:value="284">
            <text:p>284</text:p>
          </table:table-cell>
          <table:table-cell office:value-type="string">
            <text:p>of all bds</text:p>
          </table:table-cell>
          <table:table-cell office:value-type="float" office:value="0.99">
            <text:p>0.99</text:p>
          </table:table-cell>
          <table:table-cell table:number-columns-repeated="15"/>
          <table:table-cell table:style-name="ce14" office:value-type="string">
            <text:p>total</text:p>
          </table:table-cell>
          <table:table-cell table:style-name="ce18" office:value-type="string">
            <text:p>next</text:p>
          </table:table-cell>
          <table:table-cell table:number-columns-repeated="2"/>
          <table:table-cell office:value-type="string">
            <text:p>sum</text:p>
          </table:table-cell>
          <table:table-cell table:number-columns-repeated="1000"/>
        </table:table-row>
        <table:table-row table:style-name="ro3">
          <table:table-cell office:value-type="string">
            <text:p>$numOf_SLs</text:p>
          </table:table-cell>
          <table:table-cell office:value-type="float" office:value="260">
            <text:p>260</text:p>
          </table:table-cell>
          <table:table-cell office:value-type="string">
            <text:p>of all Pos</text:p>
          </table:table-cell>
          <table:table-cell office:value-type="float" office:value="0.915">
            <text:p>0.915</text:p>
          </table:table-cell>
          <table:table-cell table:number-columns-repeated="14"/>
          <table:table-cell office:value-type="string">
            <text:p>1&gt;1&gt;1</text:p>
          </table:table-cell>
          <table:table-cell table:style-name="ce17" table:formula="of:=COUNTA([.U23:.U25])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formula="of:=COUNTIF([.$T$23:.$T$25];[.U9])" office:value-type="float" office:value="1">
            <text:p>1</text:p>
          </table:table-cell>
          <table:table-cell table:style-name="ce16" table:formula="of:=[.V9]/[.$T$9]" office:value-type="percentage" office:value="0.333333333333333">
            <text:p>33.3%</text:p>
          </table:table-cell>
          <table:table-cell table:formula="of:=SUM([.Q23:.Q25])" office:value-type="float" office:value="0.077999999999989">
            <text:p>0.078</text:p>
          </table:table-cell>
          <table:table-cell table:number-columns-repeated="1000"/>
        </table:table-row>
        <table:table-row table:style-name="ro3">
          <table:table-cell office:value-type="string">
            <text:p>$numOf_TPs</text:p>
          </table:table-cell>
          <table:table-cell office:value-type="float" office:value="15">
            <text:p>15</text:p>
          </table:table-cell>
          <table:table-cell office:value-type="string">
            <text:p>of all Pos</text:p>
          </table:table-cell>
          <table:table-cell table:style-name="ce14" office:value-type="float" office:value="0.053">
            <text:p>0.053</text:p>
          </table:table-cell>
          <table:table-cell table:number-columns-repeated="14"/>
          <table:table-cell table:style-name="ce16" table:formula="of:=[.T9]/[.T7]" office:value-type="percentage" office:value="0.0106761565836299">
            <text:p>1.1%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formula="of:=COUNTIF([.$T$23:.$T$25];[.U10])" office:value-type="float" office:value="2">
            <text:p>2</text:p>
          </table:table-cell>
          <table:table-cell table:style-name="ce16" table:formula="of:=[.V10]/[.$T$9]" office:value-type="percentage" office:value="0.666666666666667">
            <text:p>66.7%</text:p>
          </table:table-cell>
          <table:table-cell table:number-columns-repeated="1001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0.349">
            <text:p>0.349</text:p>
          </table:table-cell>
          <table:table-cell table:number-columns-repeated="17"/>
          <table:table-cell table:style-name="ce17" office:value-type="string">
            <text:p>+/-</text:p>
          </table:table-cell>
          <table:table-cell table:style-name="ce18" office:value-type="string">
            <text:p>&gt;=0</text:p>
          </table:table-cell>
          <table:table-cell table:formula="of:=COUNTIF([.$Q$23:.$Q$25];&quot;&gt;=0&quot;)" office:value-type="float" office:value="2">
            <text:p>2</text:p>
          </table:table-cell>
          <table:table-cell table:style-name="ce16" table:formula="of:=[.V11]/[.$T$9]" office:value-type="percentage" office:value="0.666666666666667">
            <text:p>66.7%</text:p>
          </table:table-cell>
          <table:table-cell table:number-columns-repeated="1001"/>
        </table:table-row>
        <table:table-row table:style-name="ro3">
          <table:table-cell office:value-type="string">
            <text:p>xt_idx = -1</text:p>
          </table:table-cell>
          <table:table-cell office:value-type="float" office:value="8">
            <text:p>8</text:p>
          </table:table-cell>
          <table:table-cell table:number-columns-repeated="17"/>
          <table:table-cell table:style-name="ce17"/>
          <table:table-cell table:style-name="ce18" office:value-type="string">
            <text:p>&lt;0</text:p>
          </table:table-cell>
          <table:table-cell table:formula="of:=COUNTIF([.$Q$23:.$Q$25];&quot;&lt;0&quot;)" office:value-type="float" office:value="1">
            <text:p>1</text:p>
          </table:table-cell>
          <table:table-cell table:style-name="ce16" table:formula="of:=[.V12]/[.$T$9]" office:value-type="percentage" office:value="0.333333333333333">
            <text:p>33.3%</text:p>
          </table:table-cell>
          <table:table-cell table:number-columns-repeated="1001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16"/>
          <table:table-cell office:value-type="string">
            <text:p>1&gt;1&gt;2</text:p>
          </table:table-cell>
          <table:table-cell table:style-name="ce17" table:formula="of:=COUNTA([.U26:.U28])" office:value-type="float" office:value="3">
            <text:p>3</text:p>
          </table:table-cell>
          <table:table-cell table:number-columns-repeated="3"/>
          <table:table-cell table:formula="of:=SUM([.Q26:.Q28])" office:value-type="float" office:value="0.149000000000019">
            <text:p>0.149</text:p>
          </table:table-cell>
          <table:table-cell table:number-columns-repeated="1000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6"/>
          <table:table-cell office:value-type="string">
            <text:p>1&gt;1&gt;3</text:p>
          </table:table-cell>
          <table:table-cell table:style-name="ce17" table:formula="of:=COUNTA([.U29])" office:value-type="float" office:value="1">
            <text:p>1</text:p>
          </table:table-cell>
          <table:table-cell table:number-columns-repeated="3"/>
          <table:table-cell table:style-name="ce19" table:formula="of:=SUM([.U29])" office:value-type="float" office:value="3">
            <text:p>3</text:p>
          </table:table-cell>
          <table:table-cell table:number-columns-repeated="1000"/>
        </table:table-row>
        <table:table-row table:style-name="ro3" table:number-rows-repeated="7">
          <table:table-cell table:number-columns-repeated="19"/>
          <table:table-cell table:style-name="ce17"/>
          <table:table-cell table:number-columns-repeated="1004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office:value-type="string">
            <text:p>BB loc</text:p>
          </table:table-cell>
          <table:table-cell office:value-type="string">
            <text:p>BB locs</text:p>
          </table:table-cell>
          <table:table-cell table:number-columns-repeated="4"/>
          <table:table-cell table:style-name="ce20" table:number-columns-repeated="4"/>
          <table:table-cell table:number-columns-repeated="997"/>
        </table:table-row>
        <table:table-row table:style-name="ro3">
          <table:table-cell table:style-name="ce13" office:value-type="float" office:value="116">
            <text:p>116</text:p>
          </table:table-cell>
          <table:table-cell table:style-name="ce13" office:value-type="float" office:value="74.605">
            <text:p>74.605</text:p>
          </table:table-cell>
          <table:table-cell table:style-name="ce13" office:value-type="string">
            <text:p>2020.01.08 09:4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4.646">
            <text:p>74.646</text:p>
          </table:table-cell>
          <table:table-cell table:style-name="ce13" office:value-type="string">
            <text:p>2020.01.08 0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3000000000005">
            <text:p>-0.013</text:p>
          </table:table-cell>
          <table:table-cell office:value-type="string">
            <text:p>Z2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24">
            <text:p>224</text:p>
          </table:table-cell>
          <table:table-cell table:style-name="ce13" office:value-type="float" office:value="74.879">
            <text:p>74.879</text:p>
          </table:table-cell>
          <table:table-cell table:style-name="ce13" office:value-type="string">
            <text:p>2020.01.08 18:4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923">
            <text:p>74.92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923">
            <text:p>74.92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224">
            <text:p>224</text:p>
          </table:table-cell>
          <table:table-cell table:style-name="ce13" office:value-type="float" office:value="74.891">
            <text:p>74.891</text:p>
          </table:table-cell>
          <table:table-cell table:style-name="ce13" office:value-type="string">
            <text:p>2020.01.08 1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43999999999997">
            <text:p>0.044</text:p>
          </table:table-cell>
          <table:table-cell office:value-type="string">
            <text:p>Z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25">
            <text:p>225</text:p>
          </table:table-cell>
          <table:table-cell table:style-name="ce13" office:value-type="float" office:value="74.876">
            <text:p>74.876</text:p>
          </table:table-cell>
          <table:table-cell table:style-name="ce13" office:value-type="string">
            <text:p>2020.01.08 18:50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923">
            <text:p>74.92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923">
            <text:p>74.92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74.983">
            <text:p>74.983</text:p>
          </table:table-cell>
          <table:table-cell table:style-name="ce13" office:value-type="string">
            <text:p>2020.01.08 1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46999999999997">
            <text:p>0.047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15">
            <text:p>115</text:p>
          </table:table-cell>
          <table:table-cell table:style-name="ce13" office:value-type="float" office:value="74.594">
            <text:p>74.594</text:p>
          </table:table-cell>
          <table:table-cell table:style-name="ce13" office:value-type="string">
            <text:p>2020.01.08 09:4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5">
            <text:p>115</text:p>
          </table:table-cell>
          <table:table-cell table:style-name="ce13" office:value-type="float" office:value="74.612">
            <text:p>74.612</text:p>
          </table:table-cell>
          <table:table-cell table:style-name="ce13" office:value-type="string">
            <text:p>2020.01.08 0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019999999999953">
            <text:p>-0.002</text:p>
          </table:table-cell>
          <table:table-cell office:value-type="string">
            <text:p>Z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55">
            <text:p>155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3:00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4.614">
            <text:p>74.614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4.614">
            <text:p>74.614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3999999999996">
            <text:p>-0.014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23">
            <text:p>223</text:p>
          </table:table-cell>
          <table:table-cell table:style-name="ce13" office:value-type="float" office:value="74.758">
            <text:p>74.758</text:p>
          </table:table-cell>
          <table:table-cell table:style-name="ce13" office:value-type="string">
            <text:p>2020.01.08 18:40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923">
            <text:p>74.92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923">
            <text:p>74.92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223">
            <text:p>223</text:p>
          </table:table-cell>
          <table:table-cell table:style-name="ce13" office:value-type="float" office:value="74.88">
            <text:p>74.88</text:p>
          </table:table-cell>
          <table:table-cell table:style-name="ce13" office:value-type="string">
            <text:p>2020.01.08 1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6500000000001">
            <text:p>0.165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08">
            <text:p>108</text:p>
          </table:table-cell>
          <table:table-cell table:style-name="ce13" office:value-type="float" office:value="74.523">
            <text:p>74.523</text:p>
          </table:table-cell>
          <table:table-cell table:style-name="ce13" office:value-type="string">
            <text:p>2020.01.08 09:0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4.572">
            <text:p>74.572</text:p>
          </table:table-cell>
          <table:table-cell table:style-name="ce13" office:value-type="string">
            <text:p>2020.01.08 0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90000000000003">
            <text:p>0.009</text:p>
          </table:table-cell>
          <table:table-cell office:value-type="string">
            <text:p>Z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22">
            <text:p>222</text:p>
          </table:table-cell>
          <table:table-cell table:style-name="ce13" office:value-type="float" office:value="74.577">
            <text:p>74.577</text:p>
          </table:table-cell>
          <table:table-cell table:style-name="ce13" office:value-type="string">
            <text:p>2020.01.08 18:35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4.717">
            <text:p>74.717</text:p>
          </table:table-cell>
          <table:table-cell table:style-name="ce13" office:value-type="string">
            <text:p>2020.01.08 18:35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4.717">
            <text:p>74.717</text:p>
          </table:table-cell>
          <table:table-cell table:style-name="ce13" office:value-type="string">
            <text:p>2020.01.08 18:35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4.802">
            <text:p>74.802</text:p>
          </table:table-cell>
          <table:table-cell table:style-name="ce13" office:value-type="string">
            <text:p>2020.01.08 1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TP</text:p>
          </table:table-cell>
          <table:table-cell table:style-name="ce15" office:value-type="float" office:value="0.14">
            <text:p>0.14</text:p>
          </table:table-cell>
          <table:table-cell office:value-type="string">
            <text:p>Z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3" office:value-type="float" office:value="74.166">
            <text:p>74.166</text:p>
          </table:table-cell>
          <table:table-cell table:style-name="ce13" office:value-type="string">
            <text:p>2020.01.08 04:0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4.306">
            <text:p>74.306</text:p>
          </table:table-cell>
          <table:table-cell table:style-name="ce13" office:value-type="string">
            <text:p>2020.01.08 04:0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4.306">
            <text:p>74.306</text:p>
          </table:table-cell>
          <table:table-cell table:style-name="ce13" office:value-type="string">
            <text:p>2020.01.08 04:0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4.365">
            <text:p>74.365</text:p>
          </table:table-cell>
          <table:table-cell table:style-name="ce13" office:value-type="string">
            <text:p>2020.01.08 0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TP</text:p>
          </table:table-cell>
          <table:table-cell table:style-name="ce15" office:value-type="float" office:value="0.14">
            <text:p>0.14</text:p>
          </table:table-cell>
          <table:table-cell office:value-type="string">
            <text:p>Z1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3" office:value-type="float" office:value="74.516">
            <text:p>74.516</text:p>
          </table:table-cell>
          <table:table-cell table:style-name="ce13" office:value-type="string">
            <text:p>2020.01.08 04:45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4.577">
            <text:p>74.577</text:p>
          </table:table-cell>
          <table:table-cell table:style-name="ce13" office:value-type="string">
            <text:p>2020.01.08 04:55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4.577">
            <text:p>74.577</text:p>
          </table:table-cell>
          <table:table-cell table:style-name="ce13" office:value-type="string">
            <text:p>2020.01.08 04:55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74.617">
            <text:p>74.617</text:p>
          </table:table-cell>
          <table:table-cell table:style-name="ce13" office:value-type="string">
            <text:p>2020.01.08 0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60999999999993">
            <text:p>0.061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14">
            <text:p>114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3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0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60000000000002">
            <text:p>0.06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54">
            <text:p>154</text:p>
          </table:table-cell>
          <table:table-cell table:style-name="ce13" office:value-type="float" office:value="74.563">
            <text:p>74.563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98">
            <text:p>74.69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0.074999999999989">
            <text:p>0.075</text:p>
          </table:table-cell>
          <table:table-cell office:value-type="string">
            <text:p>Z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3" office:value-type="float" office:value="74.128">
            <text:p>74.128</text:p>
          </table:table-cell>
          <table:table-cell table:style-name="ce13" office:value-type="string">
            <text:p>2020.01.08 03:40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4.268">
            <text:p>74.268</text:p>
          </table:table-cell>
          <table:table-cell table:style-name="ce13" office:value-type="string">
            <text:p>2020.01.08 03:40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4.268">
            <text:p>74.268</text:p>
          </table:table-cell>
          <table:table-cell table:style-name="ce13" office:value-type="string">
            <text:p>2020.01.08 03:40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4.318">
            <text:p>74.318</text:p>
          </table:table-cell>
          <table:table-cell table:style-name="ce13" office:value-type="string">
            <text:p>2020.01.08 0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TP</text:p>
          </table:table-cell>
          <table:table-cell table:style-name="ce15" office:value-type="float" office:value="0.14">
            <text:p>0.14</text:p>
          </table:table-cell>
          <table:table-cell office:value-type="string">
            <text:p>Z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03">
            <text:p>103</text:p>
          </table:table-cell>
          <table:table-cell table:style-name="ce13" office:value-type="float" office:value="74.441">
            <text:p>74.441</text:p>
          </table:table-cell>
          <table:table-cell table:style-name="ce13" office:value-type="string">
            <text:p>2020.01.08 08:40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443">
            <text:p>74.443</text:p>
          </table:table-cell>
          <table:table-cell table:style-name="ce13" office:value-type="string">
            <text:p>2020.01.08 08:55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443">
            <text:p>74.443</text:p>
          </table:table-cell>
          <table:table-cell table:style-name="ce13" office:value-type="string">
            <text:p>2020.01.08 08:55</text:p>
          </table:table-cell>
          <table:table-cell table:style-name="ce13" office:value-type="float" office:value="103">
            <text:p>103</text:p>
          </table:table-cell>
          <table:table-cell table:style-name="ce13" office:value-type="float" office:value="74.503">
            <text:p>74.503</text:p>
          </table:table-cell>
          <table:table-cell table:style-name="ce13" office:value-type="string">
            <text:p>2020.01.08 0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019999999999953">
            <text:p>0.002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07">
            <text:p>107</text:p>
          </table:table-cell>
          <table:table-cell table:style-name="ce13" office:value-type="float" office:value="74.462">
            <text:p>74.462</text:p>
          </table:table-cell>
          <table:table-cell table:style-name="ce13" office:value-type="string">
            <text:p>2020.01.08 09:0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74.543">
            <text:p>74.543</text:p>
          </table:table-cell>
          <table:table-cell table:style-name="ce13" office:value-type="string">
            <text:p>2020.01.08 0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69999999999993">
            <text:p>0.07</text:p>
          </table:table-cell>
          <table:table-cell office:value-type="string">
            <text:p>Z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20">
            <text:p>220</text:p>
          </table:table-cell>
          <table:table-cell table:style-name="ce13" office:value-type="float" office:value="74.492">
            <text:p>74.492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632">
            <text:p>74.632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632">
            <text:p>74.632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657">
            <text:p>74.657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TP</text:p>
          </table:table-cell>
          <table:table-cell table:style-name="ce15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09">
            <text:p>109</text:p>
          </table:table-cell>
          <table:table-cell table:style-name="ce13" office:value-type="float" office:value="74.564">
            <text:p>74.564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4.504">
            <text:p>74.504</text:p>
          </table:table-cell>
          <table:table-cell table:style-name="ce13" office:value-type="string">
            <text:p>2020.01.08 09:15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4.504">
            <text:p>74.504</text:p>
          </table:table-cell>
          <table:table-cell table:style-name="ce13" office:value-type="string">
            <text:p>2020.01.08 09:1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17">
            <text:p>117</text:p>
          </table:table-cell>
          <table:table-cell table:style-name="ce13" office:value-type="float" office:value="74.625">
            <text:p>74.625</text:p>
          </table:table-cell>
          <table:table-cell table:style-name="ce13" office:value-type="string">
            <text:p>2020.01.08 09:5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0:00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74.652">
            <text:p>74.652</text:p>
          </table:table-cell>
          <table:table-cell table:style-name="ce13" office:value-type="string">
            <text:p>2020.01.08 0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030000000000001">
            <text:p>0.003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6">
            <text:p>156</text:p>
          </table:table-cell>
          <table:table-cell table:style-name="ce13" office:value-type="float" office:value="74.662">
            <text:p>74.662</text:p>
          </table:table-cell>
          <table:table-cell table:style-name="ce13" office:value-type="string">
            <text:p>2020.01.08 13:0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4.602">
            <text:p>74.602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4.602">
            <text:p>74.602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4.673">
            <text:p>74.673</text:p>
          </table:table-cell>
          <table:table-cell table:style-name="ce13" office:value-type="string">
            <text:p>2020.01.08 1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6">
            <text:p>226</text:p>
          </table:table-cell>
          <table:table-cell table:style-name="ce13" office:value-type="float" office:value="74.983">
            <text:p>74.98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923">
            <text:p>74.92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923">
            <text:p>74.92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983">
            <text:p>74.98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3" office:value-type="float" office:value="74.288">
            <text:p>74.288</text:p>
          </table:table-cell>
          <table:table-cell table:style-name="ce13" office:value-type="string">
            <text:p>2020.01.08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4.228">
            <text:p>74.228</text:p>
          </table:table-cell>
          <table:table-cell table:style-name="ce13" office:value-type="string">
            <text:p>2020.01.08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4.228">
            <text:p>74.228</text:p>
          </table:table-cell>
          <table:table-cell table:style-name="ce13" office:value-type="string">
            <text:p>2020.01.08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4.293">
            <text:p>74.293</text:p>
          </table:table-cell>
          <table:table-cell table:style-name="ce13" office:value-type="string">
            <text:p>2020.01.08 0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3" office:value-type="float" office:value="74.34">
            <text:p>74.34</text:p>
          </table:table-cell>
          <table:table-cell table:style-name="ce13" office:value-type="string">
            <text:p>2020.01.08 04:05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4.335">
            <text:p>74.335</text:p>
          </table:table-cell>
          <table:table-cell table:style-name="ce13" office:value-type="string">
            <text:p>2020.01.08 04:10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4.335">
            <text:p>74.335</text:p>
          </table:table-cell>
          <table:table-cell table:style-name="ce13" office:value-type="string">
            <text:p>2020.01.08 04:10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74.395">
            <text:p>74.395</text:p>
          </table:table-cell>
          <table:table-cell table:style-name="ce13" office:value-type="string">
            <text:p>2020.01.08 0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050000000000097">
            <text:p>-0.005</text:p>
          </table:table-cell>
          <table:table-cell office:value-type="string">
            <text:p>Z2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3" office:value-type="float" office:value="74.607">
            <text:p>74.607</text:p>
          </table:table-cell>
          <table:table-cell table:style-name="ce13" office:value-type="string">
            <text:p>2020.01.08 04:50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4.547">
            <text:p>74.547</text:p>
          </table:table-cell>
          <table:table-cell table:style-name="ce13" office:value-type="string">
            <text:p>2020.01.08 04:55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4.547">
            <text:p>74.547</text:p>
          </table:table-cell>
          <table:table-cell table:style-name="ce13" office:value-type="string">
            <text:p>2020.01.08 04:55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74.637">
            <text:p>74.637</text:p>
          </table:table-cell>
          <table:table-cell table:style-name="ce13" office:value-type="string">
            <text:p>2020.01.08 0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1">
            <text:p>221</text:p>
          </table:table-cell>
          <table:table-cell table:style-name="ce13" office:value-type="float" office:value="74.63">
            <text:p>74.63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7">
            <text:p>74.5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7">
            <text:p>74.5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632">
            <text:p>74.632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3" office:value-type="float" office:value="74.225">
            <text:p>74.225</text:p>
          </table:table-cell>
          <table:table-cell table:style-name="ce13" office:value-type="string">
            <text:p>2020.01.08 03:5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4.165">
            <text:p>74.165</text:p>
          </table:table-cell>
          <table:table-cell table:style-name="ce13" office:value-type="string">
            <text:p>2020.01.08 03:5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4.165">
            <text:p>74.165</text:p>
          </table:table-cell>
          <table:table-cell table:style-name="ce13" office:value-type="string">
            <text:p>2020.01.08 03:5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4.229">
            <text:p>74.229</text:p>
          </table:table-cell>
          <table:table-cell table:style-name="ce13" office:value-type="string">
            <text:p>2020.01.08 0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3" office:value-type="float" office:value="74.38">
            <text:p>74.38</text:p>
          </table:table-cell>
          <table:table-cell table:style-name="ce13" office:value-type="string">
            <text:p>2020.01.08 04:10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4.32">
            <text:p>74.32</text:p>
          </table:table-cell>
          <table:table-cell table:style-name="ce13" office:value-type="string">
            <text:p>2020.01.08 04:10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4.32">
            <text:p>74.32</text:p>
          </table:table-cell>
          <table:table-cell table:style-name="ce13" office:value-type="string">
            <text:p>2020.01.08 04:10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4.394">
            <text:p>74.394</text:p>
          </table:table-cell>
          <table:table-cell table:style-name="ce13" office:value-type="string">
            <text:p>2020.01.08 0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3" office:value-type="float" office:value="74.591">
            <text:p>74.591</text:p>
          </table:table-cell>
          <table:table-cell table:style-name="ce13" office:value-type="string">
            <text:p>2020.01.08 04:55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4.531">
            <text:p>74.531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4.531">
            <text:p>74.531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4.615">
            <text:p>74.615</text:p>
          </table:table-cell>
          <table:table-cell table:style-name="ce13" office:value-type="string">
            <text:p>2020.01.08 0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18">
            <text:p>118</text:p>
          </table:table-cell>
          <table:table-cell table:style-name="ce13" office:value-type="float" office:value="74.612">
            <text:p>74.61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0:0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626">
            <text:p>74.626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16000000000005">
            <text:p>0.016</text:p>
          </table:table-cell>
          <table:table-cell office:value-type="string">
            <text:p>Z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7">
            <text:p>157</text:p>
          </table:table-cell>
          <table:table-cell table:style-name="ce13" office:value-type="float" office:value="74.65">
            <text:p>74.65</text:p>
          </table:table-cell>
          <table:table-cell table:style-name="ce13" office:value-type="string">
            <text:p>2020.01.08 13:10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4.59">
            <text:p>74.59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4.59">
            <text:p>74.59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4.656">
            <text:p>74.656</text:p>
          </table:table-cell>
          <table:table-cell table:style-name="ce13" office:value-type="string">
            <text:p>2020.01.08 1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7">
            <text:p>227</text:p>
          </table:table-cell>
          <table:table-cell table:style-name="ce13" office:value-type="float" office:value="74.901">
            <text:p>74.901</text:p>
          </table:table-cell>
          <table:table-cell table:style-name="ce13" office:value-type="string">
            <text:p>2020.01.08 19:00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19:15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19:15</text:p>
          </table:table-cell>
          <table:table-cell table:style-name="ce13" office:value-type="float" office:value="227">
            <text:p>227</text:p>
          </table:table-cell>
          <table:table-cell table:style-name="ce13" office:value-type="float" office:value="74.955">
            <text:p>74.955</text:p>
          </table:table-cell>
          <table:table-cell table:style-name="ce13" office:value-type="string">
            <text:p>2020.01.08 1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39000000000001">
            <text:p>0.039</text:p>
          </table:table-cell>
          <table:table-cell office:value-type="string">
            <text:p>Z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3" office:value-type="float" office:value="74.184">
            <text:p>74.184</text:p>
          </table:table-cell>
          <table:table-cell table:style-name="ce13" office:value-type="string">
            <text:p>2020.01.08 03:55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4.324">
            <text:p>74.324</text:p>
          </table:table-cell>
          <table:table-cell table:style-name="ce13" office:value-type="string">
            <text:p>2020.01.08 04:0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4.324">
            <text:p>74.324</text:p>
          </table:table-cell>
          <table:table-cell table:style-name="ce13" office:value-type="string">
            <text:p>2020.01.08 04:0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4.192">
            <text:p>74.192</text:p>
          </table:table-cell>
          <table:table-cell table:style-name="ce13" office:value-type="string">
            <text:p>2020.01.08 0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5" office:value-type="float" office:value="0.14">
            <text:p>0.14</text:p>
          </table:table-cell>
          <table:table-cell office:value-type="string">
            <text:p>Z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3" office:value-type="float" office:value="74.352">
            <text:p>74.352</text:p>
          </table:table-cell>
          <table:table-cell table:style-name="ce13" office:value-type="string">
            <text:p>2020.01.08 04:15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292">
            <text:p>74.292</text:p>
          </table:table-cell>
          <table:table-cell table:style-name="ce13" office:value-type="string">
            <text:p>2020.01.08 04:2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292">
            <text:p>74.292</text:p>
          </table:table-cell>
          <table:table-cell table:style-name="ce13" office:value-type="string">
            <text:p>2020.01.08 04:2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4.386">
            <text:p>74.386</text:p>
          </table:table-cell>
          <table:table-cell table:style-name="ce13" office:value-type="string">
            <text:p>2020.01.08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05:0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4.523">
            <text:p>74.523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4.523">
            <text:p>74.523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4.583">
            <text:p>74.583</text:p>
          </table:table-cell>
          <table:table-cell table:style-name="ce13" office:value-type="string">
            <text:p>2020.01.08 0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100000000001">
            <text:p>-0.011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3" office:value-type="float" office:value="74.569">
            <text:p>74.569</text:p>
          </table:table-cell>
          <table:table-cell table:style-name="ce13" office:value-type="string">
            <text:p>2020.01.08 05:05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4.509">
            <text:p>74.509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4.509">
            <text:p>74.509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74.575">
            <text:p>74.575</text:p>
          </table:table-cell>
          <table:table-cell table:style-name="ce13" office:value-type="string">
            <text:p>2020.01.08 0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0">
            <text:p>100</text:p>
          </table:table-cell>
          <table:table-cell table:style-name="ce13" office:value-type="float" office:value="74.468">
            <text:p>74.468</text:p>
          </table:table-cell>
          <table:table-cell table:style-name="ce13" office:value-type="string">
            <text:p>2020.01.08 08:2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0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63999999999993">
            <text:p>0.064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13">
            <text:p>113</text:p>
          </table:table-cell>
          <table:table-cell table:style-name="ce13" office:value-type="float" office:value="74.519">
            <text:p>74.519</text:p>
          </table:table-cell>
          <table:table-cell table:style-name="ce13" office:value-type="string">
            <text:p>2020.01.08 09:3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74.565">
            <text:p>74.565</text:p>
          </table:table-cell>
          <table:table-cell table:style-name="ce13" office:value-type="string">
            <text:p>2020.01.08 0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72999999999993">
            <text:p>0.073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19">
            <text:p>119</text:p>
          </table:table-cell>
          <table:table-cell table:style-name="ce13" office:value-type="float" office:value="74.613">
            <text:p>74.613</text:p>
          </table:table-cell>
          <table:table-cell table:style-name="ce13" office:value-type="string">
            <text:p>2020.01.08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4.688">
            <text:p>74.688</text:p>
          </table:table-cell>
          <table:table-cell table:style-name="ce13" office:value-type="string">
            <text:p>2020.01.08 1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0.015000000000001">
            <text:p>0.015</text:p>
          </table:table-cell>
          <table:table-cell office:value-type="string">
            <text:p>Z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20">
            <text:p>120</text:p>
          </table:table-cell>
          <table:table-cell table:style-name="ce13" office:value-type="float" office:value="74.626">
            <text:p>74.626</text:p>
          </table:table-cell>
          <table:table-cell table:style-name="ce13" office:value-type="string">
            <text:p>2020.01.08 10:0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8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8 10:10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74.655">
            <text:p>74.655</text:p>
          </table:table-cell>
          <table:table-cell table:style-name="ce13" office:value-type="string">
            <text:p>2020.01.08 1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8">
            <text:p>158</text:p>
          </table:table-cell>
          <table:table-cell table:style-name="ce13" office:value-type="float" office:value="74.64">
            <text:p>74.64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4.644">
            <text:p>74.644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33999999999992">
            <text:p>0.034</text:p>
          </table:table-cell>
          <table:table-cell office:value-type="string">
            <text:p>Z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9">
            <text:p>159</text:p>
          </table:table-cell>
          <table:table-cell table:style-name="ce13" office:value-type="float" office:value="74.623">
            <text:p>74.623</text:p>
          </table:table-cell>
          <table:table-cell table:style-name="ce13" office:value-type="string">
            <text:p>2020.01.08 13:2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59">
            <text:p>159</text:p>
          </table:table-cell>
          <table:table-cell table:style-name="ce13" office:value-type="float" office:value="74.634">
            <text:p>74.634</text:p>
          </table:table-cell>
          <table:table-cell table:style-name="ce13" office:value-type="string">
            <text:p>2020.01.08 1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50999999999988">
            <text:p>0.051</text:p>
          </table:table-cell>
          <table:table-cell office:value-type="string">
            <text:p>Z4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0">
            <text:p>160</text:p>
          </table:table-cell>
          <table:table-cell table:style-name="ce13" office:value-type="float" office:value="74.618">
            <text:p>74.618</text:p>
          </table:table-cell>
          <table:table-cell table:style-name="ce13" office:value-type="string">
            <text:p>2020.01.08 13:25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74.696">
            <text:p>74.696</text:p>
          </table:table-cell>
          <table:table-cell table:style-name="ce13" office:value-type="string">
            <text:p>2020.01.08 1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55999999999997">
            <text:p>0.056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1">
            <text:p>161</text:p>
          </table:table-cell>
          <table:table-cell table:style-name="ce13" office:value-type="float" office:value="74.665">
            <text:p>74.665</text:p>
          </table:table-cell>
          <table:table-cell table:style-name="ce13" office:value-type="string">
            <text:p>2020.01.08 13:3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61">
            <text:p>161</text:p>
          </table:table-cell>
          <table:table-cell table:style-name="ce13" office:value-type="float" office:value="74.695">
            <text:p>74.695</text:p>
          </table:table-cell>
          <table:table-cell table:style-name="ce13" office:value-type="string">
            <text:p>2020.01.08 1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089999999999861">
            <text:p>0.009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2">
            <text:p>162</text:p>
          </table:table-cell>
          <table:table-cell table:style-name="ce13" office:value-type="float" office:value="74.688">
            <text:p>74.688</text:p>
          </table:table-cell>
          <table:table-cell table:style-name="ce13" office:value-type="string">
            <text:p>2020.01.08 13:35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4.703">
            <text:p>74.703</text:p>
          </table:table-cell>
          <table:table-cell table:style-name="ce13" office:value-type="string">
            <text:p>2020.01.08 1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400000000001">
            <text:p>-0.014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3">
            <text:p>163</text:p>
          </table:table-cell>
          <table:table-cell table:style-name="ce13" office:value-type="float" office:value="74.684">
            <text:p>74.684</text:p>
          </table:table-cell>
          <table:table-cell table:style-name="ce13" office:value-type="string">
            <text:p>2020.01.08 13:4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74.697">
            <text:p>74.697</text:p>
          </table:table-cell>
          <table:table-cell table:style-name="ce13" office:value-type="string">
            <text:p>2020.01.08 1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0000000000005">
            <text:p>-0.01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4">
            <text:p>164</text:p>
          </table:table-cell>
          <table:table-cell table:style-name="ce13" office:value-type="float" office:value="74.682">
            <text:p>74.682</text:p>
          </table:table-cell>
          <table:table-cell table:style-name="ce13" office:value-type="string">
            <text:p>2020.01.08 13:45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64">
            <text:p>164</text:p>
          </table:table-cell>
          <table:table-cell table:style-name="ce13" office:value-type="float" office:value="74.697">
            <text:p>74.697</text:p>
          </table:table-cell>
          <table:table-cell table:style-name="ce13" office:value-type="string">
            <text:p>2020.01.08 1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80000000000098">
            <text:p>-0.008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5">
            <text:p>165</text:p>
          </table:table-cell>
          <table:table-cell table:style-name="ce13" office:value-type="float" office:value="74.693">
            <text:p>74.693</text:p>
          </table:table-cell>
          <table:table-cell table:style-name="ce13" office:value-type="string">
            <text:p>2020.01.08 13:5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74.734">
            <text:p>74.734</text:p>
          </table:table-cell>
          <table:table-cell table:style-name="ce13" office:value-type="string">
            <text:p>2020.01.08 1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9000000000005">
            <text:p>-0.019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6">
            <text:p>166</text:p>
          </table:table-cell>
          <table:table-cell table:style-name="ce13" office:value-type="float" office:value="74.699">
            <text:p>74.699</text:p>
          </table:table-cell>
          <table:table-cell table:style-name="ce13" office:value-type="string">
            <text:p>2020.01.08 13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39">
            <text:p>74.639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39">
            <text:p>74.639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4.717">
            <text:p>74.717</text:p>
          </table:table-cell>
          <table:table-cell table:style-name="ce13" office:value-type="string">
            <text:p>2020.01.08 1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7">
            <text:p>167</text:p>
          </table:table-cell>
          <table:table-cell table:style-name="ce13" office:value-type="float" office:value="74.699">
            <text:p>74.699</text:p>
          </table:table-cell>
          <table:table-cell table:style-name="ce13" office:value-type="string">
            <text:p>2020.01.08 14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39">
            <text:p>74.639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39">
            <text:p>74.639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74.724">
            <text:p>74.724</text:p>
          </table:table-cell>
          <table:table-cell table:style-name="ce13" office:value-type="string">
            <text:p>2020.01.08 1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8">
            <text:p>228</text:p>
          </table:table-cell>
          <table:table-cell table:style-name="ce13" office:value-type="float" office:value="74.931">
            <text:p>74.931</text:p>
          </table:table-cell>
          <table:table-cell table:style-name="ce13" office:value-type="string">
            <text:p>2020.01.08 19:05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19:15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19:15</text:p>
          </table:table-cell>
          <table:table-cell table:style-name="ce13" office:value-type="float" office:value="228">
            <text:p>228</text:p>
          </table:table-cell>
          <table:table-cell table:style-name="ce13" office:value-type="float" office:value="74.984">
            <text:p>74.984</text:p>
          </table:table-cell>
          <table:table-cell table:style-name="ce13" office:value-type="string">
            <text:p>2020.01.08 1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90000000000003">
            <text:p>0.009</text:p>
          </table:table-cell>
          <table:table-cell office:value-type="string">
            <text:p>Z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9">
            <text:p>229</text:p>
          </table:table-cell>
          <table:table-cell table:style-name="ce13" office:value-type="float" office:value="74.987">
            <text:p>74.987</text:p>
          </table:table-cell>
          <table:table-cell table:style-name="ce13" office:value-type="string">
            <text:p>2020.01.08 19:10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29">
            <text:p>229</text:p>
          </table:table-cell>
          <table:table-cell table:style-name="ce13" office:value-type="float" office:value="75">
            <text:p>75</text:p>
          </table:table-cell>
          <table:table-cell table:style-name="ce13" office:value-type="string">
            <text:p>2020.01.08 1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60000000000002">
            <text:p>-0.006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0">
            <text:p>230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8 19:1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8 1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24000000000001">
            <text:p>0.024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1">
            <text:p>231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8 19:20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31">
            <text:p>231</text:p>
          </table:table-cell>
          <table:table-cell table:style-name="ce13" office:value-type="float" office:value="74.97">
            <text:p>74.97</text:p>
          </table:table-cell>
          <table:table-cell table:style-name="ce13" office:value-type="string">
            <text:p>2020.01.08 1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24000000000001">
            <text:p>0.024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2">
            <text:p>232</text:p>
          </table:table-cell>
          <table:table-cell table:style-name="ce13" office:value-type="float" office:value="74.967">
            <text:p>74.967</text:p>
          </table:table-cell>
          <table:table-cell table:style-name="ce13" office:value-type="string">
            <text:p>2020.01.08 19:2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32">
            <text:p>232</text:p>
          </table:table-cell>
          <table:table-cell table:style-name="ce13" office:value-type="float" office:value="75.041">
            <text:p>75.041</text:p>
          </table:table-cell>
          <table:table-cell table:style-name="ce13" office:value-type="string">
            <text:p>2020.01.08 1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13999999999996">
            <text:p>0.014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3">
            <text:p>233</text:p>
          </table:table-cell>
          <table:table-cell table:style-name="ce13" office:value-type="float" office:value="75.025">
            <text:p>75.025</text:p>
          </table:table-cell>
          <table:table-cell table:style-name="ce13" office:value-type="string">
            <text:p>2020.01.08 19:3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33">
            <text:p>233</text:p>
          </table:table-cell>
          <table:table-cell table:style-name="ce13" office:value-type="float" office:value="75.036">
            <text:p>75.036</text:p>
          </table:table-cell>
          <table:table-cell table:style-name="ce13" office:value-type="string">
            <text:p>2020.01.08 1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700000000001">
            <text:p>-0.017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3" office:value-type="float" office:value="74.038">
            <text:p>74.038</text:p>
          </table:table-cell>
          <table:table-cell table:style-name="ce13" office:value-type="string">
            <text:p>2020.01.08 03:2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4.018">
            <text:p>74.018</text:p>
          </table:table-cell>
          <table:table-cell table:style-name="ce13" office:value-type="string">
            <text:p>2020.01.08 03:2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4.018">
            <text:p>74.018</text:p>
          </table:table-cell>
          <table:table-cell table:style-name="ce13" office:value-type="string">
            <text:p>2020.01.08 03:25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4.078">
            <text:p>74.078</text:p>
          </table:table-cell>
          <table:table-cell table:style-name="ce13" office:value-type="string">
            <text:p>2020.01.08 0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9999999999996">
            <text:p>-0.02</text:p>
          </table:table-cell>
          <table:table-cell office:value-type="string">
            <text:p>Z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3" office:value-type="float" office:value="74.478">
            <text:p>74.478</text:p>
          </table:table-cell>
          <table:table-cell table:style-name="ce13" office:value-type="string">
            <text:p>2020.01.08 04:4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4.521">
            <text:p>74.521</text:p>
          </table:table-cell>
          <table:table-cell table:style-name="ce13" office:value-type="string">
            <text:p>2020.01.08 04:4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4.521">
            <text:p>74.521</text:p>
          </table:table-cell>
          <table:table-cell table:style-name="ce13" office:value-type="string">
            <text:p>2020.01.08 04:4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4.581">
            <text:p>74.581</text:p>
          </table:table-cell>
          <table:table-cell table:style-name="ce13" office:value-type="string">
            <text:p>2020.01.08 0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0.043000000000006">
            <text:p>0.043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12">
            <text:p>112</text:p>
          </table:table-cell>
          <table:table-cell table:style-name="ce13" office:value-type="float" office:value="74.521">
            <text:p>74.521</text:p>
          </table:table-cell>
          <table:table-cell table:style-name="ce13" office:value-type="string">
            <text:p>2020.01.08 09:2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4.529">
            <text:p>74.529</text:p>
          </table:table-cell>
          <table:table-cell table:style-name="ce13" office:value-type="string">
            <text:p>2020.01.08 0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70999999999998">
            <text:p>0.071</text:p>
          </table:table-cell>
          <table:table-cell office:value-type="string">
            <text:p>Z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3">
            <text:p>153</text:p>
          </table:table-cell>
          <table:table-cell table:style-name="ce13" office:value-type="float" office:value="74.574">
            <text:p>74.574</text:p>
          </table:table-cell>
          <table:table-cell table:style-name="ce13" office:value-type="string">
            <text:p>2020.01.08 12:50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74.576">
            <text:p>74.576</text:p>
          </table:table-cell>
          <table:table-cell table:style-name="ce13" office:value-type="string">
            <text:p>2020.01.08 1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63999999999993">
            <text:p>0.064</text:p>
          </table:table-cell>
          <table:table-cell office:value-type="string">
            <text:p>Z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47">
            <text:p>247</text:p>
          </table:table-cell>
          <table:table-cell table:style-name="ce13" office:value-type="float" office:value="75.059">
            <text:p>75.059</text:p>
          </table:table-cell>
          <table:table-cell table:style-name="ce13" office:value-type="string">
            <text:p>2020.01.08 20:4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4.999">
            <text:p>74.999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4.999">
            <text:p>74.999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75.062">
            <text:p>75.062</text:p>
          </table:table-cell>
          <table:table-cell table:style-name="ce13" office:value-type="string">
            <text:p>2020.01.08 2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9">
            <text:p>99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8:2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4.49">
            <text:p>74.49</text:p>
          </table:table-cell>
          <table:table-cell table:style-name="ce13" office:value-type="string">
            <text:p>2020.01.08 0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64999999999998">
            <text:p>0.065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3" office:value-type="float" office:value="73.966">
            <text:p>73.966</text:p>
          </table:table-cell>
          <table:table-cell table:style-name="ce13" office:value-type="string">
            <text:p>2020.01.08 03:1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4.018">
            <text:p>74.018</text:p>
          </table:table-cell>
          <table:table-cell table:style-name="ce13" office:value-type="string">
            <text:p>2020.01.08 03:2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4.018">
            <text:p>74.018</text:p>
          </table:table-cell>
          <table:table-cell table:style-name="ce13" office:value-type="string">
            <text:p>2020.01.08 03:2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4.05">
            <text:p>74.05</text:p>
          </table:table-cell>
          <table:table-cell table:style-name="ce13" office:value-type="string">
            <text:p>2020.01.08 0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52000000000007">
            <text:p>0.052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3" office:value-type="float" office:value="74.274">
            <text:p>74.274</text:p>
          </table:table-cell>
          <table:table-cell table:style-name="ce13" office:value-type="string">
            <text:p>2020.01.08 04:2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4.475">
            <text:p>74.475</text:p>
          </table:table-cell>
          <table:table-cell table:style-name="ce13" office:value-type="string">
            <text:p>2020.01.08 04:3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4.475">
            <text:p>74.475</text:p>
          </table:table-cell>
          <table:table-cell table:style-name="ce13" office:value-type="string">
            <text:p>2020.01.08 04:3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4.32">
            <text:p>74.32</text:p>
          </table:table-cell>
          <table:table-cell table:style-name="ce13" office:value-type="string">
            <text:p>2020.01.08 0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TP</text:p>
          </table:table-cell>
          <table:table-cell table:style-name="ce15" office:value-type="float" office:value="0.20099999999999">
            <text:p>0.201</text:p>
          </table:table-cell>
          <table:table-cell office:value-type="string">
            <text:p>Z2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3" office:value-type="float" office:value="74.291">
            <text:p>74.291</text:p>
          </table:table-cell>
          <table:table-cell table:style-name="ce13" office:value-type="string">
            <text:p>2020.01.08 04:3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4.431">
            <text:p>74.431</text:p>
          </table:table-cell>
          <table:table-cell table:style-name="ce13" office:value-type="string">
            <text:p>2020.01.08 04:3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4.431">
            <text:p>74.431</text:p>
          </table:table-cell>
          <table:table-cell table:style-name="ce13" office:value-type="string">
            <text:p>2020.01.08 04:3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4.495">
            <text:p>74.495</text:p>
          </table:table-cell>
          <table:table-cell table:style-name="ce13" office:value-type="string">
            <text:p>2020.01.08 0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TP</text:p>
          </table:table-cell>
          <table:table-cell table:style-name="ce15" office:value-type="float" office:value="0.14">
            <text:p>0.14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11">
            <text:p>111</text:p>
          </table:table-cell>
          <table:table-cell table:style-name="ce13" office:value-type="float" office:value="74.504">
            <text:p>74.504</text:p>
          </table:table-cell>
          <table:table-cell table:style-name="ce13" office:value-type="string">
            <text:p>2020.01.08 09:2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1">
            <text:p>111</text:p>
          </table:table-cell>
          <table:table-cell table:style-name="ce13" office:value-type="float" office:value="74.538">
            <text:p>74.538</text:p>
          </table:table-cell>
          <table:table-cell table:style-name="ce13" office:value-type="string">
            <text:p>2020.01.08 0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87999999999994">
            <text:p>0.088</text:p>
          </table:table-cell>
          <table:table-cell office:value-type="string">
            <text:p>Z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22">
            <text:p>122</text:p>
          </table:table-cell>
          <table:table-cell table:style-name="ce13" office:value-type="float" office:value="74.572">
            <text:p>74.572</text:p>
          </table:table-cell>
          <table:table-cell table:style-name="ce13" office:value-type="string">
            <text:p>2020.01.08 10:15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4.512">
            <text:p>74.512</text:p>
          </table:table-cell>
          <table:table-cell table:style-name="ce13" office:value-type="string">
            <text:p>2020.01.08 10:15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4.512">
            <text:p>74.512</text:p>
          </table:table-cell>
          <table:table-cell table:style-name="ce13" office:value-type="string">
            <text:p>2020.01.08 10:15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4.622">
            <text:p>74.622</text:p>
          </table:table-cell>
          <table:table-cell table:style-name="ce13" office:value-type="string">
            <text:p>2020.01.08 1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2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9">
            <text:p>169</text:p>
          </table:table-cell>
          <table:table-cell table:style-name="ce13" office:value-type="float" office:value="74.695">
            <text:p>74.695</text:p>
          </table:table-cell>
          <table:table-cell table:style-name="ce13" office:value-type="string">
            <text:p>2020.01.08 14:1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35">
            <text:p>74.635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35">
            <text:p>74.635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74.725">
            <text:p>74.725</text:p>
          </table:table-cell>
          <table:table-cell table:style-name="ce13" office:value-type="string">
            <text:p>2020.01.08 1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5">
            <text:p>235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19:4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35">
            <text:p>235</text:p>
          </table:table-cell>
          <table:table-cell table:style-name="ce13" office:value-type="float" office:value="75.041">
            <text:p>75.041</text:p>
          </table:table-cell>
          <table:table-cell table:style-name="ce13" office:value-type="string">
            <text:p>2020.01.08 1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">
            <text:p>0</text:p>
          </table:table-cell>
          <table:table-cell office:value-type="string">
            <text:p>Z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62">
            <text:p>262</text:p>
          </table:table-cell>
          <table:table-cell table:style-name="ce13" office:value-type="float" office:value="75.033">
            <text:p>75.033</text:p>
          </table:table-cell>
          <table:table-cell table:style-name="ce13" office:value-type="string">
            <text:p>2020.01.08 21:5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73">
            <text:p>74.973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73">
            <text:p>74.973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068">
            <text:p>75.068</text:p>
          </table:table-cell>
          <table:table-cell table:style-name="ce13" office:value-type="string">
            <text:p>2020.01.08 2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3" office:value-type="float" office:value="74.053">
            <text:p>74.053</text:p>
          </table:table-cell>
          <table:table-cell table:style-name="ce13" office:value-type="string">
            <text:p>2020.01.08 03:05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4.043">
            <text:p>74.043</text:p>
          </table:table-cell>
          <table:table-cell table:style-name="ce13" office:value-type="string">
            <text:p>2020.01.08 03:1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4.043">
            <text:p>74.043</text:p>
          </table:table-cell>
          <table:table-cell table:style-name="ce13" office:value-type="string">
            <text:p>2020.01.08 03:10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4.103">
            <text:p>74.103</text:p>
          </table:table-cell>
          <table:table-cell table:style-name="ce13" office:value-type="string">
            <text:p>2020.01.08 0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0000000000005">
            <text:p>-0.01</text:p>
          </table:table-cell>
          <table:table-cell office:value-type="string">
            <text:p>Z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3" office:value-type="float" office:value="74.024">
            <text:p>74.024</text:p>
          </table:table-cell>
          <table:table-cell table:style-name="ce13" office:value-type="string">
            <text:p>2020.01.08 03:35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4.275">
            <text:p>74.275</text:p>
          </table:table-cell>
          <table:table-cell table:style-name="ce13" office:value-type="string">
            <text:p>2020.01.08 03:40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4.275">
            <text:p>74.275</text:p>
          </table:table-cell>
          <table:table-cell table:style-name="ce13" office:value-type="string">
            <text:p>2020.01.08 03:40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4.135">
            <text:p>74.135</text:p>
          </table:table-cell>
          <table:table-cell table:style-name="ce13" office:value-type="string">
            <text:p>2020.01.08 0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TP</text:p>
          </table:table-cell>
          <table:table-cell table:style-name="ce15" office:value-type="float" office:value="0.251">
            <text:p>0.251</text:p>
          </table:table-cell>
          <table:table-cell office:value-type="string">
            <text:p>Z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2">
            <text:p>192</text:p>
          </table:table-cell>
          <table:table-cell table:style-name="ce13" office:value-type="float" office:value="74.631">
            <text:p>74.631</text:p>
          </table:table-cell>
          <table:table-cell table:style-name="ce13" office:value-type="string">
            <text:p>2020.01.08 16:05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1">
            <text:p>74.571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1">
            <text:p>74.571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2">
            <text:p>192</text:p>
          </table:table-cell>
          <table:table-cell table:style-name="ce13" office:value-type="float" office:value="74.657">
            <text:p>74.657</text:p>
          </table:table-cell>
          <table:table-cell table:style-name="ce13" office:value-type="string">
            <text:p>2020.01.08 1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46">
            <text:p>246</text:p>
          </table:table-cell>
          <table:table-cell table:style-name="ce13" office:value-type="float" office:value="75.032">
            <text:p>75.032</text:p>
          </table:table-cell>
          <table:table-cell table:style-name="ce13" office:value-type="string">
            <text:p>2020.01.08 20:3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72">
            <text:p>74.972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72">
            <text:p>74.972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06">
            <text:p>75.06</text:p>
          </table:table-cell>
          <table:table-cell table:style-name="ce13" office:value-type="string">
            <text:p>2020.01.08 2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2">
            <text:p>152</text:p>
          </table:table-cell>
          <table:table-cell table:style-name="ce13" office:value-type="float" office:value="74.524">
            <text:p>74.524</text:p>
          </table:table-cell>
          <table:table-cell table:style-name="ce13" office:value-type="string">
            <text:p>2020.01.08 12:4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4.575">
            <text:p>74.575</text:p>
          </table:table-cell>
          <table:table-cell table:style-name="ce13" office:value-type="string">
            <text:p>2020.01.08 1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1399999999999">
            <text:p>0.114</text:p>
          </table:table-cell>
          <table:table-cell office:value-type="string">
            <text:p>Z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8">
            <text:p>98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8:1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4.474">
            <text:p>74.474</text:p>
          </table:table-cell>
          <table:table-cell table:style-name="ce13" office:value-type="string">
            <text:p>2020.01.08 0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12999999999991">
            <text:p>0.013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60">
            <text:p>260</text:p>
          </table:table-cell>
          <table:table-cell table:style-name="ce13" office:value-type="float" office:value="75.01">
            <text:p>75.01</text:p>
          </table:table-cell>
          <table:table-cell table:style-name="ce13" office:value-type="string">
            <text:p>2020.01.08 21:4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0">
            <text:p>260</text:p>
          </table:table-cell>
          <table:table-cell table:style-name="ce13" office:value-type="float" office:value="75.043">
            <text:p>75.043</text:p>
          </table:table-cell>
          <table:table-cell table:style-name="ce13" office:value-type="string">
            <text:p>2020.01.08 2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020000000000095">
            <text:p>-0.002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4">
            <text:p>104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08:4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4">
            <text:p>104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0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36000000000001">
            <text:p>0.036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10">
            <text:p>110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4.537">
            <text:p>74.537</text:p>
          </table:table-cell>
          <table:table-cell table:style-name="ce13" office:value-type="string">
            <text:p>2020.01.08 0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60000000000002">
            <text:p>0.06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3" office:value-type="float" office:value="74.049">
            <text:p>74.049</text:p>
          </table:table-cell>
          <table:table-cell table:style-name="ce13" office:value-type="string">
            <text:p>2020.01.08 03:2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3.989">
            <text:p>73.989</text:p>
          </table:table-cell>
          <table:table-cell table:style-name="ce13" office:value-type="string">
            <text:p>2020.01.08 03:2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3.989">
            <text:p>73.989</text:p>
          </table:table-cell>
          <table:table-cell table:style-name="ce13" office:value-type="string">
            <text:p>2020.01.08 03:2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4.053">
            <text:p>74.053</text:p>
          </table:table-cell>
          <table:table-cell table:style-name="ce13" office:value-type="string">
            <text:p>2020.01.08 0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3" office:value-type="float" office:value="74.339">
            <text:p>74.339</text:p>
          </table:table-cell>
          <table:table-cell table:style-name="ce13" office:value-type="string">
            <text:p>2020.01.08 04:2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279">
            <text:p>74.279</text:p>
          </table:table-cell>
          <table:table-cell table:style-name="ce13" office:value-type="string">
            <text:p>2020.01.08 04:2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279">
            <text:p>74.279</text:p>
          </table:table-cell>
          <table:table-cell table:style-name="ce13" office:value-type="string">
            <text:p>2020.01.08 04:2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343">
            <text:p>74.343</text:p>
          </table:table-cell>
          <table:table-cell table:style-name="ce13" office:value-type="string">
            <text:p>2020.01.08 0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3" office:value-type="float" office:value="74.543">
            <text:p>74.543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4.483">
            <text:p>74.483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4.483">
            <text:p>74.483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4.55">
            <text:p>74.55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1">
            <text:p>101</text:p>
          </table:table-cell>
          <table:table-cell table:style-name="ce13" office:value-type="float" office:value="74.479">
            <text:p>74.479</text:p>
          </table:table-cell>
          <table:table-cell table:style-name="ce13" office:value-type="string">
            <text:p>2020.01.08 08:3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74.479">
            <text:p>74.479</text:p>
          </table:table-cell>
          <table:table-cell table:style-name="ce13" office:value-type="string">
            <text:p>2020.01.08 0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52999999999997">
            <text:p>0.053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21">
            <text:p>121</text:p>
          </table:table-cell>
          <table:table-cell table:style-name="ce13" office:value-type="float" office:value="74.626">
            <text:p>74.626</text:p>
          </table:table-cell>
          <table:table-cell table:style-name="ce13" office:value-type="string">
            <text:p>2020.01.08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8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8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4.637">
            <text:p>74.637</text:p>
          </table:table-cell>
          <table:table-cell table:style-name="ce13" office:value-type="string">
            <text:p>2020.01.08 1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8">
            <text:p>168</text:p>
          </table:table-cell>
          <table:table-cell table:style-name="ce13" office:value-type="float" office:value="74.703">
            <text:p>74.703</text:p>
          </table:table-cell>
          <table:table-cell table:style-name="ce13" office:value-type="string">
            <text:p>2020.01.08 14:0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43">
            <text:p>74.643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43">
            <text:p>74.643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4.719">
            <text:p>74.719</text:p>
          </table:table-cell>
          <table:table-cell table:style-name="ce13" office:value-type="string">
            <text:p>2020.01.08 1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4">
            <text:p>234</text:p>
          </table:table-cell>
          <table:table-cell table:style-name="ce13" office:value-type="float" office:value="75.006">
            <text:p>75.006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5.009">
            <text:p>75.009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40000000000049">
            <text:p>-0.004</text:p>
          </table:table-cell>
          <table:table-cell office:value-type="string">
            <text:p>Z4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48">
            <text:p>248</text:p>
          </table:table-cell>
          <table:table-cell table:style-name="ce13" office:value-type="float" office:value="75.039">
            <text:p>75.039</text:p>
          </table:table-cell>
          <table:table-cell table:style-name="ce13" office:value-type="string">
            <text:p>2020.01.08 20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79">
            <text:p>74.979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79">
            <text:p>74.979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48">
            <text:p>248</text:p>
          </table:table-cell>
          <table:table-cell table:style-name="ce13" office:value-type="float" office:value="75.04">
            <text:p>75.04</text:p>
          </table:table-cell>
          <table:table-cell table:style-name="ce13" office:value-type="string">
            <text:p>2020.01.08 2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3" office:value-type="float" office:value="74.066">
            <text:p>74.066</text:p>
          </table:table-cell>
          <table:table-cell table:style-name="ce13" office:value-type="string">
            <text:p>2020.01.08 03:1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4.006">
            <text:p>74.006</text:p>
          </table:table-cell>
          <table:table-cell table:style-name="ce13" office:value-type="string">
            <text:p>2020.01.08 03:1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4.006">
            <text:p>74.006</text:p>
          </table:table-cell>
          <table:table-cell table:style-name="ce13" office:value-type="string">
            <text:p>2020.01.08 03:1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4.066">
            <text:p>74.066</text:p>
          </table:table-cell>
          <table:table-cell table:style-name="ce13" office:value-type="string">
            <text:p>2020.01.08 0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3" office:value-type="float" office:value="74.301">
            <text:p>74.301</text:p>
          </table:table-cell>
          <table:table-cell table:style-name="ce13" office:value-type="string">
            <text:p>2020.01.08 04:30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4.441">
            <text:p>74.441</text:p>
          </table:table-cell>
          <table:table-cell table:style-name="ce13" office:value-type="string">
            <text:p>2020.01.08 04:3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4.441">
            <text:p>74.441</text:p>
          </table:table-cell>
          <table:table-cell table:style-name="ce13" office:value-type="string">
            <text:p>2020.01.08 04:3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4.335">
            <text:p>74.335</text:p>
          </table:table-cell>
          <table:table-cell table:style-name="ce13" office:value-type="string">
            <text:p>2020.01.08 0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5" office:value-type="float" office:value="0.14">
            <text:p>0.14</text:p>
          </table:table-cell>
          <table:table-cell office:value-type="string">
            <text:p>Z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23">
            <text:p>123</text:p>
          </table:table-cell>
          <table:table-cell table:style-name="ce13" office:value-type="float" office:value="74.61">
            <text:p>74.61</text:p>
          </table:table-cell>
          <table:table-cell table:style-name="ce13" office:value-type="string">
            <text:p>2020.01.08 10:20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4.55">
            <text:p>74.55</text:p>
          </table:table-cell>
          <table:table-cell table:style-name="ce13" office:value-type="string">
            <text:p>2020.01.08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4.55">
            <text:p>74.55</text:p>
          </table:table-cell>
          <table:table-cell table:style-name="ce13" office:value-type="string">
            <text:p>2020.01.08 10:2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4.621">
            <text:p>74.621</text:p>
          </table:table-cell>
          <table:table-cell table:style-name="ce13" office:value-type="string">
            <text:p>2020.01.08 1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70">
            <text:p>170</text:p>
          </table:table-cell>
          <table:table-cell table:style-name="ce13" office:value-type="float" office:value="74.717">
            <text:p>74.717</text:p>
          </table:table-cell>
          <table:table-cell table:style-name="ce13" office:value-type="string">
            <text:p>2020.01.08 14:1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57">
            <text:p>74.657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57">
            <text:p>74.657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74.719">
            <text:p>74.719</text:p>
          </table:table-cell>
          <table:table-cell table:style-name="ce13" office:value-type="string">
            <text:p>2020.01.08 1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93">
            <text:p>193</text:p>
          </table:table-cell>
          <table:table-cell table:style-name="ce13" office:value-type="float" office:value="74.645">
            <text:p>74.645</text:p>
          </table:table-cell>
          <table:table-cell table:style-name="ce13" office:value-type="string">
            <text:p>2020.01.08 16:1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85">
            <text:p>74.585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85">
            <text:p>74.585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4.647">
            <text:p>74.647</text:p>
          </table:table-cell>
          <table:table-cell table:style-name="ce13" office:value-type="string">
            <text:p>2020.01.08 1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6">
            <text:p>236</text:p>
          </table:table-cell>
          <table:table-cell table:style-name="ce13" office:value-type="float" office:value="75.027">
            <text:p>75.027</text:p>
          </table:table-cell>
          <table:table-cell table:style-name="ce13" office:value-type="string">
            <text:p>2020.01.08 19:4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03">
            <text:p>75.03</text:p>
          </table:table-cell>
          <table:table-cell table:style-name="ce13" office:value-type="string">
            <text:p>2020.01.08 1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9000000000005">
            <text:p>-0.019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1">
            <text:p>261</text:p>
          </table:table-cell>
          <table:table-cell table:style-name="ce13" office:value-type="float" office:value="75.038">
            <text:p>75.038</text:p>
          </table:table-cell>
          <table:table-cell table:style-name="ce13" office:value-type="string">
            <text:p>2020.01.08 21:5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78">
            <text:p>74.978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78">
            <text:p>74.978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61">
            <text:p>261</text:p>
          </table:table-cell>
          <table:table-cell table:style-name="ce13" office:value-type="float" office:value="75.046">
            <text:p>75.046</text:p>
          </table:table-cell>
          <table:table-cell table:style-name="ce13" office:value-type="string">
            <text:p>2020.01.08 2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5">
            <text:p>105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08:5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74.471">
            <text:p>74.471</text:p>
          </table:table-cell>
          <table:table-cell table:style-name="ce13" office:value-type="string">
            <text:p>2020.01.08 0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66000000000003">
            <text:p>0.066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3" office:value-type="float" office:value="73.989">
            <text:p>73.989</text:p>
          </table:table-cell>
          <table:table-cell table:style-name="ce13" office:value-type="string">
            <text:p>2020.01.08 03:30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4.275">
            <text:p>74.275</text:p>
          </table:table-cell>
          <table:table-cell table:style-name="ce13" office:value-type="string">
            <text:p>2020.01.08 03:40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4.275">
            <text:p>74.275</text:p>
          </table:table-cell>
          <table:table-cell table:style-name="ce13" office:value-type="string">
            <text:p>2020.01.08 03:4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4.037">
            <text:p>74.037</text:p>
          </table:table-cell>
          <table:table-cell table:style-name="ce13" office:value-type="string">
            <text:p>2020.01.08 0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TP</text:p>
          </table:table-cell>
          <table:table-cell table:style-name="ce15" office:value-type="float" office:value="0.286">
            <text:p>0.286</text:p>
          </table:table-cell>
          <table:table-cell office:value-type="string">
            <text:p>Z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3" office:value-type="float" office:value="74.465">
            <text:p>74.465</text:p>
          </table:table-cell>
          <table:table-cell table:style-name="ce13" office:value-type="string">
            <text:p>2020.01.08 05:1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4.473">
            <text:p>74.473</text:p>
          </table:table-cell>
          <table:table-cell table:style-name="ce13" office:value-type="string">
            <text:p>2020.01.08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4.473">
            <text:p>74.473</text:p>
          </table:table-cell>
          <table:table-cell table:style-name="ce13" office:value-type="string">
            <text:p>2020.01.08 05:25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74.524">
            <text:p>74.524</text:p>
          </table:table-cell>
          <table:table-cell table:style-name="ce13" office:value-type="string">
            <text:p>2020.01.08 0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79999999999956">
            <text:p>0.008</text:p>
          </table:table-cell>
          <table:table-cell office:value-type="string">
            <text:p>Z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2">
            <text:p>102</text:p>
          </table:table-cell>
          <table:table-cell table:style-name="ce13" office:value-type="float" office:value="74.45">
            <text:p>74.45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443">
            <text:p>74.443</text:p>
          </table:table-cell>
          <table:table-cell table:style-name="ce13" office:value-type="string">
            <text:p>2020.01.08 08:55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443">
            <text:p>74.443</text:p>
          </table:table-cell>
          <table:table-cell table:style-name="ce13" office:value-type="string">
            <text:p>2020.01.08 08:5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52">
            <text:p>74.452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7000000000005">
            <text:p>-0.007</text:p>
          </table:table-cell>
          <table:table-cell office:value-type="string">
            <text:p>Z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24">
            <text:p>124</text:p>
          </table:table-cell>
          <table:table-cell table:style-name="ce13" office:value-type="float" office:value="74.564">
            <text:p>74.564</text:p>
          </table:table-cell>
          <table:table-cell table:style-name="ce13" office:value-type="string">
            <text:p>2020.01.08 10:2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4.576">
            <text:p>74.576</text:p>
          </table:table-cell>
          <table:table-cell table:style-name="ce13" office:value-type="string">
            <text:p>2020.01.08 1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8000000000001">
            <text:p>-0.018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7">
            <text:p>237</text:p>
          </table:table-cell>
          <table:table-cell table:style-name="ce13" office:value-type="float" office:value="75.022">
            <text:p>75.022</text:p>
          </table:table-cell>
          <table:table-cell table:style-name="ce13" office:value-type="string">
            <text:p>2020.01.08 19:5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027">
            <text:p>75.027</text:p>
          </table:table-cell>
          <table:table-cell table:style-name="ce13" office:value-type="string">
            <text:p>2020.01.08 1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400000000001">
            <text:p>-0.014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4.533">
            <text:p>74.533</text:p>
          </table:table-cell>
          <table:table-cell table:style-name="ce13" office:value-type="string">
            <text:p>2020.01.08 00:3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73">
            <text:p>74.473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73">
            <text:p>74.473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4.533">
            <text:p>74.533</text:p>
          </table:table-cell>
          <table:table-cell table:style-name="ce13" office:value-type="string">
            <text:p>2020.01.08 0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3">
            <text:p>63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8 05:2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4.46">
            <text:p>74.46</text:p>
          </table:table-cell>
          <table:table-cell table:style-name="ce13" office:value-type="string">
            <text:p>2020.01.08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4.46">
            <text:p>74.46</text:p>
          </table:table-cell>
          <table:table-cell table:style-name="ce13" office:value-type="string">
            <text:p>2020.01.08 05:25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74.533">
            <text:p>74.533</text:p>
          </table:table-cell>
          <table:table-cell table:style-name="ce13" office:value-type="string">
            <text:p>2020.01.08 0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4">
            <text:p>64</text:p>
          </table:table-cell>
          <table:table-cell table:style-name="ce13" office:value-type="float" office:value="74.524">
            <text:p>74.524</text:p>
          </table:table-cell>
          <table:table-cell table:style-name="ce13" office:value-type="string">
            <text:p>2020.01.08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4.464">
            <text:p>74.464</text:p>
          </table:table-cell>
          <table:table-cell table:style-name="ce13" office:value-type="string">
            <text:p>2020.01.08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4.464">
            <text:p>74.464</text:p>
          </table:table-cell>
          <table:table-cell table:style-name="ce13" office:value-type="string">
            <text:p>2020.01.08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4.537">
            <text:p>74.537</text:p>
          </table:table-cell>
          <table:table-cell table:style-name="ce13" office:value-type="string">
            <text:p>2020.01.08 0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5">
            <text:p>65</text:p>
          </table:table-cell>
          <table:table-cell table:style-name="ce13" office:value-type="float" office:value="74.487">
            <text:p>74.487</text:p>
          </table:table-cell>
          <table:table-cell table:style-name="ce13" office:value-type="string">
            <text:p>2020.01.08 05:30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427">
            <text:p>74.427</text:p>
          </table:table-cell>
          <table:table-cell table:style-name="ce13" office:value-type="string">
            <text:p>2020.01.08 05:3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427">
            <text:p>74.427</text:p>
          </table:table-cell>
          <table:table-cell table:style-name="ce13" office:value-type="string">
            <text:p>2020.01.08 05:35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4.522">
            <text:p>74.522</text:p>
          </table:table-cell>
          <table:table-cell table:style-name="ce13" office:value-type="string">
            <text:p>2020.01.08 0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6">
            <text:p>106</text:p>
          </table:table-cell>
          <table:table-cell table:style-name="ce13" office:value-type="float" office:value="74.462">
            <text:p>74.462</text:p>
          </table:table-cell>
          <table:table-cell table:style-name="ce13" office:value-type="string">
            <text:p>2020.01.08 08:5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69999999999993">
            <text:p>0.07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91">
            <text:p>191</text:p>
          </table:table-cell>
          <table:table-cell table:style-name="ce13" office:value-type="float" office:value="74.63">
            <text:p>74.63</text:p>
          </table:table-cell>
          <table:table-cell table:style-name="ce13" office:value-type="string">
            <text:p>2020.01.08 16:0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">
            <text:p>74.57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">
            <text:p>74.57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1">
            <text:p>191</text:p>
          </table:table-cell>
          <table:table-cell table:style-name="ce13" office:value-type="float" office:value="74.661">
            <text:p>74.661</text:p>
          </table:table-cell>
          <table:table-cell table:style-name="ce13" office:value-type="string">
            <text:p>2020.01.08 1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8">
            <text:p>238</text:p>
          </table:table-cell>
          <table:table-cell table:style-name="ce13" office:value-type="float" office:value="75.004">
            <text:p>75.004</text:p>
          </table:table-cell>
          <table:table-cell table:style-name="ce13" office:value-type="string">
            <text:p>2020.01.08 19:5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025">
            <text:p>75.025</text:p>
          </table:table-cell>
          <table:table-cell table:style-name="ce13" office:value-type="string">
            <text:p>2020.01.08 1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20000000000095">
            <text:p>-0.002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9">
            <text:p>239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8 20:0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027">
            <text:p>75.027</text:p>
          </table:table-cell>
          <table:table-cell table:style-name="ce13" office:value-type="string">
            <text:p>2020.01.08 2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90000000000003">
            <text:p>-0.009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40">
            <text:p>240</text:p>
          </table:table-cell>
          <table:table-cell table:style-name="ce13" office:value-type="float" office:value="75.018">
            <text:p>75.018</text:p>
          </table:table-cell>
          <table:table-cell table:style-name="ce13" office:value-type="string">
            <text:p>2020.01.08 20:0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0">
            <text:p>240</text:p>
          </table:table-cell>
          <table:table-cell table:style-name="ce13" office:value-type="float" office:value="75.033">
            <text:p>75.033</text:p>
          </table:table-cell>
          <table:table-cell table:style-name="ce13" office:value-type="string">
            <text:p>2020.01.08 2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6000000000005">
            <text:p>-0.016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41">
            <text:p>241</text:p>
          </table:table-cell>
          <table:table-cell table:style-name="ce13" office:value-type="float" office:value="75.027">
            <text:p>75.027</text:p>
          </table:table-cell>
          <table:table-cell table:style-name="ce13" office:value-type="string">
            <text:p>2020.01.08 20:1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41">
            <text:p>241</text:p>
          </table:table-cell>
          <table:table-cell table:style-name="ce13" office:value-type="float" office:value="75.03">
            <text:p>75.03</text:p>
          </table:table-cell>
          <table:table-cell table:style-name="ce13" office:value-type="string">
            <text:p>2020.01.08 2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9000000000005">
            <text:p>-0.019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42">
            <text:p>242</text:p>
          </table:table-cell>
          <table:table-cell table:style-name="ce13" office:value-type="float" office:value="75.019">
            <text:p>75.019</text:p>
          </table:table-cell>
          <table:table-cell table:style-name="ce13" office:value-type="string">
            <text:p>2020.01.08 20:1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2">
            <text:p>242</text:p>
          </table:table-cell>
          <table:table-cell table:style-name="ce13" office:value-type="float" office:value="75.022">
            <text:p>75.022</text:p>
          </table:table-cell>
          <table:table-cell table:style-name="ce13" office:value-type="string">
            <text:p>2020.01.08 2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700000000001">
            <text:p>-0.017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43">
            <text:p>243</text:p>
          </table:table-cell>
          <table:table-cell table:style-name="ce13" office:value-type="float" office:value="75.012">
            <text:p>75.012</text:p>
          </table:table-cell>
          <table:table-cell table:style-name="ce13" office:value-type="string">
            <text:p>2020.01.08 20:2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3">
            <text:p>243</text:p>
          </table:table-cell>
          <table:table-cell table:style-name="ce13" office:value-type="float" office:value="75.033">
            <text:p>75.033</text:p>
          </table:table-cell>
          <table:table-cell table:style-name="ce13" office:value-type="string">
            <text:p>2020.01.08 2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0000000000005">
            <text:p>-0.01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44">
            <text:p>244</text:p>
          </table:table-cell>
          <table:table-cell table:style-name="ce13" office:value-type="float" office:value="75.022">
            <text:p>75.022</text:p>
          </table:table-cell>
          <table:table-cell table:style-name="ce13" office:value-type="string">
            <text:p>2020.01.08 20:2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75.03">
            <text:p>75.03</text:p>
          </table:table-cell>
          <table:table-cell table:style-name="ce13" office:value-type="string">
            <text:p>2020.01.08 2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400000000001">
            <text:p>-0.014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45">
            <text:p>245</text:p>
          </table:table-cell>
          <table:table-cell table:style-name="ce13" office:value-type="float" office:value="75.029">
            <text:p>75.029</text:p>
          </table:table-cell>
          <table:table-cell table:style-name="ce13" office:value-type="string">
            <text:p>2020.01.08 20:3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69">
            <text:p>74.969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69">
            <text:p>74.969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045">
            <text:p>75.045</text:p>
          </table:table-cell>
          <table:table-cell table:style-name="ce13" office:value-type="string">
            <text:p>2020.01.08 2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3" office:value-type="float" office:value="74.509">
            <text:p>74.509</text:p>
          </table:table-cell>
          <table:table-cell table:style-name="ce13" office:value-type="string">
            <text:p>2020.01.08 00:5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49">
            <text:p>74.449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49">
            <text:p>74.449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4.512">
            <text:p>74.512</text:p>
          </table:table-cell>
          <table:table-cell table:style-name="ce13" office:value-type="string">
            <text:p>2020.01.08 0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3" office:value-type="float" office:value="73.987">
            <text:p>73.987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4.043">
            <text:p>74.043</text:p>
          </table:table-cell>
          <table:table-cell table:style-name="ce13" office:value-type="string">
            <text:p>2020.01.08 03:1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4.043">
            <text:p>74.043</text:p>
          </table:table-cell>
          <table:table-cell table:style-name="ce13" office:value-type="string">
            <text:p>2020.01.08 03:1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4.058">
            <text:p>74.058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55999999999997">
            <text:p>0.056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2">
            <text:p>72</text:p>
          </table:table-cell>
          <table:table-cell table:style-name="ce13" office:value-type="float" office:value="74.484">
            <text:p>74.484</text:p>
          </table:table-cell>
          <table:table-cell table:style-name="ce13" office:value-type="string">
            <text:p>2020.01.08 06:0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4.504">
            <text:p>74.504</text:p>
          </table:table-cell>
          <table:table-cell table:style-name="ce13" office:value-type="string">
            <text:p>2020.01.08 0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6999999999996">
            <text:p>-0.017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6">
            <text:p>86</text:p>
          </table:table-cell>
          <table:table-cell table:style-name="ce13" office:value-type="float" office:value="74.456">
            <text:p>74.456</text:p>
          </table:table-cell>
          <table:table-cell table:style-name="ce13" office:value-type="string">
            <text:p>2020.01.08 07:15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396">
            <text:p>74.396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396">
            <text:p>74.396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4.483">
            <text:p>74.483</text:p>
          </table:table-cell>
          <table:table-cell table:style-name="ce13" office:value-type="string">
            <text:p>2020.01.08 0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87">
            <text:p>187</text:p>
          </table:table-cell>
          <table:table-cell table:style-name="ce13" office:value-type="float" office:value="74.646">
            <text:p>74.646</text:p>
          </table:table-cell>
          <table:table-cell table:style-name="ce13" office:value-type="string">
            <text:p>2020.01.08 15:40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586">
            <text:p>74.586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586">
            <text:p>74.586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4.664">
            <text:p>74.664</text:p>
          </table:table-cell>
          <table:table-cell table:style-name="ce13" office:value-type="string">
            <text:p>2020.01.08 1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90">
            <text:p>190</text:p>
          </table:table-cell>
          <table:table-cell table:style-name="ce13" office:value-type="float" office:value="74.634">
            <text:p>74.634</text:p>
          </table:table-cell>
          <table:table-cell table:style-name="ce13" office:value-type="string">
            <text:p>2020.01.08 15:55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4">
            <text:p>74.574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4">
            <text:p>74.574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74.657">
            <text:p>74.657</text:p>
          </table:table-cell>
          <table:table-cell table:style-name="ce13" office:value-type="string">
            <text:p>2020.01.08 1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6">
            <text:p>96</text:p>
          </table:table-cell>
          <table:table-cell table:style-name="ce13" office:value-type="float" office:value="74.431">
            <text:p>74.431</text:p>
          </table:table-cell>
          <table:table-cell table:style-name="ce13" office:value-type="string">
            <text:p>2020.01.08 08:0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433">
            <text:p>74.433</text:p>
          </table:table-cell>
          <table:table-cell table:style-name="ce13" office:value-type="string">
            <text:p>2020.01.08 0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049999999999955">
            <text:p>0.005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8">
            <text:p>278</text:p>
          </table:table-cell>
          <table:table-cell table:style-name="ce13" office:value-type="float" office:value="74.992">
            <text:p>74.992</text:p>
          </table:table-cell>
          <table:table-cell table:style-name="ce13" office:value-type="string">
            <text:p>2020.01.08 23:1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32">
            <text:p>74.932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32">
            <text:p>74.932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78">
            <text:p>278</text:p>
          </table:table-cell>
          <table:table-cell table:style-name="ce13" office:value-type="float" office:value="75.009">
            <text:p>75.009</text:p>
          </table:table-cell>
          <table:table-cell table:style-name="ce13" office:value-type="string">
            <text:p>2020.01.08 2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3" office:value-type="float" office:value="74.498">
            <text:p>74.498</text:p>
          </table:table-cell>
          <table:table-cell table:style-name="ce13" office:value-type="string">
            <text:p>2020.01.08 00:4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38">
            <text:p>74.438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38">
            <text:p>74.438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4.514">
            <text:p>74.514</text:p>
          </table:table-cell>
          <table:table-cell table:style-name="ce13" office:value-type="string">
            <text:p>2020.01.08 0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89">
            <text:p>189</text:p>
          </table:table-cell>
          <table:table-cell table:style-name="ce13" office:value-type="float" office:value="74.595">
            <text:p>74.595</text:p>
          </table:table-cell>
          <table:table-cell table:style-name="ce13" office:value-type="string">
            <text:p>2020.01.08 15:50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4.601">
            <text:p>74.601</text:p>
          </table:table-cell>
          <table:table-cell table:style-name="ce13" office:value-type="string">
            <text:p>2020.01.08 16:20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4.601">
            <text:p>74.601</text:p>
          </table:table-cell>
          <table:table-cell table:style-name="ce13" office:value-type="string">
            <text:p>2020.01.08 16:20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74.636">
            <text:p>74.636</text:p>
          </table:table-cell>
          <table:table-cell table:style-name="ce13" office:value-type="string">
            <text:p>2020.01.08 1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060000000000002">
            <text:p>0.006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8">
            <text:p>268</text:p>
          </table:table-cell>
          <table:table-cell table:style-name="ce13" office:value-type="float" office:value="75.013">
            <text:p>75.013</text:p>
          </table:table-cell>
          <table:table-cell table:style-name="ce13" office:value-type="string">
            <text:p>2020.01.08 22:2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53">
            <text:p>74.953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53">
            <text:p>74.953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024">
            <text:p>75.024</text:p>
          </table:table-cell>
          <table:table-cell table:style-name="ce13" office:value-type="string">
            <text:p>2020.01.08 2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3" office:value-type="float" office:value="73.924">
            <text:p>73.924</text:p>
          </table:table-cell>
          <table:table-cell table:style-name="ce13" office:value-type="string">
            <text:p>2020.01.08 02:5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4">
            <text:p>74</text:p>
          </table:table-cell>
          <table:table-cell table:style-name="ce13" office:value-type="string">
            <text:p>2020.01.08 0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15999999999991">
            <text:p>0.016</text:p>
          </table:table-cell>
          <table:table-cell office:value-type="string">
            <text:p>Z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1">
            <text:p>71</text:p>
          </table:table-cell>
          <table:table-cell table:style-name="ce13" office:value-type="float" office:value="74.458">
            <text:p>74.458</text:p>
          </table:table-cell>
          <table:table-cell table:style-name="ce13" office:value-type="string">
            <text:p>2020.01.08 06:00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4.491">
            <text:p>74.491</text:p>
          </table:table-cell>
          <table:table-cell table:style-name="ce13" office:value-type="string">
            <text:p>2020.01.08 0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90000000000003">
            <text:p>0.009</text:p>
          </table:table-cell>
          <table:table-cell office:value-type="string">
            <text:p>Z4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5">
            <text:p>85</text:p>
          </table:table-cell>
          <table:table-cell table:style-name="ce13" office:value-type="float" office:value="74.43">
            <text:p>74.43</text:p>
          </table:table-cell>
          <table:table-cell table:style-name="ce13" office:value-type="string">
            <text:p>2020.01.08 07:1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0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7000000000005">
            <text:p>-0.007</text:p>
          </table:table-cell>
          <table:table-cell office:value-type="string">
            <text:p>Z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29">
            <text:p>129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8 10:50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74.581">
            <text:p>74.581</text:p>
          </table:table-cell>
          <table:table-cell table:style-name="ce13" office:value-type="string">
            <text:p>2020.01.08 1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0000000000005">
            <text:p>-0.01</text:p>
          </table:table-cell>
          <table:table-cell office:value-type="string">
            <text:p>Z5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1">
            <text:p>141</text:p>
          </table:table-cell>
          <table:table-cell table:style-name="ce13" office:value-type="float" office:value="74.542">
            <text:p>74.542</text:p>
          </table:table-cell>
          <table:table-cell table:style-name="ce13" office:value-type="string">
            <text:p>2020.01.08 11:50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74.579">
            <text:p>74.579</text:p>
          </table:table-cell>
          <table:table-cell table:style-name="ce13" office:value-type="string">
            <text:p>2020.01.08 1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80000000000098">
            <text:p>-0.008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1">
            <text:p>151</text:p>
          </table:table-cell>
          <table:table-cell table:style-name="ce13" office:value-type="float" office:value="74.483">
            <text:p>74.483</text:p>
          </table:table-cell>
          <table:table-cell table:style-name="ce13" office:value-type="string">
            <text:p>2020.01.08 12:40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74.525">
            <text:p>74.525</text:p>
          </table:table-cell>
          <table:table-cell table:style-name="ce13" office:value-type="string">
            <text:p>2020.01.08 1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5499999999999">
            <text:p>0.155</text:p>
          </table:table-cell>
          <table:table-cell office:value-type="string">
            <text:p>Z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86">
            <text:p>186</text:p>
          </table:table-cell>
          <table:table-cell table:style-name="ce13" office:value-type="float" office:value="74.62">
            <text:p>74.62</text:p>
          </table:table-cell>
          <table:table-cell table:style-name="ce13" office:value-type="string">
            <text:p>2020.01.08 15:3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186">
            <text:p>186</text:p>
          </table:table-cell>
          <table:table-cell table:style-name="ce13" office:value-type="float" office:value="74.655">
            <text:p>74.655</text:p>
          </table:table-cell>
          <table:table-cell table:style-name="ce13" office:value-type="string">
            <text:p>2020.01.08 1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6000000000005">
            <text:p>-0.016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18">
            <text:p>218</text:p>
          </table:table-cell>
          <table:table-cell table:style-name="ce13" office:value-type="float" office:value="74.497">
            <text:p>74.497</text:p>
          </table:table-cell>
          <table:table-cell table:style-name="ce13" office:value-type="string">
            <text:p>2020.01.08 18:1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637">
            <text:p>74.637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637">
            <text:p>74.637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218">
            <text:p>218</text:p>
          </table:table-cell>
          <table:table-cell table:style-name="ce13" office:value-type="float" office:value="74.521">
            <text:p>74.521</text:p>
          </table:table-cell>
          <table:table-cell table:style-name="ce13" office:value-type="string">
            <text:p>2020.01.08 1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5" office:value-type="float" office:value="0.14">
            <text:p>0.14</text:p>
          </table:table-cell>
          <table:table-cell office:value-type="string">
            <text:p>Z1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56">
            <text:p>256</text:p>
          </table:table-cell>
          <table:table-cell table:style-name="ce13" office:value-type="float" office:value="75.017">
            <text:p>75.017</text:p>
          </table:table-cell>
          <table:table-cell table:style-name="ce13" office:value-type="string">
            <text:p>2020.01.08 21:2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75.038">
            <text:p>75.038</text:p>
          </table:table-cell>
          <table:table-cell table:style-name="ce13" office:value-type="string">
            <text:p>2020.01.08 2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090000000000003">
            <text:p>-0.009</text:p>
          </table:table-cell>
          <table:table-cell office:value-type="string">
            <text:p>Z4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6">
            <text:p>266</text:p>
          </table:table-cell>
          <table:table-cell table:style-name="ce13" office:value-type="float" office:value="75.019">
            <text:p>75.019</text:p>
          </table:table-cell>
          <table:table-cell table:style-name="ce13" office:value-type="string">
            <text:p>2020.01.08 22:1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59">
            <text:p>74.959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59">
            <text:p>74.959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036">
            <text:p>75.036</text:p>
          </table:table-cell>
          <table:table-cell table:style-name="ce13" office:value-type="string">
            <text:p>2020.01.08 2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5">
            <text:p>95</text:p>
          </table:table-cell>
          <table:table-cell table:style-name="ce13" office:value-type="float" office:value="74.403">
            <text:p>74.403</text:p>
          </table:table-cell>
          <table:table-cell table:style-name="ce13" office:value-type="string">
            <text:p>2020.01.08 08:00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74.442">
            <text:p>74.442</text:p>
          </table:table-cell>
          <table:table-cell table:style-name="ce13" office:value-type="string">
            <text:p>2020.01.08 0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32999999999987">
            <text:p>0.033</text:p>
          </table:table-cell>
          <table:table-cell office:value-type="string">
            <text:p>Z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7">
            <text:p>277</text:p>
          </table:table-cell>
          <table:table-cell table:style-name="ce13" office:value-type="float" office:value="74.922">
            <text:p>74.922</text:p>
          </table:table-cell>
          <table:table-cell table:style-name="ce13" office:value-type="string">
            <text:p>2020.01.08 23:1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77">
            <text:p>277</text:p>
          </table:table-cell>
          <table:table-cell table:style-name="ce13" office:value-type="float" office:value="74.996">
            <text:p>74.996</text:p>
          </table:table-cell>
          <table:table-cell table:style-name="ce13" office:value-type="string">
            <text:p>2020.01.08 2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27000000000001">
            <text:p>0.027</text:p>
          </table:table-cell>
          <table:table-cell office:value-type="string">
            <text:p>Z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3">
            <text:p>263</text:p>
          </table:table-cell>
          <table:table-cell table:style-name="ce13" office:value-type="float" office:value="75.055">
            <text:p>75.055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74.995">
            <text:p>74.995</text:p>
          </table:table-cell>
          <table:table-cell table:style-name="ce13" office:value-type="string">
            <text:p>2020.01.08 22:35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74.995">
            <text:p>74.995</text:p>
          </table:table-cell>
          <table:table-cell table:style-name="ce13" office:value-type="string">
            <text:p>2020.01.08 22:3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56">
            <text:p>75.056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1">
            <text:p>171</text:p>
          </table:table-cell>
          <table:table-cell table:style-name="ce13" office:value-type="float" office:value="74.688">
            <text:p>74.688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702">
            <text:p>74.702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94">
            <text:p>19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6:15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8">
            <text:p>74.578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8">
            <text:p>74.578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4.641">
            <text:p>74.641</text:p>
          </table:table-cell>
          <table:table-cell table:style-name="ce13" office:value-type="string">
            <text:p>2020.01.08 1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49">
            <text:p>249</text:p>
          </table:table-cell>
          <table:table-cell table:style-name="ce13" office:value-type="float" office:value="75.024">
            <text:p>75.024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25">
            <text:p>75.025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6000000000005">
            <text:p>-0.016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3" office:value-type="float" office:value="74.508">
            <text:p>74.508</text:p>
          </table:table-cell>
          <table:table-cell table:style-name="ce13" office:value-type="string">
            <text:p>2020.01.08 00:4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48">
            <text:p>74.448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48">
            <text:p>74.448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4.508">
            <text:p>74.508</text:p>
          </table:table-cell>
          <table:table-cell table:style-name="ce13" office:value-type="string">
            <text:p>2020.01.08 0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3" office:value-type="float" office:value="74.502">
            <text:p>74.502</text:p>
          </table:table-cell>
          <table:table-cell table:style-name="ce13" office:value-type="string">
            <text:p>2020.01.08 00:5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42">
            <text:p>74.442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42">
            <text:p>74.442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503">
            <text:p>74.503</text:p>
          </table:table-cell>
          <table:table-cell table:style-name="ce13" office:value-type="string">
            <text:p>2020.01.08 0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6">
            <text:p>66</text:p>
          </table:table-cell>
          <table:table-cell table:style-name="ce13" office:value-type="float" office:value="74.444">
            <text:p>74.444</text:p>
          </table:table-cell>
          <table:table-cell table:style-name="ce13" office:value-type="string">
            <text:p>2020.01.08 05:3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446">
            <text:p>74.446</text:p>
          </table:table-cell>
          <table:table-cell table:style-name="ce13" office:value-type="string">
            <text:p>2020.01.08 0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22999999999996">
            <text:p>0.023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3">
            <text:p>73</text:p>
          </table:table-cell>
          <table:table-cell table:style-name="ce13" office:value-type="float" office:value="74.491">
            <text:p>74.491</text:p>
          </table:table-cell>
          <table:table-cell table:style-name="ce13" office:value-type="string">
            <text:p>2020.01.08 06:10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4.431">
            <text:p>74.431</text:p>
          </table:table-cell>
          <table:table-cell table:style-name="ce13" office:value-type="string">
            <text:p>2020.01.08 06:30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4.431">
            <text:p>74.431</text:p>
          </table:table-cell>
          <table:table-cell table:style-name="ce13" office:value-type="string">
            <text:p>2020.01.08 06:30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4.527">
            <text:p>74.527</text:p>
          </table:table-cell>
          <table:table-cell table:style-name="ce13" office:value-type="string">
            <text:p>2020.01.08 0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7">
            <text:p>87</text:p>
          </table:table-cell>
          <table:table-cell table:style-name="ce13" office:value-type="float" office:value="74.46">
            <text:p>74.46</text:p>
          </table:table-cell>
          <table:table-cell table:style-name="ce13" office:value-type="string">
            <text:p>2020.01.08 07:2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4">
            <text:p>74.4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4">
            <text:p>74.4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74.463">
            <text:p>74.463</text:p>
          </table:table-cell>
          <table:table-cell table:style-name="ce13" office:value-type="string">
            <text:p>2020.01.08 0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97">
            <text:p>97</text:p>
          </table:table-cell>
          <table:table-cell table:style-name="ce13" office:value-type="float" office:value="74.432">
            <text:p>74.432</text:p>
          </table:table-cell>
          <table:table-cell table:style-name="ce13" office:value-type="string">
            <text:p>2020.01.08 08:10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444">
            <text:p>74.444</text:p>
          </table:table-cell>
          <table:table-cell table:style-name="ce13" office:value-type="string">
            <text:p>2020.01.08 0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039999999999907">
            <text:p>0.004</text:p>
          </table:table-cell>
          <table:table-cell office:value-type="string">
            <text:p>Z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5">
            <text:p>125</text:p>
          </table:table-cell>
          <table:table-cell table:style-name="ce13" office:value-type="float" office:value="74.575">
            <text:p>74.575</text:p>
          </table:table-cell>
          <table:table-cell table:style-name="ce13" office:value-type="string">
            <text:p>2020.01.08 10:30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515">
            <text:p>74.515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515">
            <text:p>74.515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74.584">
            <text:p>74.584</text:p>
          </table:table-cell>
          <table:table-cell table:style-name="ce13" office:value-type="string">
            <text:p>2020.01.08 1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8">
            <text:p>188</text:p>
          </table:table-cell>
          <table:table-cell table:style-name="ce13" office:value-type="float" office:value="74.649">
            <text:p>74.649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589">
            <text:p>74.589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589">
            <text:p>74.589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656">
            <text:p>74.656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9">
            <text:p>279</text:p>
          </table:table-cell>
          <table:table-cell table:style-name="ce13" office:value-type="float" office:value="74.983">
            <text:p>74.983</text:p>
          </table:table-cell>
          <table:table-cell table:style-name="ce13" office:value-type="string">
            <text:p>2020.01.08 23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9">
            <text:p>279</text:p>
          </table:table-cell>
          <table:table-cell table:style-name="ce13" office:value-type="float" office:value="74.984">
            <text:p>74.984</text:p>
          </table:table-cell>
          <table:table-cell table:style-name="ce13" office:value-type="string">
            <text:p>2020.01.08 2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0">
            <text:p>130</text:p>
          </table:table-cell>
          <table:table-cell table:style-name="ce13" office:value-type="float" office:value="74.579">
            <text:p>74.579</text:p>
          </table:table-cell>
          <table:table-cell table:style-name="ce13" office:value-type="string">
            <text:p>2020.01.08 10:55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519">
            <text:p>74.519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519">
            <text:p>74.519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74.606">
            <text:p>74.606</text:p>
          </table:table-cell>
          <table:table-cell table:style-name="ce13" office:value-type="string">
            <text:p>2020.01.08 1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9">
            <text:p>219</text:p>
          </table:table-cell>
          <table:table-cell table:style-name="ce13" office:value-type="float" office:value="74.514">
            <text:p>74.514</text:p>
          </table:table-cell>
          <table:table-cell table:style-name="ce13" office:value-type="string">
            <text:p>2020.01.08 18:20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654">
            <text:p>74.654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654">
            <text:p>74.654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74.514">
            <text:p>74.514</text:p>
          </table:table-cell>
          <table:table-cell table:style-name="ce13" office:value-type="string">
            <text:p>2020.01.08 1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5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7">
            <text:p>257</text:p>
          </table:table-cell>
          <table:table-cell table:style-name="ce13" office:value-type="float" office:value="75.019">
            <text:p>75.019</text:p>
          </table:table-cell>
          <table:table-cell table:style-name="ce13" office:value-type="string">
            <text:p>2020.01.08 21:3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57">
            <text:p>257</text:p>
          </table:table-cell>
          <table:table-cell table:style-name="ce13" office:value-type="float" office:value="75.019">
            <text:p>75.019</text:p>
          </table:table-cell>
          <table:table-cell table:style-name="ce13" office:value-type="string">
            <text:p>2020.01.08 2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100000000001">
            <text:p>-0.011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7">
            <text:p>267</text:p>
          </table:table-cell>
          <table:table-cell table:style-name="ce13" office:value-type="float" office:value="75.028">
            <text:p>75.028</text:p>
          </table:table-cell>
          <table:table-cell table:style-name="ce13" office:value-type="string">
            <text:p>2020.01.08 22:2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68">
            <text:p>74.968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68">
            <text:p>74.968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028">
            <text:p>75.028</text:p>
          </table:table-cell>
          <table:table-cell table:style-name="ce13" office:value-type="string">
            <text:p>2020.01.08 2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4">
            <text:p>264</text:p>
          </table:table-cell>
          <table:table-cell table:style-name="ce13" office:value-type="float" office:value="75.007">
            <text:p>75.007</text:p>
          </table:table-cell>
          <table:table-cell table:style-name="ce13" office:value-type="string">
            <text:p>2020.01.08 22:0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47">
            <text:p>74.947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47">
            <text:p>74.947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64">
            <text:p>264</text:p>
          </table:table-cell>
          <table:table-cell table:style-name="ce13" office:value-type="float" office:value="75.014">
            <text:p>75.014</text:p>
          </table:table-cell>
          <table:table-cell table:style-name="ce13" office:value-type="string">
            <text:p>2020.01.08 2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7">
            <text:p>67</text:p>
          </table:table-cell>
          <table:table-cell table:style-name="ce13" office:value-type="float" office:value="74.437">
            <text:p>74.437</text:p>
          </table:table-cell>
          <table:table-cell table:style-name="ce13" office:value-type="string">
            <text:p>2020.01.08 05:40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4.438">
            <text:p>74.438</text:p>
          </table:table-cell>
          <table:table-cell table:style-name="ce13" office:value-type="string">
            <text:p>2020.01.08 0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30000000000001">
            <text:p>0.03</text:p>
          </table:table-cell>
          <table:table-cell office:value-type="string">
            <text:p>Z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4">
            <text:p>74</text:p>
          </table:table-cell>
          <table:table-cell table:style-name="ce13" office:value-type="float" office:value="74.495">
            <text:p>74.495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4.435">
            <text:p>74.435</text:p>
          </table:table-cell>
          <table:table-cell table:style-name="ce13" office:value-type="string">
            <text:p>2020.01.08 06:30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4.435">
            <text:p>74.435</text:p>
          </table:table-cell>
          <table:table-cell table:style-name="ce13" office:value-type="string">
            <text:p>2020.01.08 06:30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8">
            <text:p>88</text:p>
          </table:table-cell>
          <table:table-cell table:style-name="ce13" office:value-type="float" office:value="74.447">
            <text:p>74.447</text:p>
          </table:table-cell>
          <table:table-cell table:style-name="ce13" office:value-type="string">
            <text:p>2020.01.08 07:25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387">
            <text:p>74.387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387">
            <text:p>74.387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0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6">
            <text:p>126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8 10:3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74.57">
            <text:p>74.57</text:p>
          </table:table-cell>
          <table:table-cell table:style-name="ce13" office:value-type="string">
            <text:p>2020.01.08 1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1">
            <text:p>131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8 11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31">
            <text:p>131</text:p>
          </table:table-cell>
          <table:table-cell table:style-name="ce13" office:value-type="float" office:value="74.59">
            <text:p>74.59</text:p>
          </table:table-cell>
          <table:table-cell table:style-name="ce13" office:value-type="string">
            <text:p>2020.01.08 1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8">
            <text:p>258</text:p>
          </table:table-cell>
          <table:table-cell table:style-name="ce13" office:value-type="float" office:value="75.01">
            <text:p>75.01</text:p>
          </table:table-cell>
          <table:table-cell table:style-name="ce13" office:value-type="string">
            <text:p>2020.01.08 21:3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58">
            <text:p>258</text:p>
          </table:table-cell>
          <table:table-cell table:style-name="ce13" office:value-type="float" office:value="75.023">
            <text:p>75.023</text:p>
          </table:table-cell>
          <table:table-cell table:style-name="ce13" office:value-type="string">
            <text:p>2020.01.08 2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020000000000095">
            <text:p>-0.002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80">
            <text:p>280</text:p>
          </table:table-cell>
          <table:table-cell table:style-name="ce13" office:value-type="float" office:value="74.97">
            <text:p>74.97</text:p>
          </table:table-cell>
          <table:table-cell table:style-name="ce13" office:value-type="string">
            <text:p>2020.01.08 23:2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74.975">
            <text:p>74.975</text:p>
          </table:table-cell>
          <table:table-cell table:style-name="ce13" office:value-type="string">
            <text:p>2020.01.08 2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8">
            <text:p>68</text:p>
          </table:table-cell>
          <table:table-cell table:style-name="ce13" office:value-type="float" office:value="74.391">
            <text:p>74.391</text:p>
          </table:table-cell>
          <table:table-cell table:style-name="ce13" office:value-type="string">
            <text:p>2020.01.08 05:4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4.43">
            <text:p>74.43</text:p>
          </table:table-cell>
          <table:table-cell table:style-name="ce13" office:value-type="string">
            <text:p>2020.01.08 0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75999999999993">
            <text:p>0.076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9">
            <text:p>69</text:p>
          </table:table-cell>
          <table:table-cell table:style-name="ce13" office:value-type="float" office:value="74.406">
            <text:p>74.406</text:p>
          </table:table-cell>
          <table:table-cell table:style-name="ce13" office:value-type="string">
            <text:p>2020.01.08 05:50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74.461">
            <text:p>74.461</text:p>
          </table:table-cell>
          <table:table-cell table:style-name="ce13" office:value-type="string">
            <text:p>2020.01.08 0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60999999999993">
            <text:p>0.061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0">
            <text:p>70</text:p>
          </table:table-cell>
          <table:table-cell table:style-name="ce13" office:value-type="float" office:value="74.455">
            <text:p>74.455</text:p>
          </table:table-cell>
          <table:table-cell table:style-name="ce13" office:value-type="string">
            <text:p>2020.01.08 05:5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74.479">
            <text:p>74.479</text:p>
          </table:table-cell>
          <table:table-cell table:style-name="ce13" office:value-type="string">
            <text:p>2020.01.08 0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12">
            <text:p>0.012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5">
            <text:p>75</text:p>
          </table:table-cell>
          <table:table-cell table:style-name="ce13" office:value-type="float" office:value="74.471">
            <text:p>74.471</text:p>
          </table:table-cell>
          <table:table-cell table:style-name="ce13" office:value-type="string">
            <text:p>2020.01.08 06:2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4.411">
            <text:p>74.411</text:p>
          </table:table-cell>
          <table:table-cell table:style-name="ce13" office:value-type="string">
            <text:p>2020.01.08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4.411">
            <text:p>74.411</text:p>
          </table:table-cell>
          <table:table-cell table:style-name="ce13" office:value-type="string">
            <text:p>2020.01.08 06:40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74.486">
            <text:p>74.486</text:p>
          </table:table-cell>
          <table:table-cell table:style-name="ce13" office:value-type="string">
            <text:p>2020.01.08 0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6">
            <text:p>76</text:p>
          </table:table-cell>
          <table:table-cell table:style-name="ce13" office:value-type="float" office:value="74.483">
            <text:p>74.483</text:p>
          </table:table-cell>
          <table:table-cell table:style-name="ce13" office:value-type="string">
            <text:p>2020.01.08 06:2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6:40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74.488">
            <text:p>74.488</text:p>
          </table:table-cell>
          <table:table-cell table:style-name="ce13" office:value-type="string">
            <text:p>2020.01.08 0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7">
            <text:p>77</text:p>
          </table:table-cell>
          <table:table-cell table:style-name="ce13" office:value-type="float" office:value="74.479">
            <text:p>74.479</text:p>
          </table:table-cell>
          <table:table-cell table:style-name="ce13" office:value-type="string">
            <text:p>2020.01.08 06:3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4.419">
            <text:p>74.419</text:p>
          </table:table-cell>
          <table:table-cell table:style-name="ce13" office:value-type="string">
            <text:p>2020.01.08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4.419">
            <text:p>74.419</text:p>
          </table:table-cell>
          <table:table-cell table:style-name="ce13" office:value-type="string">
            <text:p>2020.01.08 06:40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4.479">
            <text:p>74.479</text:p>
          </table:table-cell>
          <table:table-cell table:style-name="ce13" office:value-type="string">
            <text:p>2020.01.08 0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8">
            <text:p>78</text:p>
          </table:table-cell>
          <table:table-cell table:style-name="ce13" office:value-type="float" office:value="74.435">
            <text:p>74.435</text:p>
          </table:table-cell>
          <table:table-cell table:style-name="ce13" office:value-type="string">
            <text:p>2020.01.08 06:3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4.455">
            <text:p>74.455</text:p>
          </table:table-cell>
          <table:table-cell table:style-name="ce13" office:value-type="string">
            <text:p>2020.01.08 0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2">
            <text:p>-0.012</text:p>
          </table:table-cell>
          <table:table-cell office:value-type="string">
            <text:p>Z5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7">
            <text:p>127</text:p>
          </table:table-cell>
          <table:table-cell table:style-name="ce13" office:value-type="float" office:value="74.557">
            <text:p>74.557</text:p>
          </table:table-cell>
          <table:table-cell table:style-name="ce13" office:value-type="string">
            <text:p>2020.01.08 10:40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4.584">
            <text:p>74.584</text:p>
          </table:table-cell>
          <table:table-cell table:style-name="ce13" office:value-type="string">
            <text:p>2020.01.08 1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100000000001">
            <text:p>-0.011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8">
            <text:p>128</text:p>
          </table:table-cell>
          <table:table-cell table:style-name="ce13" office:value-type="float" office:value="74.551">
            <text:p>74.551</text:p>
          </table:table-cell>
          <table:table-cell table:style-name="ce13" office:value-type="string">
            <text:p>2020.01.08 10:4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74.559">
            <text:p>74.559</text:p>
          </table:table-cell>
          <table:table-cell table:style-name="ce13" office:value-type="string">
            <text:p>2020.01.08 1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50000000000097">
            <text:p>-0.005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2">
            <text:p>132</text:p>
          </table:table-cell>
          <table:table-cell table:style-name="ce13" office:value-type="float" office:value="74.564">
            <text:p>74.564</text:p>
          </table:table-cell>
          <table:table-cell table:style-name="ce13" office:value-type="string">
            <text:p>2020.01.08 11:0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04">
            <text:p>74.504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04">
            <text:p>74.504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4.588">
            <text:p>74.588</text:p>
          </table:table-cell>
          <table:table-cell table:style-name="ce13" office:value-type="string">
            <text:p>2020.01.08 1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0">
            <text:p>140</text:p>
          </table:table-cell>
          <table:table-cell table:style-name="ce13" office:value-type="float" office:value="74.563">
            <text:p>74.563</text:p>
          </table:table-cell>
          <table:table-cell table:style-name="ce13" office:value-type="string">
            <text:p>2020.01.08 11:4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03">
            <text:p>74.503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03">
            <text:p>74.503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74.565">
            <text:p>74.565</text:p>
          </table:table-cell>
          <table:table-cell table:style-name="ce13" office:value-type="string">
            <text:p>2020.01.08 1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2">
            <text:p>182</text:p>
          </table:table-cell>
          <table:table-cell table:style-name="ce13" office:value-type="float" office:value="74.613">
            <text:p>74.613</text:p>
          </table:table-cell>
          <table:table-cell table:style-name="ce13" office:value-type="string">
            <text:p>2020.01.08 15:15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4.613">
            <text:p>74.613</text:p>
          </table:table-cell>
          <table:table-cell table:style-name="ce13" office:value-type="string">
            <text:p>2020.01.08 15:2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4.613">
            <text:p>74.613</text:p>
          </table:table-cell>
          <table:table-cell table:style-name="ce13" office:value-type="string">
            <text:p>2020.01.08 15:20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4.673">
            <text:p>74.673</text:p>
          </table:table-cell>
          <table:table-cell table:style-name="ce13" office:value-type="string">
            <text:p>2020.01.08 1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">
            <text:p>0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7">
            <text:p>217</text:p>
          </table:table-cell>
          <table:table-cell table:style-name="ce13" office:value-type="float" office:value="74.492">
            <text:p>74.492</text:p>
          </table:table-cell>
          <table:table-cell table:style-name="ce13" office:value-type="string">
            <text:p>2020.01.08 18:10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632">
            <text:p>74.632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632">
            <text:p>74.632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4.504">
            <text:p>74.504</text:p>
          </table:table-cell>
          <table:table-cell table:style-name="ce13" office:value-type="string">
            <text:p>2020.01.08 1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5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3">
            <text:p>253</text:p>
          </table:table-cell>
          <table:table-cell table:style-name="ce13" office:value-type="float" office:value="75.01">
            <text:p>75.01</text:p>
          </table:table-cell>
          <table:table-cell table:style-name="ce13" office:value-type="string">
            <text:p>2020.01.08 21:1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75.018">
            <text:p>75.018</text:p>
          </table:table-cell>
          <table:table-cell table:style-name="ce13" office:value-type="string">
            <text:p>2020.01.08 2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020000000000095">
            <text:p>-0.002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4">
            <text:p>254</text:p>
          </table:table-cell>
          <table:table-cell table:style-name="ce13" office:value-type="float" office:value="75.012">
            <text:p>75.012</text:p>
          </table:table-cell>
          <table:table-cell table:style-name="ce13" office:value-type="string">
            <text:p>2020.01.08 21:1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8 2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040000000000049">
            <text:p>-0.004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5">
            <text:p>255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8 21:2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55">
            <text:p>255</text:p>
          </table:table-cell>
          <table:table-cell table:style-name="ce13" office:value-type="float" office:value="75.023">
            <text:p>75.023</text:p>
          </table:table-cell>
          <table:table-cell table:style-name="ce13" office:value-type="string">
            <text:p>2020.01.08 2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030000000000001">
            <text:p>-0.003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9">
            <text:p>259</text:p>
          </table:table-cell>
          <table:table-cell table:style-name="ce13" office:value-type="float" office:value="75.018">
            <text:p>75.018</text:p>
          </table:table-cell>
          <table:table-cell table:style-name="ce13" office:value-type="string">
            <text:p>2020.01.08 21:4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59">
            <text:p>259</text:p>
          </table:table-cell>
          <table:table-cell table:style-name="ce13" office:value-type="float" office:value="75.018">
            <text:p>75.018</text:p>
          </table:table-cell>
          <table:table-cell table:style-name="ce13" office:value-type="string">
            <text:p>2020.01.08 2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0000000000005">
            <text:p>-0.01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5">
            <text:p>265</text:p>
          </table:table-cell>
          <table:table-cell table:style-name="ce13" office:value-type="float" office:value="75.006">
            <text:p>75.006</text:p>
          </table:table-cell>
          <table:table-cell table:style-name="ce13" office:value-type="string">
            <text:p>2020.01.08 22:1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46">
            <text:p>74.946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46">
            <text:p>74.946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029">
            <text:p>75.029</text:p>
          </table:table-cell>
          <table:table-cell table:style-name="ce13" office:value-type="string">
            <text:p>2020.01.08 2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81">
            <text:p>281</text:p>
          </table:table-cell>
          <table:table-cell table:style-name="ce13" office:value-type="float" office:value="74.961">
            <text:p>74.961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61">
            <text:p>74.961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82">
            <text:p>282</text:p>
          </table:table-cell>
          <table:table-cell table:style-name="ce13" office:value-type="float" office:value="74.95">
            <text:p>74.95</text:p>
          </table:table-cell>
          <table:table-cell table:style-name="ce13" office:value-type="string">
            <text:p>2020.01.08 23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2">
            <text:p>282</text:p>
          </table:table-cell>
          <table:table-cell table:style-name="ce13" office:value-type="float" office:value="74.963">
            <text:p>74.963</text:p>
          </table:table-cell>
          <table:table-cell table:style-name="ce13" office:value-type="string">
            <text:p>2020.01.08 2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83">
            <text:p>283</text:p>
          </table:table-cell>
          <table:table-cell table:style-name="ce13" office:value-type="float" office:value="74.959">
            <text:p>74.959</text:p>
          </table:table-cell>
          <table:table-cell table:style-name="ce13" office:value-type="string">
            <text:p>2020.01.08 23:4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4.965">
            <text:p>74.965</text:p>
          </table:table-cell>
          <table:table-cell table:style-name="ce13" office:value-type="string">
            <text:p>2020.01.08 2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84">
            <text:p>284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4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4">
            <text:p>284</text:p>
          </table:table-cell>
          <table:table-cell table:style-name="ce13" office:value-type="float" office:value="74.96">
            <text:p>74.96</text:p>
          </table:table-cell>
          <table:table-cell table:style-name="ce13" office:value-type="string">
            <text:p>2020.01.08 2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85">
            <text:p>285</text:p>
          </table:table-cell>
          <table:table-cell table:style-name="ce13" office:value-type="float" office:value="74.952">
            <text:p>74.952</text:p>
          </table:table-cell>
          <table:table-cell table:style-name="ce13" office:value-type="string">
            <text:p>2020.01.08 23:5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74.952">
            <text:p>74.952</text:p>
          </table:table-cell>
          <table:table-cell table:style-name="ce13" office:value-type="string">
            <text:p>2020.01.08 2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3" office:value-type="float" office:value="73.887">
            <text:p>73.887</text:p>
          </table:table-cell>
          <table:table-cell table:style-name="ce13" office:value-type="string">
            <text:p>2020.01.08 02:5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3.929">
            <text:p>73.929</text:p>
          </table:table-cell>
          <table:table-cell table:style-name="ce13" office:value-type="string">
            <text:p>2020.01.08 0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52999999999997">
            <text:p>0.053</text:p>
          </table:table-cell>
          <table:table-cell office:value-type="string">
            <text:p>Z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4">
            <text:p>84</text:p>
          </table:table-cell>
          <table:table-cell table:style-name="ce13" office:value-type="float" office:value="74.429">
            <text:p>74.429</text:p>
          </table:table-cell>
          <table:table-cell table:style-name="ce13" office:value-type="string">
            <text:p>2020.01.08 07:0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4.455">
            <text:p>74.455</text:p>
          </table:table-cell>
          <table:table-cell table:style-name="ce13" office:value-type="string">
            <text:p>2020.01.08 0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60000000000002">
            <text:p>-0.006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9">
            <text:p>139</text:p>
          </table:table-cell>
          <table:table-cell table:style-name="ce13" office:value-type="float" office:value="74.542">
            <text:p>74.542</text:p>
          </table:table-cell>
          <table:table-cell table:style-name="ce13" office:value-type="string">
            <text:p>2020.01.08 11:40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39">
            <text:p>139</text:p>
          </table:table-cell>
          <table:table-cell table:style-name="ce13" office:value-type="float" office:value="74.573">
            <text:p>74.573</text:p>
          </table:table-cell>
          <table:table-cell table:style-name="ce13" office:value-type="string">
            <text:p>2020.01.08 1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80000000000098">
            <text:p>-0.008</text:p>
          </table:table-cell>
          <table:table-cell office:value-type="string">
            <text:p>Z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50">
            <text:p>150</text:p>
          </table:table-cell>
          <table:table-cell table:style-name="ce13" office:value-type="float" office:value="74.49">
            <text:p>74.49</text:p>
          </table:table-cell>
          <table:table-cell table:style-name="ce13" office:value-type="string">
            <text:p>2020.01.08 12:3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74.491">
            <text:p>74.491</text:p>
          </table:table-cell>
          <table:table-cell table:style-name="ce13" office:value-type="string">
            <text:p>2020.01.08 1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48">
            <text:p>0.148</text:p>
          </table:table-cell>
          <table:table-cell office:value-type="string">
            <text:p>Z1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1">
            <text:p>181</text:p>
          </table:table-cell>
          <table:table-cell table:style-name="ce13" office:value-type="float" office:value="74.611">
            <text:p>74.611</text:p>
          </table:table-cell>
          <table:table-cell table:style-name="ce13" office:value-type="string">
            <text:p>2020.01.08 15:1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4.613">
            <text:p>74.613</text:p>
          </table:table-cell>
          <table:table-cell table:style-name="ce13" office:value-type="string">
            <text:p>2020.01.08 15:2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4.613">
            <text:p>74.613</text:p>
          </table:table-cell>
          <table:table-cell table:style-name="ce13" office:value-type="string">
            <text:p>2020.01.08 15:2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4.63">
            <text:p>74.63</text:p>
          </table:table-cell>
          <table:table-cell table:style-name="ce13" office:value-type="string">
            <text:p>2020.01.08 1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19999999999953">
            <text:p>0.002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5">
            <text:p>185</text:p>
          </table:table-cell>
          <table:table-cell table:style-name="ce13" office:value-type="float" office:value="74.626">
            <text:p>74.626</text:p>
          </table:table-cell>
          <table:table-cell table:style-name="ce13" office:value-type="string">
            <text:p>2020.01.08 15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4.642">
            <text:p>74.642</text:p>
          </table:table-cell>
          <table:table-cell table:style-name="ce13" office:value-type="string">
            <text:p>2020.01.08 1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1">
            <text:p>211</text:p>
          </table:table-cell>
          <table:table-cell table:style-name="ce13" office:value-type="float" office:value="74.495">
            <text:p>74.495</text:p>
          </table:table-cell>
          <table:table-cell table:style-name="ce13" office:value-type="string">
            <text:p>2020.01.08 17:4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4.435">
            <text:p>74.435</text:p>
          </table:table-cell>
          <table:table-cell table:style-name="ce13" office:value-type="string">
            <text:p>2020.01.08 17:5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4.435">
            <text:p>74.435</text:p>
          </table:table-cell>
          <table:table-cell table:style-name="ce13" office:value-type="string">
            <text:p>2020.01.08 17:50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74.526">
            <text:p>74.526</text:p>
          </table:table-cell>
          <table:table-cell table:style-name="ce13" office:value-type="string">
            <text:p>2020.01.08 1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6">
            <text:p>216</text:p>
          </table:table-cell>
          <table:table-cell table:style-name="ce13" office:value-type="float" office:value="74.472">
            <text:p>74.472</text:p>
          </table:table-cell>
          <table:table-cell table:style-name="ce13" office:value-type="string">
            <text:p>2020.01.08 18:05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1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25">
            <text:p>0.125</text:p>
          </table:table-cell>
          <table:table-cell office:value-type="string">
            <text:p>Z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2">
            <text:p>252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1:0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52">
            <text:p>252</text:p>
          </table:table-cell>
          <table:table-cell table:style-name="ce13" office:value-type="float" office:value="75.016">
            <text:p>75.016</text:p>
          </table:table-cell>
          <table:table-cell table:style-name="ce13" office:value-type="string">
            <text:p>2020.01.08 2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60000000000002">
            <text:p>0.006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0">
            <text:p>270</text:p>
          </table:table-cell>
          <table:table-cell table:style-name="ce13" office:value-type="float" office:value="74.999">
            <text:p>74.999</text:p>
          </table:table-cell>
          <table:table-cell table:style-name="ce13" office:value-type="string">
            <text:p>2020.01.08 22:3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39">
            <text:p>74.939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39">
            <text:p>74.939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75.007">
            <text:p>75.007</text:p>
          </table:table-cell>
          <table:table-cell table:style-name="ce13" office:value-type="string">
            <text:p>2020.01.08 2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0">
            <text:p>80</text:p>
          </table:table-cell>
          <table:table-cell table:style-name="ce13" office:value-type="float" office:value="74.417">
            <text:p>74.417</text:p>
          </table:table-cell>
          <table:table-cell table:style-name="ce13" office:value-type="string">
            <text:p>2020.01.08 06:4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4.444">
            <text:p>74.444</text:p>
          </table:table-cell>
          <table:table-cell table:style-name="ce13" office:value-type="string">
            <text:p>2020.01.08 0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060000000000002">
            <text:p>0.006</text:p>
          </table:table-cell>
          <table:table-cell office:value-type="string">
            <text:p>Z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90">
            <text:p>90</text:p>
          </table:table-cell>
          <table:table-cell table:style-name="ce13" office:value-type="float" office:value="74.406">
            <text:p>74.406</text:p>
          </table:table-cell>
          <table:table-cell table:style-name="ce13" office:value-type="string">
            <text:p>2020.01.08 07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4.434">
            <text:p>74.434</text:p>
          </table:table-cell>
          <table:table-cell table:style-name="ce13" office:value-type="string">
            <text:p>2020.01.08 0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29999999999987">
            <text:p>0.03</text:p>
          </table:table-cell>
          <table:table-cell office:value-type="string">
            <text:p>Z3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0">
            <text:p>180</text:p>
          </table:table-cell>
          <table:table-cell table:style-name="ce13" office:value-type="float" office:value="74.599">
            <text:p>74.599</text:p>
          </table:table-cell>
          <table:table-cell table:style-name="ce13" office:value-type="string">
            <text:p>2020.01.08 15:05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4.613">
            <text:p>74.613</text:p>
          </table:table-cell>
          <table:table-cell table:style-name="ce13" office:value-type="string">
            <text:p>2020.01.08 15:2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4.613">
            <text:p>74.613</text:p>
          </table:table-cell>
          <table:table-cell table:style-name="ce13" office:value-type="string">
            <text:p>2020.01.08 15:2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4.64">
            <text:p>74.64</text:p>
          </table:table-cell>
          <table:table-cell table:style-name="ce13" office:value-type="string">
            <text:p>2020.01.08 1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13999999999996">
            <text:p>0.014</text:p>
          </table:table-cell>
          <table:table-cell office:value-type="string">
            <text:p>Z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4">
            <text:p>184</text:p>
          </table:table-cell>
          <table:table-cell table:style-name="ce13" office:value-type="float" office:value="74.58">
            <text:p>74.58</text:p>
          </table:table-cell>
          <table:table-cell table:style-name="ce13" office:value-type="string">
            <text:p>2020.01.08 15:2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4.633">
            <text:p>74.633</text:p>
          </table:table-cell>
          <table:table-cell table:style-name="ce13" office:value-type="string">
            <text:p>2020.01.08 1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24000000000001">
            <text:p>0.024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1">
            <text:p>251</text:p>
          </table:table-cell>
          <table:table-cell table:style-name="ce13" office:value-type="float" office:value="74.991">
            <text:p>74.991</text:p>
          </table:table-cell>
          <table:table-cell table:style-name="ce13" office:value-type="string">
            <text:p>2020.01.08 21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005">
            <text:p>75.005</text:p>
          </table:table-cell>
          <table:table-cell table:style-name="ce13" office:value-type="string">
            <text:p>2020.01.08 2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16999999999996">
            <text:p>0.017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3" office:value-type="float" office:value="74.081">
            <text:p>74.081</text:p>
          </table:table-cell>
          <table:table-cell table:style-name="ce13" office:value-type="string">
            <text:p>2020.01.08 02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4.021">
            <text:p>74.021</text:p>
          </table:table-cell>
          <table:table-cell table:style-name="ce13" office:value-type="string">
            <text:p>2020.01.08 02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4.021">
            <text:p>74.021</text:p>
          </table:table-cell>
          <table:table-cell table:style-name="ce13" office:value-type="string">
            <text:p>2020.01.08 02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4.166">
            <text:p>74.166</text:p>
          </table:table-cell>
          <table:table-cell table:style-name="ce13" office:value-type="string">
            <text:p>2020.01.08 0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3" office:value-type="float" office:value="73.823">
            <text:p>73.823</text:p>
          </table:table-cell>
          <table:table-cell table:style-name="ce13" office:value-type="string">
            <text:p>2020.01.08 02:4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73.888">
            <text:p>73.888</text:p>
          </table:table-cell>
          <table:table-cell table:style-name="ce13" office:value-type="string">
            <text:p>2020.01.08 0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17">
            <text:p>0.117</text:p>
          </table:table-cell>
          <table:table-cell office:value-type="string">
            <text:p>Z3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3">
            <text:p>83</text:p>
          </table:table-cell>
          <table:table-cell table:style-name="ce13" office:value-type="float" office:value="74.405">
            <text:p>74.405</text:p>
          </table:table-cell>
          <table:table-cell table:style-name="ce13" office:value-type="string">
            <text:p>2020.01.08 07:0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74.441">
            <text:p>74.441</text:p>
          </table:table-cell>
          <table:table-cell table:style-name="ce13" office:value-type="string">
            <text:p>2020.01.08 0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18000000000001">
            <text:p>0.018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93">
            <text:p>93</text:p>
          </table:table-cell>
          <table:table-cell table:style-name="ce13" office:value-type="float" office:value="74.401">
            <text:p>74.401</text:p>
          </table:table-cell>
          <table:table-cell table:style-name="ce13" office:value-type="string">
            <text:p>2020.01.08 07:50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4.414">
            <text:p>74.414</text:p>
          </table:table-cell>
          <table:table-cell table:style-name="ce13" office:value-type="string">
            <text:p>2020.01.08 0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34999999999997">
            <text:p>0.035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8">
            <text:p>138</text:p>
          </table:table-cell>
          <table:table-cell table:style-name="ce13" office:value-type="float" office:value="74.536">
            <text:p>74.536</text:p>
          </table:table-cell>
          <table:table-cell table:style-name="ce13" office:value-type="string">
            <text:p>2020.01.08 11:3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74.548">
            <text:p>74.548</text:p>
          </table:table-cell>
          <table:table-cell table:style-name="ce13" office:value-type="string">
            <text:p>2020.01.08 1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020000000000095">
            <text:p>-0.002</text:p>
          </table:table-cell>
          <table:table-cell office:value-type="string">
            <text:p>Z5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9">
            <text:p>149</text:p>
          </table:table-cell>
          <table:table-cell table:style-name="ce13" office:value-type="float" office:value="74.485">
            <text:p>74.485</text:p>
          </table:table-cell>
          <table:table-cell table:style-name="ce13" office:value-type="string">
            <text:p>2020.01.08 12:30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4.497">
            <text:p>74.497</text:p>
          </table:table-cell>
          <table:table-cell table:style-name="ce13" office:value-type="string">
            <text:p>2020.01.08 1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5299999999999">
            <text:p>0.153</text:p>
          </table:table-cell>
          <table:table-cell office:value-type="string">
            <text:p>Z1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8">
            <text:p>178</text:p>
          </table:table-cell>
          <table:table-cell table:style-name="ce13" office:value-type="float" office:value="74.606">
            <text:p>74.606</text:p>
          </table:table-cell>
          <table:table-cell table:style-name="ce13" office:value-type="string">
            <text:p>2020.01.08 14:55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74.664">
            <text:p>74.664</text:p>
          </table:table-cell>
          <table:table-cell table:style-name="ce13" office:value-type="string">
            <text:p>2020.01.08 1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019999999999953">
            <text:p>-0.002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0">
            <text:p>210</text:p>
          </table:table-cell>
          <table:table-cell table:style-name="ce13" office:value-type="float" office:value="74.456">
            <text:p>74.456</text:p>
          </table:table-cell>
          <table:table-cell table:style-name="ce13" office:value-type="string">
            <text:p>2020.01.08 17:3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17:4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17:45</text:p>
          </table:table-cell>
          <table:table-cell table:style-name="ce13" office:value-type="float" office:value="210">
            <text:p>210</text:p>
          </table:table-cell>
          <table:table-cell table:style-name="ce13" office:value-type="float" office:value="74.499">
            <text:p>74.499</text:p>
          </table:table-cell>
          <table:table-cell table:style-name="ce13" office:value-type="string">
            <text:p>2020.01.08 1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99999999999909">
            <text:p>0.01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5">
            <text:p>215</text:p>
          </table:table-cell>
          <table:table-cell table:style-name="ce13" office:value-type="float" office:value="74.461">
            <text:p>74.461</text:p>
          </table:table-cell>
          <table:table-cell table:style-name="ce13" office:value-type="string">
            <text:p>2020.01.08 18:0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15">
            <text:p>215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1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36">
            <text:p>0.136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2">
            <text:p>142</text:p>
          </table:table-cell>
          <table:table-cell table:style-name="ce13" office:value-type="float" office:value="74.575">
            <text:p>74.575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15">
            <text:p>74.515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15">
            <text:p>74.515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94">
            <text:p>74.59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69">
            <text:p>269</text:p>
          </table:table-cell>
          <table:table-cell table:style-name="ce13" office:value-type="float" office:value="75.02">
            <text:p>75.02</text:p>
          </table:table-cell>
          <table:table-cell table:style-name="ce13" office:value-type="string">
            <text:p>2020.01.08 22:3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6">
            <text:p>74.96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6">
            <text:p>74.96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75.023">
            <text:p>75.023</text:p>
          </table:table-cell>
          <table:table-cell table:style-name="ce13" office:value-type="string">
            <text:p>2020.01.08 2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3" office:value-type="float" office:value="74.478">
            <text:p>74.478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18">
            <text:p>74.418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18">
            <text:p>74.418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93">
            <text:p>74.493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2">
            <text:p>172</text:p>
          </table:table-cell>
          <table:table-cell table:style-name="ce13" office:value-type="float" office:value="74.662">
            <text:p>74.662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02">
            <text:p>74.602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02">
            <text:p>74.602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62">
            <text:p>74.662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95">
            <text:p>195</text:p>
          </table:table-cell>
          <table:table-cell table:style-name="ce13" office:value-type="float" office:value="74.616">
            <text:p>74.616</text:p>
          </table:table-cell>
          <table:table-cell table:style-name="ce13" office:value-type="string">
            <text:p>2020.01.08 16:2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4.624">
            <text:p>74.624</text:p>
          </table:table-cell>
          <table:table-cell table:style-name="ce13" office:value-type="string">
            <text:p>2020.01.08 1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0">
            <text:p>250</text:p>
          </table:table-cell>
          <table:table-cell table:style-name="ce13" office:value-type="float" office:value="75">
            <text:p>75</text:p>
          </table:table-cell>
          <table:table-cell table:style-name="ce13" office:value-type="string">
            <text:p>2020.01.08 20:5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005">
            <text:p>75.005</text:p>
          </table:table-cell>
          <table:table-cell table:style-name="ce13" office:value-type="string">
            <text:p>2020.01.08 2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79999999999956">
            <text:p>0.008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79">
            <text:p>79</text:p>
          </table:table-cell>
          <table:table-cell table:style-name="ce13" office:value-type="float" office:value="74.44">
            <text:p>74.44</text:p>
          </table:table-cell>
          <table:table-cell table:style-name="ce13" office:value-type="string">
            <text:p>2020.01.08 06:4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4.445">
            <text:p>74.445</text:p>
          </table:table-cell>
          <table:table-cell table:style-name="ce13" office:value-type="string">
            <text:p>2020.01.08 0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6999999999996">
            <text:p>-0.017</text:p>
          </table:table-cell>
          <table:table-cell office:value-type="string">
            <text:p>Z5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89">
            <text:p>89</text:p>
          </table:table-cell>
          <table:table-cell table:style-name="ce13" office:value-type="float" office:value="74.45">
            <text:p>74.45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39">
            <text:p>74.39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39">
            <text:p>74.39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59">
            <text:p>74.459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3">
            <text:p>133</text:p>
          </table:table-cell>
          <table:table-cell table:style-name="ce13" office:value-type="float" office:value="74.576">
            <text:p>74.576</text:p>
          </table:table-cell>
          <table:table-cell table:style-name="ce13" office:value-type="string">
            <text:p>2020.01.08 11:10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516">
            <text:p>74.516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516">
            <text:p>74.516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74.603">
            <text:p>74.603</text:p>
          </table:table-cell>
          <table:table-cell table:style-name="ce13" office:value-type="string">
            <text:p>2020.01.08 1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3">
            <text:p>183</text:p>
          </table:table-cell>
          <table:table-cell table:style-name="ce13" office:value-type="float" office:value="74.632">
            <text:p>74.632</text:p>
          </table:table-cell>
          <table:table-cell table:style-name="ce13" office:value-type="string">
            <text:p>2020.01.08 15:2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2">
            <text:p>74.572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2">
            <text:p>74.572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4.652">
            <text:p>74.652</text:p>
          </table:table-cell>
          <table:table-cell table:style-name="ce13" office:value-type="string">
            <text:p>2020.01.08 1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12">
            <text:p>212</text:p>
          </table:table-cell>
          <table:table-cell table:style-name="ce13" office:value-type="float" office:value="74.494">
            <text:p>74.494</text:p>
          </table:table-cell>
          <table:table-cell table:style-name="ce13" office:value-type="string">
            <text:p>2020.01.08 17:45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4.434">
            <text:p>74.434</text:p>
          </table:table-cell>
          <table:table-cell table:style-name="ce13" office:value-type="string">
            <text:p>2020.01.08 17:5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4.434">
            <text:p>74.434</text:p>
          </table:table-cell>
          <table:table-cell table:style-name="ce13" office:value-type="string">
            <text:p>2020.01.08 17:50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4.51">
            <text:p>74.51</text:p>
          </table:table-cell>
          <table:table-cell table:style-name="ce13" office:value-type="string">
            <text:p>2020.01.08 1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3" office:value-type="float" office:value="74.067">
            <text:p>74.067</text:p>
          </table:table-cell>
          <table:table-cell table:style-name="ce13" office:value-type="string">
            <text:p>2020.01.08 02:0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4.063">
            <text:p>74.063</text:p>
          </table:table-cell>
          <table:table-cell table:style-name="ce13" office:value-type="string">
            <text:p>2020.01.08 02:0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4.063">
            <text:p>74.063</text:p>
          </table:table-cell>
          <table:table-cell table:style-name="ce13" office:value-type="string">
            <text:p>2020.01.08 02:0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4.123">
            <text:p>74.123</text:p>
          </table:table-cell>
          <table:table-cell table:style-name="ce13" office:value-type="string">
            <text:p>2020.01.08 0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039999999999907">
            <text:p>-0.004</text:p>
          </table:table-cell>
          <table:table-cell office:value-type="string">
            <text:p>Z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81">
            <text:p>81</text:p>
          </table:table-cell>
          <table:table-cell table:style-name="ce13" office:value-type="float" office:value="74.435">
            <text:p>74.435</text:p>
          </table:table-cell>
          <table:table-cell table:style-name="ce13" office:value-type="string">
            <text:p>2020.01.08 06:5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4.443">
            <text:p>74.443</text:p>
          </table:table-cell>
          <table:table-cell table:style-name="ce13" office:value-type="string">
            <text:p>2020.01.08 0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2">
            <text:p>-0.012</text:p>
          </table:table-cell>
          <table:table-cell office:value-type="string">
            <text:p>Z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91">
            <text:p>91</text:p>
          </table:table-cell>
          <table:table-cell table:style-name="ce13" office:value-type="float" office:value="74.427">
            <text:p>74.427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428">
            <text:p>74.428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089999999999861">
            <text:p>0.009</text:p>
          </table:table-cell>
          <table:table-cell office:value-type="string">
            <text:p>Z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94">
            <text:p>94</text:p>
          </table:table-cell>
          <table:table-cell table:style-name="ce13" office:value-type="float" office:value="74.411">
            <text:p>74.411</text:p>
          </table:table-cell>
          <table:table-cell table:style-name="ce13" office:value-type="string">
            <text:p>2020.01.08 07:5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4.412">
            <text:p>74.412</text:p>
          </table:table-cell>
          <table:table-cell table:style-name="ce13" office:value-type="string">
            <text:p>2020.01.08 0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24999999999991">
            <text:p>0.025</text:p>
          </table:table-cell>
          <table:table-cell office:value-type="string">
            <text:p>Z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9">
            <text:p>179</text:p>
          </table:table-cell>
          <table:table-cell table:style-name="ce13" office:value-type="float" office:value="74.635">
            <text:p>74.635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5">
            <text:p>74.575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5">
            <text:p>74.575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35">
            <text:p>74.635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71">
            <text:p>271</text:p>
          </table:table-cell>
          <table:table-cell table:style-name="ce13" office:value-type="float" office:value="75.006">
            <text:p>75.006</text:p>
          </table:table-cell>
          <table:table-cell table:style-name="ce13" office:value-type="string">
            <text:p>2020.01.08 22:4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46">
            <text:p>74.946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46">
            <text:p>74.946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1">
            <text:p>271</text:p>
          </table:table-cell>
          <table:table-cell table:style-name="ce13" office:value-type="float" office:value="75.01">
            <text:p>75.01</text:p>
          </table:table-cell>
          <table:table-cell table:style-name="ce13" office:value-type="string">
            <text:p>2020.01.08 2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4.43">
            <text:p>74.43</text:p>
          </table:table-cell>
          <table:table-cell table:style-name="ce13" office:value-type="string">
            <text:p>2020.01.08 01:0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37">
            <text:p>74.37</text:p>
          </table:table-cell>
          <table:table-cell table:style-name="ce13" office:value-type="string">
            <text:p>2020.01.08 01:1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37">
            <text:p>74.37</text:p>
          </table:table-cell>
          <table:table-cell table:style-name="ce13" office:value-type="string">
            <text:p>2020.01.08 01:1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4.432">
            <text:p>74.432</text:p>
          </table:table-cell>
          <table:table-cell table:style-name="ce13" office:value-type="string">
            <text:p>2020.01.08 0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4.029">
            <text:p>74.029</text:p>
          </table:table-cell>
          <table:table-cell table:style-name="ce13" office:value-type="string">
            <text:p>2020.01.08 02:1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3.969">
            <text:p>73.969</text:p>
          </table:table-cell>
          <table:table-cell table:style-name="ce13" office:value-type="string">
            <text:p>2020.01.08 02:1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3.969">
            <text:p>73.969</text:p>
          </table:table-cell>
          <table:table-cell table:style-name="ce13" office:value-type="string">
            <text:p>2020.01.08 02:1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4.041">
            <text:p>74.041</text:p>
          </table:table-cell>
          <table:table-cell table:style-name="ce13" office:value-type="string">
            <text:p>2020.01.08 0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82">
            <text:p>82</text:p>
          </table:table-cell>
          <table:table-cell table:style-name="ce13" office:value-type="float" office:value="74.398">
            <text:p>74.398</text:p>
          </table:table-cell>
          <table:table-cell table:style-name="ce13" office:value-type="string">
            <text:p>2020.01.08 06:5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4.422">
            <text:p>74.422</text:p>
          </table:table-cell>
          <table:table-cell table:style-name="ce13" office:value-type="string">
            <text:p>2020.01.08 0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25000000000006">
            <text:p>0.025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92">
            <text:p>92</text:p>
          </table:table-cell>
          <table:table-cell table:style-name="ce13" office:value-type="float" office:value="74.383">
            <text:p>74.383</text:p>
          </table:table-cell>
          <table:table-cell table:style-name="ce13" office:value-type="string">
            <text:p>2020.01.08 07:4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4.414">
            <text:p>74.414</text:p>
          </table:table-cell>
          <table:table-cell table:style-name="ce13" office:value-type="string">
            <text:p>2020.01.08 0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52999999999997">
            <text:p>0.053</text:p>
          </table:table-cell>
          <table:table-cell office:value-type="string">
            <text:p>Z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4">
            <text:p>134</text:p>
          </table:table-cell>
          <table:table-cell table:style-name="ce13" office:value-type="float" office:value="74.557">
            <text:p>74.557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497">
            <text:p>74.497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497">
            <text:p>74.497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561">
            <text:p>74.561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3">
            <text:p>173</text:p>
          </table:table-cell>
          <table:table-cell table:style-name="ce13" office:value-type="float" office:value="74.624">
            <text:p>74.624</text:p>
          </table:table-cell>
          <table:table-cell table:style-name="ce13" office:value-type="string">
            <text:p>2020.01.08 14:30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74.564">
            <text:p>74.564</text:p>
          </table:table-cell>
          <table:table-cell table:style-name="ce13" office:value-type="string">
            <text:p>2020.01.08 14:40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74.564">
            <text:p>74.564</text:p>
          </table:table-cell>
          <table:table-cell table:style-name="ce13" office:value-type="string">
            <text:p>2020.01.08 14:4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4.627">
            <text:p>74.627</text:p>
          </table:table-cell>
          <table:table-cell table:style-name="ce13" office:value-type="string">
            <text:p>2020.01.08 1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96">
            <text:p>196</text:p>
          </table:table-cell>
          <table:table-cell table:style-name="ce13" office:value-type="float" office:value="74.59">
            <text:p>74.59</text:p>
          </table:table-cell>
          <table:table-cell table:style-name="ce13" office:value-type="string">
            <text:p>2020.01.08 16:25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603">
            <text:p>74.603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603">
            <text:p>74.603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4.617">
            <text:p>74.617</text:p>
          </table:table-cell>
          <table:table-cell table:style-name="ce13" office:value-type="string">
            <text:p>2020.01.08 1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12999999999991">
            <text:p>0.013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13">
            <text:p>213</text:p>
          </table:table-cell>
          <table:table-cell table:style-name="ce13" office:value-type="float" office:value="74.47">
            <text:p>74.47</text:p>
          </table:table-cell>
          <table:table-cell table:style-name="ce13" office:value-type="string">
            <text:p>2020.01.08 17:5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4.476">
            <text:p>74.476</text:p>
          </table:table-cell>
          <table:table-cell table:style-name="ce13" office:value-type="string">
            <text:p>2020.01.08 1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27">
            <text:p>0.127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1:10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363">
            <text:p>74.363</text:p>
          </table:table-cell>
          <table:table-cell table:style-name="ce13" office:value-type="string">
            <text:p>2020.01.08 01:1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363">
            <text:p>74.363</text:p>
          </table:table-cell>
          <table:table-cell table:style-name="ce13" office:value-type="string">
            <text:p>2020.01.08 01:1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4.429">
            <text:p>74.429</text:p>
          </table:table-cell>
          <table:table-cell table:style-name="ce13" office:value-type="string">
            <text:p>2020.01.08 0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3" office:value-type="float" office:value="73.905">
            <text:p>73.905</text:p>
          </table:table-cell>
          <table:table-cell table:style-name="ce13" office:value-type="string">
            <text:p>2020.01.08 02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3.845">
            <text:p>73.845</text:p>
          </table:table-cell>
          <table:table-cell table:style-name="ce13" office:value-type="string">
            <text:p>2020.01.08 02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3.845">
            <text:p>73.845</text:p>
          </table:table-cell>
          <table:table-cell table:style-name="ce13" office:value-type="string">
            <text:p>2020.01.08 02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3.953">
            <text:p>73.953</text:p>
          </table:table-cell>
          <table:table-cell table:style-name="ce13" office:value-type="string">
            <text:p>2020.01.08 0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3" office:value-type="float" office:value="73.879">
            <text:p>73.879</text:p>
          </table:table-cell>
          <table:table-cell table:style-name="ce13" office:value-type="string">
            <text:p>2020.01.08 02:2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3.899">
            <text:p>73.899</text:p>
          </table:table-cell>
          <table:table-cell table:style-name="ce13" office:value-type="string">
            <text:p>2020.01.08 02:2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3.899">
            <text:p>73.899</text:p>
          </table:table-cell>
          <table:table-cell table:style-name="ce13" office:value-type="string">
            <text:p>2020.01.08 02:2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3.959">
            <text:p>73.959</text:p>
          </table:table-cell>
          <table:table-cell table:style-name="ce13" office:value-type="string">
            <text:p>2020.01.08 0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0.019999999999996">
            <text:p>0.02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3" office:value-type="float" office:value="73.887">
            <text:p>73.887</text:p>
          </table:table-cell>
          <table:table-cell table:style-name="ce13" office:value-type="string">
            <text:p>2020.01.08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3.827">
            <text:p>73.827</text:p>
          </table:table-cell>
          <table:table-cell table:style-name="ce13" office:value-type="string">
            <text:p>2020.01.08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3.827">
            <text:p>73.827</text:p>
          </table:table-cell>
          <table:table-cell table:style-name="ce13" office:value-type="string">
            <text:p>2020.01.08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3.896">
            <text:p>73.896</text:p>
          </table:table-cell>
          <table:table-cell table:style-name="ce13" office:value-type="string">
            <text:p>2020.01.08 0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3" office:value-type="float" office:value="73.806">
            <text:p>73.806</text:p>
          </table:table-cell>
          <table:table-cell table:style-name="ce13" office:value-type="string">
            <text:p>2020.01.08 02:3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3.811">
            <text:p>73.811</text:p>
          </table:table-cell>
          <table:table-cell table:style-name="ce13" office:value-type="string">
            <text:p>2020.01.08 02:3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3.811">
            <text:p>73.811</text:p>
          </table:table-cell>
          <table:table-cell table:style-name="ce13" office:value-type="string">
            <text:p>2020.01.08 02:3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3.871">
            <text:p>73.871</text:p>
          </table:table-cell>
          <table:table-cell table:style-name="ce13" office:value-type="string">
            <text:p>2020.01.08 0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49999999999955">
            <text:p>0.005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73.854">
            <text:p>73.854</text:p>
          </table:table-cell>
          <table:table-cell table:style-name="ce13" office:value-type="string">
            <text:p>2020.01.08 02:3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3.794">
            <text:p>73.794</text:p>
          </table:table-cell>
          <table:table-cell table:style-name="ce13" office:value-type="string">
            <text:p>2020.01.08 02:3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3.794">
            <text:p>73.794</text:p>
          </table:table-cell>
          <table:table-cell table:style-name="ce13" office:value-type="string">
            <text:p>2020.01.08 02:3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3.86">
            <text:p>73.86</text:p>
          </table:table-cell>
          <table:table-cell table:style-name="ce13" office:value-type="string">
            <text:p>2020.01.08 0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3" office:value-type="float" office:value="73.811">
            <text:p>73.811</text:p>
          </table:table-cell>
          <table:table-cell table:style-name="ce13" office:value-type="string">
            <text:p>2020.01.08 02:4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73.838">
            <text:p>73.838</text:p>
          </table:table-cell>
          <table:table-cell table:style-name="ce13" office:value-type="string">
            <text:p>2020.01.08 0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2899999999999">
            <text:p>0.129</text:p>
          </table:table-cell>
          <table:table-cell office:value-type="string">
            <text:p>Z3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5">
            <text:p>135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100000000001">
            <text:p>-0.011</text:p>
          </table:table-cell>
          <table:table-cell office:value-type="string">
            <text:p>Z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6">
            <text:p>136</text:p>
          </table:table-cell>
          <table:table-cell table:style-name="ce13" office:value-type="float" office:value="74.54">
            <text:p>74.54</text:p>
          </table:table-cell>
          <table:table-cell table:style-name="ce13" office:value-type="string">
            <text:p>2020.01.08 11:2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60000000000144">
            <text:p>-0.006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7">
            <text:p>137</text:p>
          </table:table-cell>
          <table:table-cell table:style-name="ce13" office:value-type="float" office:value="74.524">
            <text:p>74.524</text:p>
          </table:table-cell>
          <table:table-cell table:style-name="ce13" office:value-type="string">
            <text:p>2020.01.08 11:30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99999999999909">
            <text:p>0.01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8">
            <text:p>148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12:2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74.493">
            <text:p>74.493</text:p>
          </table:table-cell>
          <table:table-cell table:style-name="ce13" office:value-type="string">
            <text:p>2020.01.08 1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7099999999999">
            <text:p>0.171</text:p>
          </table:table-cell>
          <table:table-cell office:value-type="string">
            <text:p>Z1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4">
            <text:p>174</text:p>
          </table:table-cell>
          <table:table-cell table:style-name="ce13" office:value-type="float" office:value="74.602">
            <text:p>74.602</text:p>
          </table:table-cell>
          <table:table-cell table:style-name="ce13" office:value-type="string">
            <text:p>2020.01.08 14:35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4">
            <text:p>174</text:p>
          </table:table-cell>
          <table:table-cell table:style-name="ce13" office:value-type="float" office:value="74.612">
            <text:p>74.612</text:p>
          </table:table-cell>
          <table:table-cell table:style-name="ce13" office:value-type="string">
            <text:p>2020.01.08 1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19999999999953">
            <text:p>0.002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97">
            <text:p>197</text:p>
          </table:table-cell>
          <table:table-cell table:style-name="ce13" office:value-type="float" office:value="74.6">
            <text:p>74.6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603">
            <text:p>74.603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603">
            <text:p>74.603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663">
            <text:p>74.663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0.0030000000000001">
            <text:p>0.003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04">
            <text:p>204</text:p>
          </table:table-cell>
          <table:table-cell table:style-name="ce13" office:value-type="float" office:value="74.548">
            <text:p>74.548</text:p>
          </table:table-cell>
          <table:table-cell table:style-name="ce13" office:value-type="string">
            <text:p>2020.01.08 17:0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88">
            <text:p>74.488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88">
            <text:p>74.488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4">
            <text:p>204</text:p>
          </table:table-cell>
          <table:table-cell table:style-name="ce13" office:value-type="float" office:value="74.567">
            <text:p>74.567</text:p>
          </table:table-cell>
          <table:table-cell table:style-name="ce13" office:value-type="string">
            <text:p>2020.01.08 1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05">
            <text:p>205</text:p>
          </table:table-cell>
          <table:table-cell table:style-name="ce13" office:value-type="float" office:value="74.539">
            <text:p>74.539</text:p>
          </table:table-cell>
          <table:table-cell table:style-name="ce13" office:value-type="string">
            <text:p>2020.01.08 17:1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79">
            <text:p>74.479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79">
            <text:p>74.479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06">
            <text:p>206</text:p>
          </table:table-cell>
          <table:table-cell table:style-name="ce13" office:value-type="float" office:value="74.514">
            <text:p>74.514</text:p>
          </table:table-cell>
          <table:table-cell table:style-name="ce13" office:value-type="string">
            <text:p>2020.01.08 17:1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54">
            <text:p>74.454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54">
            <text:p>74.454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4.527">
            <text:p>74.527</text:p>
          </table:table-cell>
          <table:table-cell table:style-name="ce13" office:value-type="string">
            <text:p>2020.01.08 1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14">
            <text:p>214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17:55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4.474">
            <text:p>74.474</text:p>
          </table:table-cell>
          <table:table-cell table:style-name="ce13" office:value-type="string">
            <text:p>2020.01.08 1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31">
            <text:p>0.131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3" office:value-type="float" office:value="74.022">
            <text:p>74.022</text:p>
          </table:table-cell>
          <table:table-cell table:style-name="ce13" office:value-type="string">
            <text:p>2020.01.08 01:5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4.162">
            <text:p>74.162</text:p>
          </table:table-cell>
          <table:table-cell table:style-name="ce13" office:value-type="string">
            <text:p>2020.01.08 01:5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4.162">
            <text:p>74.162</text:p>
          </table:table-cell>
          <table:table-cell table:style-name="ce13" office:value-type="string">
            <text:p>2020.01.08 01:5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4.206">
            <text:p>74.206</text:p>
          </table:table-cell>
          <table:table-cell table:style-name="ce13" office:value-type="string">
            <text:p>2020.01.08 0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TP</text:p>
          </table:table-cell>
          <table:table-cell table:style-name="ce15" office:value-type="float" office:value="0.14">
            <text:p>0.14</text:p>
          </table:table-cell>
          <table:table-cell office:value-type="string">
            <text:p>Z5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7">
            <text:p>147</text:p>
          </table:table-cell>
          <table:table-cell table:style-name="ce13" office:value-type="float" office:value="74.488">
            <text:p>74.488</text:p>
          </table:table-cell>
          <table:table-cell table:style-name="ce13" office:value-type="string">
            <text:p>2020.01.08 12:20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74.491">
            <text:p>74.491</text:p>
          </table:table-cell>
          <table:table-cell table:style-name="ce13" office:value-type="string">
            <text:p>2020.01.08 1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4999999999999">
            <text:p>0.15</text:p>
          </table:table-cell>
          <table:table-cell office:value-type="string">
            <text:p>Z1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7">
            <text:p>177</text:p>
          </table:table-cell>
          <table:table-cell table:style-name="ce13" office:value-type="float" office:value="74.599">
            <text:p>74.599</text:p>
          </table:table-cell>
          <table:table-cell table:style-name="ce13" office:value-type="string">
            <text:p>2020.01.08 14:5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4.615">
            <text:p>74.615</text:p>
          </table:table-cell>
          <table:table-cell table:style-name="ce13" office:value-type="string">
            <text:p>2020.01.08 1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49999999999955">
            <text:p>0.005</text:p>
          </table:table-cell>
          <table:table-cell office:value-type="string">
            <text:p>Z5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03">
            <text:p>203</text:p>
          </table:table-cell>
          <table:table-cell table:style-name="ce13" office:value-type="float" office:value="74.537">
            <text:p>74.537</text:p>
          </table:table-cell>
          <table:table-cell table:style-name="ce13" office:value-type="string">
            <text:p>2020.01.08 17:0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77">
            <text:p>74.477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77">
            <text:p>74.477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4.551">
            <text:p>74.551</text:p>
          </table:table-cell>
          <table:table-cell table:style-name="ce13" office:value-type="string">
            <text:p>2020.01.08 1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09">
            <text:p>209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17:30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17:4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17:45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4.475">
            <text:p>74.475</text:p>
          </table:table-cell>
          <table:table-cell table:style-name="ce13" office:value-type="string">
            <text:p>2020.01.08 1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">
            <text:p>0</text:p>
          </table:table-cell>
          <table:table-cell office:value-type="string">
            <text:p>Z5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76">
            <text:p>276</text:p>
          </table:table-cell>
          <table:table-cell table:style-name="ce13" office:value-type="float" office:value="74.895">
            <text:p>74.895</text:p>
          </table:table-cell>
          <table:table-cell table:style-name="ce13" office:value-type="string">
            <text:p>2020.01.08 23:0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76">
            <text:p>276</text:p>
          </table:table-cell>
          <table:table-cell table:style-name="ce13" office:value-type="float" office:value="74.925">
            <text:p>74.925</text:p>
          </table:table-cell>
          <table:table-cell table:style-name="ce13" office:value-type="string">
            <text:p>2020.01.08 2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54000000000002">
            <text:p>0.054</text:p>
          </table:table-cell>
          <table:table-cell office:value-type="string">
            <text:p>Z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6">
            <text:p>176</text:p>
          </table:table-cell>
          <table:table-cell table:style-name="ce13" office:value-type="float" office:value="74.567">
            <text:p>74.567</text:p>
          </table:table-cell>
          <table:table-cell table:style-name="ce13" office:value-type="string">
            <text:p>2020.01.08 14:45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37000000000006">
            <text:p>0.037</text:p>
          </table:table-cell>
          <table:table-cell office:value-type="string">
            <text:p>Z5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99">
            <text:p>199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8 16:4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17:15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74.58">
            <text:p>74.58</text:p>
          </table:table-cell>
          <table:table-cell table:style-name="ce13" office:value-type="string">
            <text:p>2020.01.08 1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08">
            <text:p>208</text:p>
          </table:table-cell>
          <table:table-cell table:style-name="ce13" office:value-type="float" office:value="74.456">
            <text:p>74.456</text:p>
          </table:table-cell>
          <table:table-cell table:style-name="ce13" office:value-type="string">
            <text:p>2020.01.08 17:2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17:4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17:45</text:p>
          </table:table-cell>
          <table:table-cell table:style-name="ce13" office:value-type="float" office:value="208">
            <text:p>208</text:p>
          </table:table-cell>
          <table:table-cell table:style-name="ce13" office:value-type="float" office:value="74.481">
            <text:p>74.481</text:p>
          </table:table-cell>
          <table:table-cell table:style-name="ce13" office:value-type="string">
            <text:p>2020.01.08 1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99999999999909">
            <text:p>0.01</text:p>
          </table:table-cell>
          <table:table-cell office:value-type="string">
            <text:p>Z5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3.922">
            <text:p>73.922</text:p>
          </table:table-cell>
          <table:table-cell table:style-name="ce13" office:value-type="string">
            <text:p>2020.01.08 01:50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4.162">
            <text:p>74.162</text:p>
          </table:table-cell>
          <table:table-cell table:style-name="ce13" office:value-type="string">
            <text:p>2020.01.08 01:5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4.162">
            <text:p>74.162</text:p>
          </table:table-cell>
          <table:table-cell table:style-name="ce13" office:value-type="string">
            <text:p>2020.01.08 01:55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4.022">
            <text:p>74.022</text:p>
          </table:table-cell>
          <table:table-cell table:style-name="ce13" office:value-type="string">
            <text:p>2020.01.08 0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TP</text:p>
          </table:table-cell>
          <table:table-cell table:style-name="ce15" office:value-type="float" office:value="0.24000000000001">
            <text:p>0.24</text:p>
          </table:table-cell>
          <table:table-cell office:value-type="string">
            <text:p>Z5</text:p>
          </table:table-cell>
          <table:table-cell table:number-columns-repeated="4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6">
            <text:p>146</text:p>
          </table:table-cell>
          <table:table-cell table:style-name="ce13" office:value-type="float" office:value="74.465">
            <text:p>74.465</text:p>
          </table:table-cell>
          <table:table-cell table:style-name="ce13" office:value-type="string">
            <text:p>2020.01.08 12:1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74.516">
            <text:p>74.516</text:p>
          </table:table-cell>
          <table:table-cell table:style-name="ce13" office:value-type="string">
            <text:p>2020.01.08 1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7299999999999">
            <text:p>0.173</text:p>
          </table:table-cell>
          <table:table-cell office:value-type="string">
            <text:p>Z1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02">
            <text:p>202</text:p>
          </table:table-cell>
          <table:table-cell table:style-name="ce13" office:value-type="float" office:value="74.516">
            <text:p>74.516</text:p>
          </table:table-cell>
          <table:table-cell table:style-name="ce13" office:value-type="string">
            <text:p>2020.01.08 16:5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4.507">
            <text:p>74.507</text:p>
          </table:table-cell>
          <table:table-cell table:style-name="ce13" office:value-type="string">
            <text:p>2020.01.08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4.507">
            <text:p>74.507</text:p>
          </table:table-cell>
          <table:table-cell table:style-name="ce13" office:value-type="string">
            <text:p>2020.01.08 17:15</text:p>
          </table:table-cell>
          <table:table-cell table:style-name="ce13" office:value-type="float" office:value="202">
            <text:p>202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90000000000146">
            <text:p>-0.009</text:p>
          </table:table-cell>
          <table:table-cell office:value-type="string">
            <text:p>Z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75">
            <text:p>275</text:p>
          </table:table-cell>
          <table:table-cell table:style-name="ce13" office:value-type="float" office:value="74.861">
            <text:p>74.861</text:p>
          </table:table-cell>
          <table:table-cell table:style-name="ce13" office:value-type="string">
            <text:p>2020.01.08 23:0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75">
            <text:p>275</text:p>
          </table:table-cell>
          <table:table-cell table:style-name="ce13" office:value-type="float" office:value="74.902">
            <text:p>74.902</text:p>
          </table:table-cell>
          <table:table-cell table:style-name="ce13" office:value-type="string">
            <text:p>2020.01.08 2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87999999999994">
            <text:p>0.088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3">
            <text:p>143</text:p>
          </table:table-cell>
          <table:table-cell table:style-name="ce13" office:value-type="float" office:value="74.528">
            <text:p>74.528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4.468">
            <text:p>74.468</text:p>
          </table:table-cell>
          <table:table-cell table:style-name="ce13" office:value-type="string">
            <text:p>2020.01.08 12:05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4.468">
            <text:p>74.468</text:p>
          </table:table-cell>
          <table:table-cell table:style-name="ce13" office:value-type="string">
            <text:p>2020.01.08 12:0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4">
            <text:p>74.54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72">
            <text:p>272</text:p>
          </table:table-cell>
          <table:table-cell table:style-name="ce13" office:value-type="float" office:value="75">
            <text:p>75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5">
            <text:p>75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3" office:value-type="float" office:value="74.414">
            <text:p>74.414</text:p>
          </table:table-cell>
          <table:table-cell table:style-name="ce13" office:value-type="string">
            <text:p>2020.01.08 01:1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354">
            <text:p>74.354</text:p>
          </table:table-cell>
          <table:table-cell table:style-name="ce13" office:value-type="string">
            <text:p>2020.01.08 01:1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354">
            <text:p>74.354</text:p>
          </table:table-cell>
          <table:table-cell table:style-name="ce13" office:value-type="string">
            <text:p>2020.01.08 01:1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427">
            <text:p>74.427</text:p>
          </table:table-cell>
          <table:table-cell table:style-name="ce13" office:value-type="string">
            <text:p>2020.01.08 0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75">
            <text:p>175</text:p>
          </table:table-cell>
          <table:table-cell table:style-name="ce13" office:value-type="float" office:value="74.593">
            <text:p>74.593</text:p>
          </table:table-cell>
          <table:table-cell table:style-name="ce13" office:value-type="string">
            <text:p>2020.01.08 14:4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1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10999999999996">
            <text:p>0.011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98">
            <text:p>198</text:p>
          </table:table-cell>
          <table:table-cell table:style-name="ce13" office:value-type="float" office:value="74.583">
            <text:p>74.583</text:p>
          </table:table-cell>
          <table:table-cell table:style-name="ce13" office:value-type="string">
            <text:p>2020.01.08 16:3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523">
            <text:p>74.523</text:p>
          </table:table-cell>
          <table:table-cell table:style-name="ce13" office:value-type="string">
            <text:p>2020.01.08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523">
            <text:p>74.523</text:p>
          </table:table-cell>
          <table:table-cell table:style-name="ce13" office:value-type="string">
            <text:p>2020.01.08 16:50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4.596">
            <text:p>74.596</text:p>
          </table:table-cell>
          <table:table-cell table:style-name="ce13" office:value-type="string">
            <text:p>2020.01.08 1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07">
            <text:p>207</text:p>
          </table:table-cell>
          <table:table-cell table:style-name="ce13" office:value-type="float" office:value="74.493">
            <text:p>74.493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4.433">
            <text:p>74.433</text:p>
          </table:table-cell>
          <table:table-cell table:style-name="ce13" office:value-type="string">
            <text:p>2020.01.08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4.433">
            <text:p>74.433</text:p>
          </table:table-cell>
          <table:table-cell table:style-name="ce13" office:value-type="string">
            <text:p>2020.01.08 17:5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501">
            <text:p>74.501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4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00">
            <text:p>200</text:p>
          </table:table-cell>
          <table:table-cell table:style-name="ce13" office:value-type="float" office:value="74.558">
            <text:p>74.558</text:p>
          </table:table-cell>
          <table:table-cell table:style-name="ce13" office:value-type="string">
            <text:p>2020.01.08 16:4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4.498">
            <text:p>74.498</text:p>
          </table:table-cell>
          <table:table-cell table:style-name="ce13" office:value-type="string">
            <text:p>2020.01.08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4.498">
            <text:p>74.498</text:p>
          </table:table-cell>
          <table:table-cell table:style-name="ce13" office:value-type="string">
            <text:p>2020.01.08 17:1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559">
            <text:p>74.559</text:p>
          </table:table-cell>
          <table:table-cell table:style-name="ce13" office:value-type="string">
            <text:p>2020.01.08 1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3" office:value-type="float" office:value="74.328">
            <text:p>74.328</text:p>
          </table:table-cell>
          <table:table-cell table:style-name="ce13" office:value-type="string">
            <text:p>2020.01.08 01:2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4.268">
            <text:p>74.268</text:p>
          </table:table-cell>
          <table:table-cell table:style-name="ce13" office:value-type="string">
            <text:p>2020.01.08 01:2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4.268">
            <text:p>74.268</text:p>
          </table:table-cell>
          <table:table-cell table:style-name="ce13" office:value-type="string">
            <text:p>2020.01.08 01:2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4.345">
            <text:p>74.345</text:p>
          </table:table-cell>
          <table:table-cell table:style-name="ce13" office:value-type="string">
            <text:p>2020.01.08 0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44">
            <text:p>144</text:p>
          </table:table-cell>
          <table:table-cell table:style-name="ce13" office:value-type="float" office:value="74.475">
            <text:p>74.475</text:p>
          </table:table-cell>
          <table:table-cell table:style-name="ce13" office:value-type="string">
            <text:p>2020.01.08 12:0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4.485">
            <text:p>74.485</text:p>
          </table:table-cell>
          <table:table-cell table:style-name="ce13" office:value-type="string">
            <text:p>2020.01.08 1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63">
            <text:p>0.163</text:p>
          </table:table-cell>
          <table:table-cell office:value-type="string">
            <text:p>Z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01">
            <text:p>201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8 16:5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85">
            <text:p>74.485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85">
            <text:p>74.485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553">
            <text:p>74.553</text:p>
          </table:table-cell>
          <table:table-cell table:style-name="ce13" office:value-type="string">
            <text:p>2020.01.08 1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73">
            <text:p>273</text:p>
          </table:table-cell>
          <table:table-cell table:style-name="ce13" office:value-type="float" office:value="74.87">
            <text:p>74.87</text:p>
          </table:table-cell>
          <table:table-cell table:style-name="ce13" office:value-type="string">
            <text:p>2020.01.08 22:5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74.907">
            <text:p>74.907</text:p>
          </table:table-cell>
          <table:table-cell table:style-name="ce13" office:value-type="string">
            <text:p>2020.01.08 2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78999999999994">
            <text:p>0.079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4.189">
            <text:p>74.189</text:p>
          </table:table-cell>
          <table:table-cell table:style-name="ce13" office:value-type="string">
            <text:p>2020.01.08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4.129">
            <text:p>74.129</text:p>
          </table:table-cell>
          <table:table-cell table:style-name="ce13" office:value-type="string">
            <text:p>2020.01.08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4.129">
            <text:p>74.129</text:p>
          </table:table-cell>
          <table:table-cell table:style-name="ce13" office:value-type="string">
            <text:p>2020.01.08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4.23">
            <text:p>74.23</text:p>
          </table:table-cell>
          <table:table-cell table:style-name="ce13" office:value-type="string">
            <text:p>2020.01.08 0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4.176">
            <text:p>74.176</text:p>
          </table:table-cell>
          <table:table-cell table:style-name="ce13" office:value-type="string">
            <text:p>2020.01.08 01:3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4.116">
            <text:p>74.116</text:p>
          </table:table-cell>
          <table:table-cell table:style-name="ce13" office:value-type="string">
            <text:p>2020.01.08 01:3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4.116">
            <text:p>74.116</text:p>
          </table:table-cell>
          <table:table-cell table:style-name="ce13" office:value-type="string">
            <text:p>2020.01.08 01:3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4.181">
            <text:p>74.181</text:p>
          </table:table-cell>
          <table:table-cell table:style-name="ce13" office:value-type="string">
            <text:p>2020.01.08 0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3" office:value-type="float" office:value="74.065">
            <text:p>74.065</text:p>
          </table:table-cell>
          <table:table-cell table:style-name="ce13" office:value-type="string">
            <text:p>2020.01.08 01:3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4.005">
            <text:p>74.005</text:p>
          </table:table-cell>
          <table:table-cell table:style-name="ce13" office:value-type="string">
            <text:p>2020.01.08 01:3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4.005">
            <text:p>74.005</text:p>
          </table:table-cell>
          <table:table-cell table:style-name="ce13" office:value-type="string">
            <text:p>2020.01.08 01:3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4.08">
            <text:p>74.08</text:p>
          </table:table-cell>
          <table:table-cell table:style-name="ce13" office:value-type="string">
            <text:p>2020.01.08 0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3" office:value-type="float" office:value="74.009">
            <text:p>74.009</text:p>
          </table:table-cell>
          <table:table-cell table:style-name="ce13" office:value-type="string">
            <text:p>2020.01.08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3.949">
            <text:p>73.949</text:p>
          </table:table-cell>
          <table:table-cell table:style-name="ce13" office:value-type="string">
            <text:p>2020.01.08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3.949">
            <text:p>73.949</text:p>
          </table:table-cell>
          <table:table-cell table:style-name="ce13" office:value-type="string">
            <text:p>2020.01.08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4.023">
            <text:p>74.023</text:p>
          </table:table-cell>
          <table:table-cell table:style-name="ce13" office:value-type="string">
            <text:p>2020.01.08 0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1:4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3.88">
            <text:p>73.88</text:p>
          </table:table-cell>
          <table:table-cell table:style-name="ce13" office:value-type="string">
            <text:p>2020.01.08 01:4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3.88">
            <text:p>73.88</text:p>
          </table:table-cell>
          <table:table-cell table:style-name="ce13" office:value-type="string">
            <text:p>2020.01.08 01:4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3.944">
            <text:p>73.944</text:p>
          </table:table-cell>
          <table:table-cell table:style-name="ce13" office:value-type="string">
            <text:p>2020.01.08 0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45">
            <text:p>145</text:p>
          </table:table-cell>
          <table:table-cell table:style-name="ce13" office:value-type="float" office:value="74.471">
            <text:p>74.471</text:p>
          </table:table-cell>
          <table:table-cell table:style-name="ce13" office:value-type="string">
            <text:p>2020.01.08 12:10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74.477">
            <text:p>74.477</text:p>
          </table:table-cell>
          <table:table-cell table:style-name="ce13" office:value-type="string">
            <text:p>2020.01.08 1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6699999999999">
            <text:p>0.167</text:p>
          </table:table-cell>
          <table:table-cell office:value-type="string">
            <text:p>Z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74">
            <text:p>274</text:p>
          </table:table-cell>
          <table:table-cell table:style-name="ce13" office:value-type="float" office:value="74.887">
            <text:p>74.887</text:p>
          </table:table-cell>
          <table:table-cell table:style-name="ce13" office:value-type="string">
            <text:p>2020.01.08 22:5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74.897">
            <text:p>74.897</text:p>
          </table:table-cell>
          <table:table-cell table:style-name="ce13" office:value-type="string">
            <text:p>2020.01.08 2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61999999999998">
            <text:p>0.062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86">
            <text:p>286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5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4.953">
            <text:p>74.953</text:p>
          </table:table-cell>
          <table:table-cell table:style-name="ce13" office:value-type="string">
            <text:p>2020.01.08 2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4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 table:number-columns-repeated="4" office:value-type="float" office:value="4">
            <text:p>4</text:p>
          </table:table-cell>
          <table:table-cell table:number-columns-repeated="1002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4.487">
            <text:p>74.487</text:p>
          </table:table-cell>
          <table:table-cell table:style-name="ce13" office:value-type="string">
            <text:p>2020.01.08 00:1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484">
            <text:p>74.484</text:p>
          </table:table-cell>
          <table:table-cell table:style-name="ce13" office:value-type="string">
            <text:p>2020.01.08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484">
            <text:p>74.484</text:p>
          </table:table-cell>
          <table:table-cell table:style-name="ce13" office:value-type="string">
            <text:p>2020.01.08 00:5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0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30000000000001">
            <text:p>-0.003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table:number-columns-repeated="1003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3" office:value-type="float" office:value="74.494">
            <text:p>74.494</text:p>
          </table:table-cell>
          <table:table-cell table:style-name="ce13" office:value-type="string">
            <text:p>2020.01.08 00:1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484">
            <text:p>74.484</text:p>
          </table:table-cell>
          <table:table-cell table:style-name="ce13" office:value-type="string">
            <text:p>2020.01.08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484">
            <text:p>74.484</text:p>
          </table:table-cell>
          <table:table-cell table:style-name="ce13" office:value-type="string">
            <text:p>2020.01.08 00:5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4.501">
            <text:p>74.501</text:p>
          </table:table-cell>
          <table:table-cell table:style-name="ce13" office:value-type="string">
            <text:p>2020.01.08 0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000000000005">
            <text:p>-0.01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table:number-columns-repeated="1004"/>
        </table:table-row>
        <table:table-row table:style-name="ro3">
          <table:table-cell table:style-name="ce13" office:value-type="string">
            <text:p>len =&gt; 284</text:p>
          </table:table-cell>
          <table:table-cell table:style-name="ce13" table:number-columns-repeated="16"/>
          <table:table-cell table:number-columns-repeated="1007"/>
        </table:table-row>
        <table:table-row table:style-name="ro3" table:number-rows-repeated="76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1'.U410" table:end-x="0.643cm" table:end-y="0.037cm" draw:z-index="0" draw:style-name="gr1" draw:text-style-name="P1" svg:width="24.839cm" svg:height="13.885cm" svg:x="1.452cm" svg:y="0.088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2" table:style-name="ta1" table:print="false">
        <office:forms form:automatic-focus="false" form:apply-design-mode="false"/>
        <table:table-column table:style-name="co4" table:default-cell-style-name="ce11"/>
        <table:table-column table:style-name="co1" table:number-columns-repeated="17" table:default-cell-style-name="ce11"/>
        <table:table-column table:style-name="co11" table:number-columns-repeated="5" table:default-cell-style-name="ce11"/>
        <table:table-column table:style-name="co1" table:number-columns-repeated="1001" table:default-cell-style-name="ce11"/>
        <table:table-row table:style-name="ro3">
          <table:table-cell office:value-type="string">
            <text:p>[03/15/2020 12:02:18 : FxTestController.php : 543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(AUDJPY).(M5).20200227_131436.[20200108_0005-20200108_2355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08 00:0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08 23:55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287">
            <text:p>287</text:p>
          </table:table-cell>
          <table:table-cell table:number-columns-repeated="17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office:value-type="string">
            <text:p>$lo_Pos</text:p>
          </table:table-cell>
          <table:table-cell office:value-type="float" office:value="80">
            <text:p>80</text:p>
          </table:table-cell>
          <table:table-cell office:value-type="string">
            <text:p>of all bds</text:p>
          </table:table-cell>
          <table:table-cell office:value-type="float" office:value="0.279">
            <text:p>0.279</text:p>
          </table:table-cell>
          <table:table-cell table:number-columns-repeated="15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office:value-type="string">
            <text:p>$numOf_SLs</text:p>
          </table:table-cell>
          <table:table-cell office:value-type="float" office:value="72">
            <text:p>72</text:p>
          </table:table-cell>
          <table:table-cell office:value-type="string">
            <text:p>of all Pos</text:p>
          </table:table-cell>
          <table:table-cell office:value-type="float" office:value="0.9">
            <text:p>0.9</text:p>
          </table:table-cell>
          <table:table-cell table:number-columns-repeated="15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office:value-type="string">
            <text:p>$numOf_TPs</text:p>
          </table:table-cell>
          <table:table-cell office:value-type="float" office:value="6">
            <text:p>6</text:p>
          </table:table-cell>
          <table:table-cell office:value-type="string">
            <text:p>of all Pos</text:p>
          </table:table-cell>
          <table:table-cell table:style-name="ce14" office:value-type="float" office:value="0.075">
            <text:p>0.075</text:p>
          </table:table-cell>
          <table:table-cell table:number-columns-repeated="15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0.044">
            <text:p>0.044</text:p>
          </table:table-cell>
          <table:table-cell table:number-columns-repeated="17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office:value-type="string">
            <text:p>xt_idx = -1</text:p>
          </table:table-cell>
          <table:table-cell office:value-type="float" office:value="1">
            <text:p>1</text:p>
          </table:table-cell>
          <table:table-cell table:number-columns-repeated="17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1022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office:value-type="string">
            <text:p>BB loc</text:p>
          </table:table-cell>
          <table:table-cell office:value-type="string">
            <text:p>BB locs</text:p>
          </table:table-cell>
          <table:table-cell table:number-columns-repeated="1005"/>
        </table:table-row>
        <table:table-row table:style-name="ro3">
          <table:table-cell table:style-name="ce13" office:value-type="float" office:value="155">
            <text:p>155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3:00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4.614">
            <text:p>74.614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4.614">
            <text:p>74.614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13999999999996">
            <text:p>-0.014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23">
            <text:p>223</text:p>
          </table:table-cell>
          <table:table-cell table:style-name="ce13" office:value-type="float" office:value="74.758">
            <text:p>74.758</text:p>
          </table:table-cell>
          <table:table-cell table:style-name="ce13" office:value-type="string">
            <text:p>2020.01.08 18:40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923">
            <text:p>74.92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923">
            <text:p>74.92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223">
            <text:p>223</text:p>
          </table:table-cell>
          <table:table-cell table:style-name="ce13" office:value-type="float" office:value="74.88">
            <text:p>74.88</text:p>
          </table:table-cell>
          <table:table-cell table:style-name="ce13" office:value-type="string">
            <text:p>2020.01.08 1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16500000000001">
            <text:p>0.165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22">
            <text:p>222</text:p>
          </table:table-cell>
          <table:table-cell table:style-name="ce13" office:value-type="float" office:value="74.577">
            <text:p>74.577</text:p>
          </table:table-cell>
          <table:table-cell table:style-name="ce13" office:value-type="string">
            <text:p>2020.01.08 18:35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4.717">
            <text:p>74.717</text:p>
          </table:table-cell>
          <table:table-cell table:style-name="ce13" office:value-type="string">
            <text:p>2020.01.08 18:35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4.717">
            <text:p>74.717</text:p>
          </table:table-cell>
          <table:table-cell table:style-name="ce13" office:value-type="string">
            <text:p>2020.01.08 18:35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4.802">
            <text:p>74.802</text:p>
          </table:table-cell>
          <table:table-cell table:style-name="ce13" office:value-type="string">
            <text:p>2020.01.08 1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TP</text:p>
          </table:table-cell>
          <table:table-cell table:style-name="ce21" office:value-type="float" office:value="0.14">
            <text:p>0.14</text:p>
          </table:table-cell>
          <table:table-cell office:value-type="string">
            <text:p>Z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3" office:value-type="float" office:value="74.516">
            <text:p>74.516</text:p>
          </table:table-cell>
          <table:table-cell table:style-name="ce13" office:value-type="string">
            <text:p>2020.01.08 04:45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4.577">
            <text:p>74.577</text:p>
          </table:table-cell>
          <table:table-cell table:style-name="ce13" office:value-type="string">
            <text:p>2020.01.08 04:55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4.577">
            <text:p>74.577</text:p>
          </table:table-cell>
          <table:table-cell table:style-name="ce13" office:value-type="string">
            <text:p>2020.01.08 04:55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74.617">
            <text:p>74.617</text:p>
          </table:table-cell>
          <table:table-cell table:style-name="ce13" office:value-type="string">
            <text:p>2020.01.08 0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60999999999993">
            <text:p>0.061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09">
            <text:p>109</text:p>
          </table:table-cell>
          <table:table-cell table:style-name="ce13" office:value-type="float" office:value="74.564">
            <text:p>74.564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4.504">
            <text:p>74.504</text:p>
          </table:table-cell>
          <table:table-cell table:style-name="ce13" office:value-type="string">
            <text:p>2020.01.08 09:15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4.504">
            <text:p>74.504</text:p>
          </table:table-cell>
          <table:table-cell table:style-name="ce13" office:value-type="string">
            <text:p>2020.01.08 09:1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17">
            <text:p>117</text:p>
          </table:table-cell>
          <table:table-cell table:style-name="ce13" office:value-type="float" office:value="74.625">
            <text:p>74.625</text:p>
          </table:table-cell>
          <table:table-cell table:style-name="ce13" office:value-type="string">
            <text:p>2020.01.08 09:5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0:00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74.652">
            <text:p>74.652</text:p>
          </table:table-cell>
          <table:table-cell table:style-name="ce13" office:value-type="string">
            <text:p>2020.01.08 0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0.0030000000000001">
            <text:p>0.003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3" office:value-type="float" office:value="74.288">
            <text:p>74.288</text:p>
          </table:table-cell>
          <table:table-cell table:style-name="ce13" office:value-type="string">
            <text:p>2020.01.08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4.228">
            <text:p>74.228</text:p>
          </table:table-cell>
          <table:table-cell table:style-name="ce13" office:value-type="string">
            <text:p>2020.01.08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4.228">
            <text:p>74.228</text:p>
          </table:table-cell>
          <table:table-cell table:style-name="ce13" office:value-type="string">
            <text:p>2020.01.08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4.293">
            <text:p>74.293</text:p>
          </table:table-cell>
          <table:table-cell table:style-name="ce13" office:value-type="string">
            <text:p>2020.01.08 0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3" office:value-type="float" office:value="74.34">
            <text:p>74.34</text:p>
          </table:table-cell>
          <table:table-cell table:style-name="ce13" office:value-type="string">
            <text:p>2020.01.08 04:05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4.335">
            <text:p>74.335</text:p>
          </table:table-cell>
          <table:table-cell table:style-name="ce13" office:value-type="string">
            <text:p>2020.01.08 04:10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4.335">
            <text:p>74.335</text:p>
          </table:table-cell>
          <table:table-cell table:style-name="ce13" office:value-type="string">
            <text:p>2020.01.08 04:10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74.395">
            <text:p>74.395</text:p>
          </table:table-cell>
          <table:table-cell table:style-name="ce13" office:value-type="string">
            <text:p>2020.01.08 0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-0.0050000000000097">
            <text:p>-0.005</text:p>
          </table:table-cell>
          <table:table-cell office:value-type="string">
            <text:p>Z2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3" office:value-type="float" office:value="74.225">
            <text:p>74.225</text:p>
          </table:table-cell>
          <table:table-cell table:style-name="ce13" office:value-type="string">
            <text:p>2020.01.08 03:5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4.165">
            <text:p>74.165</text:p>
          </table:table-cell>
          <table:table-cell table:style-name="ce13" office:value-type="string">
            <text:p>2020.01.08 03:5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4.165">
            <text:p>74.165</text:p>
          </table:table-cell>
          <table:table-cell table:style-name="ce13" office:value-type="string">
            <text:p>2020.01.08 03:5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4.229">
            <text:p>74.229</text:p>
          </table:table-cell>
          <table:table-cell table:style-name="ce13" office:value-type="string">
            <text:p>2020.01.08 0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3" office:value-type="float" office:value="74.591">
            <text:p>74.591</text:p>
          </table:table-cell>
          <table:table-cell table:style-name="ce13" office:value-type="string">
            <text:p>2020.01.08 04:55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4.531">
            <text:p>74.531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4.531">
            <text:p>74.531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4.615">
            <text:p>74.615</text:p>
          </table:table-cell>
          <table:table-cell table:style-name="ce13" office:value-type="string">
            <text:p>2020.01.08 0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7">
            <text:p>227</text:p>
          </table:table-cell>
          <table:table-cell table:style-name="ce13" office:value-type="float" office:value="74.901">
            <text:p>74.901</text:p>
          </table:table-cell>
          <table:table-cell table:style-name="ce13" office:value-type="string">
            <text:p>2020.01.08 19:00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19:15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19:15</text:p>
          </table:table-cell>
          <table:table-cell table:style-name="ce13" office:value-type="float" office:value="227">
            <text:p>227</text:p>
          </table:table-cell>
          <table:table-cell table:style-name="ce13" office:value-type="float" office:value="74.955">
            <text:p>74.955</text:p>
          </table:table-cell>
          <table:table-cell table:style-name="ce13" office:value-type="string">
            <text:p>2020.01.08 1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39000000000001">
            <text:p>0.039</text:p>
          </table:table-cell>
          <table:table-cell office:value-type="string">
            <text:p>Z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3" office:value-type="float" office:value="74.184">
            <text:p>74.184</text:p>
          </table:table-cell>
          <table:table-cell table:style-name="ce13" office:value-type="string">
            <text:p>2020.01.08 03:55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4.324">
            <text:p>74.324</text:p>
          </table:table-cell>
          <table:table-cell table:style-name="ce13" office:value-type="string">
            <text:p>2020.01.08 04:0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4.324">
            <text:p>74.324</text:p>
          </table:table-cell>
          <table:table-cell table:style-name="ce13" office:value-type="string">
            <text:p>2020.01.08 04:0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4.192">
            <text:p>74.192</text:p>
          </table:table-cell>
          <table:table-cell table:style-name="ce13" office:value-type="string">
            <text:p>2020.01.08 0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21" office:value-type="float" office:value="0.14">
            <text:p>0.14</text:p>
          </table:table-cell>
          <table:table-cell office:value-type="string">
            <text:p>Z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3" office:value-type="float" office:value="74.352">
            <text:p>74.352</text:p>
          </table:table-cell>
          <table:table-cell table:style-name="ce13" office:value-type="string">
            <text:p>2020.01.08 04:15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292">
            <text:p>74.292</text:p>
          </table:table-cell>
          <table:table-cell table:style-name="ce13" office:value-type="string">
            <text:p>2020.01.08 04:2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292">
            <text:p>74.292</text:p>
          </table:table-cell>
          <table:table-cell table:style-name="ce13" office:value-type="string">
            <text:p>2020.01.08 04:2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4.386">
            <text:p>74.386</text:p>
          </table:table-cell>
          <table:table-cell table:style-name="ce13" office:value-type="string">
            <text:p>2020.01.08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20">
            <text:p>120</text:p>
          </table:table-cell>
          <table:table-cell table:style-name="ce13" office:value-type="float" office:value="74.626">
            <text:p>74.626</text:p>
          </table:table-cell>
          <table:table-cell table:style-name="ce13" office:value-type="string">
            <text:p>2020.01.08 10:0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8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8 10:10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74.655">
            <text:p>74.655</text:p>
          </table:table-cell>
          <table:table-cell table:style-name="ce13" office:value-type="string">
            <text:p>2020.01.08 1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8">
            <text:p>158</text:p>
          </table:table-cell>
          <table:table-cell table:style-name="ce13" office:value-type="float" office:value="74.64">
            <text:p>74.64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4.644">
            <text:p>74.644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0.033999999999992">
            <text:p>0.034</text:p>
          </table:table-cell>
          <table:table-cell office:value-type="string">
            <text:p>Z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6">
            <text:p>166</text:p>
          </table:table-cell>
          <table:table-cell table:style-name="ce13" office:value-type="float" office:value="74.699">
            <text:p>74.699</text:p>
          </table:table-cell>
          <table:table-cell table:style-name="ce13" office:value-type="string">
            <text:p>2020.01.08 13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39">
            <text:p>74.639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39">
            <text:p>74.639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4.717">
            <text:p>74.717</text:p>
          </table:table-cell>
          <table:table-cell table:style-name="ce13" office:value-type="string">
            <text:p>2020.01.08 1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9">
            <text:p>229</text:p>
          </table:table-cell>
          <table:table-cell table:style-name="ce13" office:value-type="float" office:value="74.987">
            <text:p>74.987</text:p>
          </table:table-cell>
          <table:table-cell table:style-name="ce13" office:value-type="string">
            <text:p>2020.01.08 19:10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29">
            <text:p>229</text:p>
          </table:table-cell>
          <table:table-cell table:style-name="ce13" office:value-type="float" office:value="75">
            <text:p>75</text:p>
          </table:table-cell>
          <table:table-cell table:style-name="ce13" office:value-type="string">
            <text:p>2020.01.08 1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060000000000002">
            <text:p>-0.006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3">
            <text:p>233</text:p>
          </table:table-cell>
          <table:table-cell table:style-name="ce13" office:value-type="float" office:value="75.025">
            <text:p>75.025</text:p>
          </table:table-cell>
          <table:table-cell table:style-name="ce13" office:value-type="string">
            <text:p>2020.01.08 19:3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33">
            <text:p>233</text:p>
          </table:table-cell>
          <table:table-cell table:style-name="ce13" office:value-type="float" office:value="75.036">
            <text:p>75.036</text:p>
          </table:table-cell>
          <table:table-cell table:style-name="ce13" office:value-type="string">
            <text:p>2020.01.08 1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-0.01700000000001">
            <text:p>-0.017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3" office:value-type="float" office:value="74.478">
            <text:p>74.478</text:p>
          </table:table-cell>
          <table:table-cell table:style-name="ce13" office:value-type="string">
            <text:p>2020.01.08 04:4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4.521">
            <text:p>74.521</text:p>
          </table:table-cell>
          <table:table-cell table:style-name="ce13" office:value-type="string">
            <text:p>2020.01.08 04:4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4.521">
            <text:p>74.521</text:p>
          </table:table-cell>
          <table:table-cell table:style-name="ce13" office:value-type="string">
            <text:p>2020.01.08 04:4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4.581">
            <text:p>74.581</text:p>
          </table:table-cell>
          <table:table-cell table:style-name="ce13" office:value-type="string">
            <text:p>2020.01.08 0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0.043000000000006">
            <text:p>0.043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9">
            <text:p>99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8:2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4.49">
            <text:p>74.49</text:p>
          </table:table-cell>
          <table:table-cell table:style-name="ce13" office:value-type="string">
            <text:p>2020.01.08 0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64999999999998">
            <text:p>0.065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3" office:value-type="float" office:value="73.966">
            <text:p>73.966</text:p>
          </table:table-cell>
          <table:table-cell table:style-name="ce13" office:value-type="string">
            <text:p>2020.01.08 03:1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4.018">
            <text:p>74.018</text:p>
          </table:table-cell>
          <table:table-cell table:style-name="ce13" office:value-type="string">
            <text:p>2020.01.08 03:2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4.018">
            <text:p>74.018</text:p>
          </table:table-cell>
          <table:table-cell table:style-name="ce13" office:value-type="string">
            <text:p>2020.01.08 03:2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4.05">
            <text:p>74.05</text:p>
          </table:table-cell>
          <table:table-cell table:style-name="ce13" office:value-type="string">
            <text:p>2020.01.08 0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52000000000007">
            <text:p>0.052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3" office:value-type="float" office:value="74.274">
            <text:p>74.274</text:p>
          </table:table-cell>
          <table:table-cell table:style-name="ce13" office:value-type="string">
            <text:p>2020.01.08 04:2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4.475">
            <text:p>74.475</text:p>
          </table:table-cell>
          <table:table-cell table:style-name="ce13" office:value-type="string">
            <text:p>2020.01.08 04:3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4.475">
            <text:p>74.475</text:p>
          </table:table-cell>
          <table:table-cell table:style-name="ce13" office:value-type="string">
            <text:p>2020.01.08 04:3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4.32">
            <text:p>74.32</text:p>
          </table:table-cell>
          <table:table-cell table:style-name="ce13" office:value-type="string">
            <text:p>2020.01.08 0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TP</text:p>
          </table:table-cell>
          <table:table-cell table:style-name="ce21" office:value-type="float" office:value="0.20099999999999">
            <text:p>0.201</text:p>
          </table:table-cell>
          <table:table-cell office:value-type="string">
            <text:p>Z2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22">
            <text:p>122</text:p>
          </table:table-cell>
          <table:table-cell table:style-name="ce13" office:value-type="float" office:value="74.572">
            <text:p>74.572</text:p>
          </table:table-cell>
          <table:table-cell table:style-name="ce13" office:value-type="string">
            <text:p>2020.01.08 10:15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4.512">
            <text:p>74.512</text:p>
          </table:table-cell>
          <table:table-cell table:style-name="ce13" office:value-type="string">
            <text:p>2020.01.08 10:15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4.512">
            <text:p>74.512</text:p>
          </table:table-cell>
          <table:table-cell table:style-name="ce13" office:value-type="string">
            <text:p>2020.01.08 10:15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4.622">
            <text:p>74.622</text:p>
          </table:table-cell>
          <table:table-cell table:style-name="ce13" office:value-type="string">
            <text:p>2020.01.08 1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2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10">
            <text:p>110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4.537">
            <text:p>74.537</text:p>
          </table:table-cell>
          <table:table-cell table:style-name="ce13" office:value-type="string">
            <text:p>2020.01.08 0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60000000000002">
            <text:p>0.06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4">
            <text:p>234</text:p>
          </table:table-cell>
          <table:table-cell table:style-name="ce13" office:value-type="float" office:value="75.006">
            <text:p>75.006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5.009">
            <text:p>75.009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040000000000049">
            <text:p>-0.004</text:p>
          </table:table-cell>
          <table:table-cell office:value-type="string">
            <text:p>Z4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23">
            <text:p>123</text:p>
          </table:table-cell>
          <table:table-cell table:style-name="ce13" office:value-type="float" office:value="74.61">
            <text:p>74.61</text:p>
          </table:table-cell>
          <table:table-cell table:style-name="ce13" office:value-type="string">
            <text:p>2020.01.08 10:20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4.55">
            <text:p>74.55</text:p>
          </table:table-cell>
          <table:table-cell table:style-name="ce13" office:value-type="string">
            <text:p>2020.01.08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4.55">
            <text:p>74.55</text:p>
          </table:table-cell>
          <table:table-cell table:style-name="ce13" office:value-type="string">
            <text:p>2020.01.08 10:2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4.621">
            <text:p>74.621</text:p>
          </table:table-cell>
          <table:table-cell table:style-name="ce13" office:value-type="string">
            <text:p>2020.01.08 1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3" office:value-type="float" office:value="73.989">
            <text:p>73.989</text:p>
          </table:table-cell>
          <table:table-cell table:style-name="ce13" office:value-type="string">
            <text:p>2020.01.08 03:30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4.275">
            <text:p>74.275</text:p>
          </table:table-cell>
          <table:table-cell table:style-name="ce13" office:value-type="string">
            <text:p>2020.01.08 03:40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4.275">
            <text:p>74.275</text:p>
          </table:table-cell>
          <table:table-cell table:style-name="ce13" office:value-type="string">
            <text:p>2020.01.08 03:4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4.037">
            <text:p>74.037</text:p>
          </table:table-cell>
          <table:table-cell table:style-name="ce13" office:value-type="string">
            <text:p>2020.01.08 0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TP</text:p>
          </table:table-cell>
          <table:table-cell table:style-name="ce21" office:value-type="float" office:value="0.286">
            <text:p>0.286</text:p>
          </table:table-cell>
          <table:table-cell office:value-type="string">
            <text:p>Z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3" office:value-type="float" office:value="74.465">
            <text:p>74.465</text:p>
          </table:table-cell>
          <table:table-cell table:style-name="ce13" office:value-type="string">
            <text:p>2020.01.08 05:1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4.473">
            <text:p>74.473</text:p>
          </table:table-cell>
          <table:table-cell table:style-name="ce13" office:value-type="string">
            <text:p>2020.01.08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4.473">
            <text:p>74.473</text:p>
          </table:table-cell>
          <table:table-cell table:style-name="ce13" office:value-type="string">
            <text:p>2020.01.08 05:25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74.524">
            <text:p>74.524</text:p>
          </table:table-cell>
          <table:table-cell table:style-name="ce13" office:value-type="string">
            <text:p>2020.01.08 0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079999999999956">
            <text:p>0.008</text:p>
          </table:table-cell>
          <table:table-cell office:value-type="string">
            <text:p>Z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2">
            <text:p>102</text:p>
          </table:table-cell>
          <table:table-cell table:style-name="ce13" office:value-type="float" office:value="74.45">
            <text:p>74.45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443">
            <text:p>74.443</text:p>
          </table:table-cell>
          <table:table-cell table:style-name="ce13" office:value-type="string">
            <text:p>2020.01.08 08:55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443">
            <text:p>74.443</text:p>
          </table:table-cell>
          <table:table-cell table:style-name="ce13" office:value-type="string">
            <text:p>2020.01.08 08:5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52">
            <text:p>74.452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07000000000005">
            <text:p>-0.007</text:p>
          </table:table-cell>
          <table:table-cell office:value-type="string">
            <text:p>Z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24">
            <text:p>124</text:p>
          </table:table-cell>
          <table:table-cell table:style-name="ce13" office:value-type="float" office:value="74.564">
            <text:p>74.564</text:p>
          </table:table-cell>
          <table:table-cell table:style-name="ce13" office:value-type="string">
            <text:p>2020.01.08 10:2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4.576">
            <text:p>74.576</text:p>
          </table:table-cell>
          <table:table-cell table:style-name="ce13" office:value-type="string">
            <text:p>2020.01.08 1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18000000000001">
            <text:p>-0.018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4.533">
            <text:p>74.533</text:p>
          </table:table-cell>
          <table:table-cell table:style-name="ce13" office:value-type="string">
            <text:p>2020.01.08 00:3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73">
            <text:p>74.473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73">
            <text:p>74.473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4.533">
            <text:p>74.533</text:p>
          </table:table-cell>
          <table:table-cell table:style-name="ce13" office:value-type="string">
            <text:p>2020.01.08 0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5">
            <text:p>65</text:p>
          </table:table-cell>
          <table:table-cell table:style-name="ce13" office:value-type="float" office:value="74.487">
            <text:p>74.487</text:p>
          </table:table-cell>
          <table:table-cell table:style-name="ce13" office:value-type="string">
            <text:p>2020.01.08 05:30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427">
            <text:p>74.427</text:p>
          </table:table-cell>
          <table:table-cell table:style-name="ce13" office:value-type="string">
            <text:p>2020.01.08 05:3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427">
            <text:p>74.427</text:p>
          </table:table-cell>
          <table:table-cell table:style-name="ce13" office:value-type="string">
            <text:p>2020.01.08 05:35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4.522">
            <text:p>74.522</text:p>
          </table:table-cell>
          <table:table-cell table:style-name="ce13" office:value-type="string">
            <text:p>2020.01.08 0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45">
            <text:p>245</text:p>
          </table:table-cell>
          <table:table-cell table:style-name="ce13" office:value-type="float" office:value="75.029">
            <text:p>75.029</text:p>
          </table:table-cell>
          <table:table-cell table:style-name="ce13" office:value-type="string">
            <text:p>2020.01.08 20:3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69">
            <text:p>74.969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69">
            <text:p>74.969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045">
            <text:p>75.045</text:p>
          </table:table-cell>
          <table:table-cell table:style-name="ce13" office:value-type="string">
            <text:p>2020.01.08 2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3" office:value-type="float" office:value="73.987">
            <text:p>73.987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4.043">
            <text:p>74.043</text:p>
          </table:table-cell>
          <table:table-cell table:style-name="ce13" office:value-type="string">
            <text:p>2020.01.08 03:1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4.043">
            <text:p>74.043</text:p>
          </table:table-cell>
          <table:table-cell table:style-name="ce13" office:value-type="string">
            <text:p>2020.01.08 03:1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4.058">
            <text:p>74.058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55999999999997">
            <text:p>0.056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6">
            <text:p>86</text:p>
          </table:table-cell>
          <table:table-cell table:style-name="ce13" office:value-type="float" office:value="74.456">
            <text:p>74.456</text:p>
          </table:table-cell>
          <table:table-cell table:style-name="ce13" office:value-type="string">
            <text:p>2020.01.08 07:15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396">
            <text:p>74.396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396">
            <text:p>74.396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4.483">
            <text:p>74.483</text:p>
          </table:table-cell>
          <table:table-cell table:style-name="ce13" office:value-type="string">
            <text:p>2020.01.08 0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89">
            <text:p>189</text:p>
          </table:table-cell>
          <table:table-cell table:style-name="ce13" office:value-type="float" office:value="74.595">
            <text:p>74.595</text:p>
          </table:table-cell>
          <table:table-cell table:style-name="ce13" office:value-type="string">
            <text:p>2020.01.08 15:50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4.601">
            <text:p>74.601</text:p>
          </table:table-cell>
          <table:table-cell table:style-name="ce13" office:value-type="string">
            <text:p>2020.01.08 16:20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4.601">
            <text:p>74.601</text:p>
          </table:table-cell>
          <table:table-cell table:style-name="ce13" office:value-type="string">
            <text:p>2020.01.08 16:20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74.636">
            <text:p>74.636</text:p>
          </table:table-cell>
          <table:table-cell table:style-name="ce13" office:value-type="string">
            <text:p>2020.01.08 1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0.0060000000000002">
            <text:p>0.006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3">
            <text:p>263</text:p>
          </table:table-cell>
          <table:table-cell table:style-name="ce13" office:value-type="float" office:value="75.055">
            <text:p>75.055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74.995">
            <text:p>74.995</text:p>
          </table:table-cell>
          <table:table-cell table:style-name="ce13" office:value-type="string">
            <text:p>2020.01.08 22:35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74.995">
            <text:p>74.995</text:p>
          </table:table-cell>
          <table:table-cell table:style-name="ce13" office:value-type="string">
            <text:p>2020.01.08 22:3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56">
            <text:p>75.056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6">
            <text:p>66</text:p>
          </table:table-cell>
          <table:table-cell table:style-name="ce13" office:value-type="float" office:value="74.444">
            <text:p>74.444</text:p>
          </table:table-cell>
          <table:table-cell table:style-name="ce13" office:value-type="string">
            <text:p>2020.01.08 05:3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446">
            <text:p>74.446</text:p>
          </table:table-cell>
          <table:table-cell table:style-name="ce13" office:value-type="string">
            <text:p>2020.01.08 0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22999999999996">
            <text:p>0.023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3">
            <text:p>73</text:p>
          </table:table-cell>
          <table:table-cell table:style-name="ce13" office:value-type="float" office:value="74.491">
            <text:p>74.491</text:p>
          </table:table-cell>
          <table:table-cell table:style-name="ce13" office:value-type="string">
            <text:p>2020.01.08 06:10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4.431">
            <text:p>74.431</text:p>
          </table:table-cell>
          <table:table-cell table:style-name="ce13" office:value-type="string">
            <text:p>2020.01.08 06:30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4.431">
            <text:p>74.431</text:p>
          </table:table-cell>
          <table:table-cell table:style-name="ce13" office:value-type="string">
            <text:p>2020.01.08 06:30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4.527">
            <text:p>74.527</text:p>
          </table:table-cell>
          <table:table-cell table:style-name="ce13" office:value-type="string">
            <text:p>2020.01.08 0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5">
            <text:p>125</text:p>
          </table:table-cell>
          <table:table-cell table:style-name="ce13" office:value-type="float" office:value="74.575">
            <text:p>74.575</text:p>
          </table:table-cell>
          <table:table-cell table:style-name="ce13" office:value-type="string">
            <text:p>2020.01.08 10:30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515">
            <text:p>74.515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515">
            <text:p>74.515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74.584">
            <text:p>74.584</text:p>
          </table:table-cell>
          <table:table-cell table:style-name="ce13" office:value-type="string">
            <text:p>2020.01.08 1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9">
            <text:p>279</text:p>
          </table:table-cell>
          <table:table-cell table:style-name="ce13" office:value-type="float" office:value="74.983">
            <text:p>74.983</text:p>
          </table:table-cell>
          <table:table-cell table:style-name="ce13" office:value-type="string">
            <text:p>2020.01.08 23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9">
            <text:p>279</text:p>
          </table:table-cell>
          <table:table-cell table:style-name="ce13" office:value-type="float" office:value="74.984">
            <text:p>74.984</text:p>
          </table:table-cell>
          <table:table-cell table:style-name="ce13" office:value-type="string">
            <text:p>2020.01.08 2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21" office:value-type="float" office:value="0">
            <text:p>0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6">
            <text:p>126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8 10:3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74.57">
            <text:p>74.57</text:p>
          </table:table-cell>
          <table:table-cell table:style-name="ce13" office:value-type="string">
            <text:p>2020.01.08 1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5">
            <text:p>75</text:p>
          </table:table-cell>
          <table:table-cell table:style-name="ce13" office:value-type="float" office:value="74.471">
            <text:p>74.471</text:p>
          </table:table-cell>
          <table:table-cell table:style-name="ce13" office:value-type="string">
            <text:p>2020.01.08 06:2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4.411">
            <text:p>74.411</text:p>
          </table:table-cell>
          <table:table-cell table:style-name="ce13" office:value-type="string">
            <text:p>2020.01.08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4.411">
            <text:p>74.411</text:p>
          </table:table-cell>
          <table:table-cell table:style-name="ce13" office:value-type="string">
            <text:p>2020.01.08 06:40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74.486">
            <text:p>74.486</text:p>
          </table:table-cell>
          <table:table-cell table:style-name="ce13" office:value-type="string">
            <text:p>2020.01.08 0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8">
            <text:p>78</text:p>
          </table:table-cell>
          <table:table-cell table:style-name="ce13" office:value-type="float" office:value="74.435">
            <text:p>74.435</text:p>
          </table:table-cell>
          <table:table-cell table:style-name="ce13" office:value-type="string">
            <text:p>2020.01.08 06:3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4.455">
            <text:p>74.455</text:p>
          </table:table-cell>
          <table:table-cell table:style-name="ce13" office:value-type="string">
            <text:p>2020.01.08 0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12">
            <text:p>-0.012</text:p>
          </table:table-cell>
          <table:table-cell office:value-type="string">
            <text:p>Z5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7">
            <text:p>217</text:p>
          </table:table-cell>
          <table:table-cell table:style-name="ce13" office:value-type="float" office:value="74.492">
            <text:p>74.492</text:p>
          </table:table-cell>
          <table:table-cell table:style-name="ce13" office:value-type="string">
            <text:p>2020.01.08 18:10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632">
            <text:p>74.632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632">
            <text:p>74.632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4.504">
            <text:p>74.504</text:p>
          </table:table-cell>
          <table:table-cell table:style-name="ce13" office:value-type="string">
            <text:p>2020.01.08 1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21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1">
            <text:p>211</text:p>
          </table:table-cell>
          <table:table-cell table:style-name="ce13" office:value-type="float" office:value="74.495">
            <text:p>74.495</text:p>
          </table:table-cell>
          <table:table-cell table:style-name="ce13" office:value-type="string">
            <text:p>2020.01.08 17:4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4.435">
            <text:p>74.435</text:p>
          </table:table-cell>
          <table:table-cell table:style-name="ce13" office:value-type="string">
            <text:p>2020.01.08 17:5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4.435">
            <text:p>74.435</text:p>
          </table:table-cell>
          <table:table-cell table:style-name="ce13" office:value-type="string">
            <text:p>2020.01.08 17:50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74.526">
            <text:p>74.526</text:p>
          </table:table-cell>
          <table:table-cell table:style-name="ce13" office:value-type="string">
            <text:p>2020.01.08 1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90">
            <text:p>90</text:p>
          </table:table-cell>
          <table:table-cell table:style-name="ce13" office:value-type="float" office:value="74.406">
            <text:p>74.406</text:p>
          </table:table-cell>
          <table:table-cell table:style-name="ce13" office:value-type="string">
            <text:p>2020.01.08 07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4.434">
            <text:p>74.434</text:p>
          </table:table-cell>
          <table:table-cell table:style-name="ce13" office:value-type="string">
            <text:p>2020.01.08 0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0.029999999999987">
            <text:p>0.03</text:p>
          </table:table-cell>
          <table:table-cell office:value-type="string">
            <text:p>Z3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0">
            <text:p>180</text:p>
          </table:table-cell>
          <table:table-cell table:style-name="ce13" office:value-type="float" office:value="74.599">
            <text:p>74.599</text:p>
          </table:table-cell>
          <table:table-cell table:style-name="ce13" office:value-type="string">
            <text:p>2020.01.08 15:05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4.613">
            <text:p>74.613</text:p>
          </table:table-cell>
          <table:table-cell table:style-name="ce13" office:value-type="string">
            <text:p>2020.01.08 15:2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4.613">
            <text:p>74.613</text:p>
          </table:table-cell>
          <table:table-cell table:style-name="ce13" office:value-type="string">
            <text:p>2020.01.08 15:2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4.64">
            <text:p>74.64</text:p>
          </table:table-cell>
          <table:table-cell table:style-name="ce13" office:value-type="string">
            <text:p>2020.01.08 1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13999999999996">
            <text:p>0.014</text:p>
          </table:table-cell>
          <table:table-cell office:value-type="string">
            <text:p>Z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4">
            <text:p>184</text:p>
          </table:table-cell>
          <table:table-cell table:style-name="ce13" office:value-type="float" office:value="74.58">
            <text:p>74.58</text:p>
          </table:table-cell>
          <table:table-cell table:style-name="ce13" office:value-type="string">
            <text:p>2020.01.08 15:2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4.633">
            <text:p>74.633</text:p>
          </table:table-cell>
          <table:table-cell table:style-name="ce13" office:value-type="string">
            <text:p>2020.01.08 1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24000000000001">
            <text:p>0.024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3" office:value-type="float" office:value="74.081">
            <text:p>74.081</text:p>
          </table:table-cell>
          <table:table-cell table:style-name="ce13" office:value-type="string">
            <text:p>2020.01.08 02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4.021">
            <text:p>74.021</text:p>
          </table:table-cell>
          <table:table-cell table:style-name="ce13" office:value-type="string">
            <text:p>2020.01.08 02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4.021">
            <text:p>74.021</text:p>
          </table:table-cell>
          <table:table-cell table:style-name="ce13" office:value-type="string">
            <text:p>2020.01.08 02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4.166">
            <text:p>74.166</text:p>
          </table:table-cell>
          <table:table-cell table:style-name="ce13" office:value-type="string">
            <text:p>2020.01.08 0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3" office:value-type="float" office:value="74.067">
            <text:p>74.067</text:p>
          </table:table-cell>
          <table:table-cell table:style-name="ce13" office:value-type="string">
            <text:p>2020.01.08 02:0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4.063">
            <text:p>74.063</text:p>
          </table:table-cell>
          <table:table-cell table:style-name="ce13" office:value-type="string">
            <text:p>2020.01.08 02:0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4.063">
            <text:p>74.063</text:p>
          </table:table-cell>
          <table:table-cell table:style-name="ce13" office:value-type="string">
            <text:p>2020.01.08 02:0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4.123">
            <text:p>74.123</text:p>
          </table:table-cell>
          <table:table-cell table:style-name="ce13" office:value-type="string">
            <text:p>2020.01.08 0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039999999999907">
            <text:p>-0.004</text:p>
          </table:table-cell>
          <table:table-cell office:value-type="string">
            <text:p>Z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9">
            <text:p>179</text:p>
          </table:table-cell>
          <table:table-cell table:style-name="ce13" office:value-type="float" office:value="74.635">
            <text:p>74.635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5">
            <text:p>74.575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5">
            <text:p>74.575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35">
            <text:p>74.635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4.43">
            <text:p>74.43</text:p>
          </table:table-cell>
          <table:table-cell table:style-name="ce13" office:value-type="string">
            <text:p>2020.01.08 01:0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37">
            <text:p>74.37</text:p>
          </table:table-cell>
          <table:table-cell table:style-name="ce13" office:value-type="string">
            <text:p>2020.01.08 01:1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37">
            <text:p>74.37</text:p>
          </table:table-cell>
          <table:table-cell table:style-name="ce13" office:value-type="string">
            <text:p>2020.01.08 01:1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4.432">
            <text:p>74.432</text:p>
          </table:table-cell>
          <table:table-cell table:style-name="ce13" office:value-type="string">
            <text:p>2020.01.08 0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4.029">
            <text:p>74.029</text:p>
          </table:table-cell>
          <table:table-cell table:style-name="ce13" office:value-type="string">
            <text:p>2020.01.08 02:1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3.969">
            <text:p>73.969</text:p>
          </table:table-cell>
          <table:table-cell table:style-name="ce13" office:value-type="string">
            <text:p>2020.01.08 02:1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3.969">
            <text:p>73.969</text:p>
          </table:table-cell>
          <table:table-cell table:style-name="ce13" office:value-type="string">
            <text:p>2020.01.08 02:1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4.041">
            <text:p>74.041</text:p>
          </table:table-cell>
          <table:table-cell table:style-name="ce13" office:value-type="string">
            <text:p>2020.01.08 0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3">
            <text:p>173</text:p>
          </table:table-cell>
          <table:table-cell table:style-name="ce13" office:value-type="float" office:value="74.624">
            <text:p>74.624</text:p>
          </table:table-cell>
          <table:table-cell table:style-name="ce13" office:value-type="string">
            <text:p>2020.01.08 14:30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74.564">
            <text:p>74.564</text:p>
          </table:table-cell>
          <table:table-cell table:style-name="ce13" office:value-type="string">
            <text:p>2020.01.08 14:40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74.564">
            <text:p>74.564</text:p>
          </table:table-cell>
          <table:table-cell table:style-name="ce13" office:value-type="string">
            <text:p>2020.01.08 14:4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4.627">
            <text:p>74.627</text:p>
          </table:table-cell>
          <table:table-cell table:style-name="ce13" office:value-type="string">
            <text:p>2020.01.08 1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13">
            <text:p>213</text:p>
          </table:table-cell>
          <table:table-cell table:style-name="ce13" office:value-type="float" office:value="74.47">
            <text:p>74.47</text:p>
          </table:table-cell>
          <table:table-cell table:style-name="ce13" office:value-type="string">
            <text:p>2020.01.08 17:5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4.476">
            <text:p>74.476</text:p>
          </table:table-cell>
          <table:table-cell table:style-name="ce13" office:value-type="string">
            <text:p>2020.01.08 1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127">
            <text:p>0.127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3" office:value-type="float" office:value="73.905">
            <text:p>73.905</text:p>
          </table:table-cell>
          <table:table-cell table:style-name="ce13" office:value-type="string">
            <text:p>2020.01.08 02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3.845">
            <text:p>73.845</text:p>
          </table:table-cell>
          <table:table-cell table:style-name="ce13" office:value-type="string">
            <text:p>2020.01.08 02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3.845">
            <text:p>73.845</text:p>
          </table:table-cell>
          <table:table-cell table:style-name="ce13" office:value-type="string">
            <text:p>2020.01.08 02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3.953">
            <text:p>73.953</text:p>
          </table:table-cell>
          <table:table-cell table:style-name="ce13" office:value-type="string">
            <text:p>2020.01.08 0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3" office:value-type="float" office:value="73.879">
            <text:p>73.879</text:p>
          </table:table-cell>
          <table:table-cell table:style-name="ce13" office:value-type="string">
            <text:p>2020.01.08 02:2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3.899">
            <text:p>73.899</text:p>
          </table:table-cell>
          <table:table-cell table:style-name="ce13" office:value-type="string">
            <text:p>2020.01.08 02:2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3.899">
            <text:p>73.899</text:p>
          </table:table-cell>
          <table:table-cell table:style-name="ce13" office:value-type="string">
            <text:p>2020.01.08 02:2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3.959">
            <text:p>73.959</text:p>
          </table:table-cell>
          <table:table-cell table:style-name="ce13" office:value-type="string">
            <text:p>2020.01.08 0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0.019999999999996">
            <text:p>0.02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3" office:value-type="float" office:value="73.887">
            <text:p>73.887</text:p>
          </table:table-cell>
          <table:table-cell table:style-name="ce13" office:value-type="string">
            <text:p>2020.01.08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3.827">
            <text:p>73.827</text:p>
          </table:table-cell>
          <table:table-cell table:style-name="ce13" office:value-type="string">
            <text:p>2020.01.08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3.827">
            <text:p>73.827</text:p>
          </table:table-cell>
          <table:table-cell table:style-name="ce13" office:value-type="string">
            <text:p>2020.01.08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3.896">
            <text:p>73.896</text:p>
          </table:table-cell>
          <table:table-cell table:style-name="ce13" office:value-type="string">
            <text:p>2020.01.08 0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3" office:value-type="float" office:value="73.806">
            <text:p>73.806</text:p>
          </table:table-cell>
          <table:table-cell table:style-name="ce13" office:value-type="string">
            <text:p>2020.01.08 02:3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3.811">
            <text:p>73.811</text:p>
          </table:table-cell>
          <table:table-cell table:style-name="ce13" office:value-type="string">
            <text:p>2020.01.08 02:3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3.811">
            <text:p>73.811</text:p>
          </table:table-cell>
          <table:table-cell table:style-name="ce13" office:value-type="string">
            <text:p>2020.01.08 02:3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3.871">
            <text:p>73.871</text:p>
          </table:table-cell>
          <table:table-cell table:style-name="ce13" office:value-type="string">
            <text:p>2020.01.08 0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049999999999955">
            <text:p>0.005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3" office:value-type="float" office:value="73.811">
            <text:p>73.811</text:p>
          </table:table-cell>
          <table:table-cell table:style-name="ce13" office:value-type="string">
            <text:p>2020.01.08 02:4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73.838">
            <text:p>73.838</text:p>
          </table:table-cell>
          <table:table-cell table:style-name="ce13" office:value-type="string">
            <text:p>2020.01.08 0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12899999999999">
            <text:p>0.129</text:p>
          </table:table-cell>
          <table:table-cell office:value-type="string">
            <text:p>Z3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5">
            <text:p>135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1100000000001">
            <text:p>-0.011</text:p>
          </table:table-cell>
          <table:table-cell office:value-type="string">
            <text:p>Z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4">
            <text:p>174</text:p>
          </table:table-cell>
          <table:table-cell table:style-name="ce13" office:value-type="float" office:value="74.602">
            <text:p>74.602</text:p>
          </table:table-cell>
          <table:table-cell table:style-name="ce13" office:value-type="string">
            <text:p>2020.01.08 14:35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4">
            <text:p>174</text:p>
          </table:table-cell>
          <table:table-cell table:style-name="ce13" office:value-type="float" office:value="74.612">
            <text:p>74.612</text:p>
          </table:table-cell>
          <table:table-cell table:style-name="ce13" office:value-type="string">
            <text:p>2020.01.08 1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019999999999953">
            <text:p>0.002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99">
            <text:p>199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8 16:4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17:15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74.58">
            <text:p>74.58</text:p>
          </table:table-cell>
          <table:table-cell table:style-name="ce13" office:value-type="string">
            <text:p>2020.01.08 1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08">
            <text:p>208</text:p>
          </table:table-cell>
          <table:table-cell table:style-name="ce13" office:value-type="float" office:value="74.456">
            <text:p>74.456</text:p>
          </table:table-cell>
          <table:table-cell table:style-name="ce13" office:value-type="string">
            <text:p>2020.01.08 17:2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17:4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17:45</text:p>
          </table:table-cell>
          <table:table-cell table:style-name="ce13" office:value-type="float" office:value="208">
            <text:p>208</text:p>
          </table:table-cell>
          <table:table-cell table:style-name="ce13" office:value-type="float" office:value="74.481">
            <text:p>74.481</text:p>
          </table:table-cell>
          <table:table-cell table:style-name="ce13" office:value-type="string">
            <text:p>2020.01.08 1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099999999999909">
            <text:p>0.01</text:p>
          </table:table-cell>
          <table:table-cell office:value-type="string">
            <text:p>Z5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3.922">
            <text:p>73.922</text:p>
          </table:table-cell>
          <table:table-cell table:style-name="ce13" office:value-type="string">
            <text:p>2020.01.08 01:50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4.162">
            <text:p>74.162</text:p>
          </table:table-cell>
          <table:table-cell table:style-name="ce13" office:value-type="string">
            <text:p>2020.01.08 01:5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4.162">
            <text:p>74.162</text:p>
          </table:table-cell>
          <table:table-cell table:style-name="ce13" office:value-type="string">
            <text:p>2020.01.08 01:55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4.022">
            <text:p>74.022</text:p>
          </table:table-cell>
          <table:table-cell table:style-name="ce13" office:value-type="string">
            <text:p>2020.01.08 0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TP</text:p>
          </table:table-cell>
          <table:table-cell table:style-name="ce21" office:value-type="float" office:value="0.24000000000001">
            <text:p>0.24</text:p>
          </table:table-cell>
          <table:table-cell office:value-type="string">
            <text:p>Z5</text:p>
          </table:table-cell>
          <table:table-cell table:number-columns-repeated="4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3">
            <text:p>143</text:p>
          </table:table-cell>
          <table:table-cell table:style-name="ce13" office:value-type="float" office:value="74.528">
            <text:p>74.528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4.468">
            <text:p>74.468</text:p>
          </table:table-cell>
          <table:table-cell table:style-name="ce13" office:value-type="string">
            <text:p>2020.01.08 12:05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4.468">
            <text:p>74.468</text:p>
          </table:table-cell>
          <table:table-cell table:style-name="ce13" office:value-type="string">
            <text:p>2020.01.08 12:0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4">
            <text:p>74.54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98">
            <text:p>198</text:p>
          </table:table-cell>
          <table:table-cell table:style-name="ce13" office:value-type="float" office:value="74.583">
            <text:p>74.583</text:p>
          </table:table-cell>
          <table:table-cell table:style-name="ce13" office:value-type="string">
            <text:p>2020.01.08 16:3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523">
            <text:p>74.523</text:p>
          </table:table-cell>
          <table:table-cell table:style-name="ce13" office:value-type="string">
            <text:p>2020.01.08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523">
            <text:p>74.523</text:p>
          </table:table-cell>
          <table:table-cell table:style-name="ce13" office:value-type="string">
            <text:p>2020.01.08 16:50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4.596">
            <text:p>74.596</text:p>
          </table:table-cell>
          <table:table-cell table:style-name="ce13" office:value-type="string">
            <text:p>2020.01.08 1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07">
            <text:p>207</text:p>
          </table:table-cell>
          <table:table-cell table:style-name="ce13" office:value-type="float" office:value="74.493">
            <text:p>74.493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4.433">
            <text:p>74.433</text:p>
          </table:table-cell>
          <table:table-cell table:style-name="ce13" office:value-type="string">
            <text:p>2020.01.08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4.433">
            <text:p>74.433</text:p>
          </table:table-cell>
          <table:table-cell table:style-name="ce13" office:value-type="string">
            <text:p>2020.01.08 17:5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501">
            <text:p>74.501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4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3" office:value-type="float" office:value="74.328">
            <text:p>74.328</text:p>
          </table:table-cell>
          <table:table-cell table:style-name="ce13" office:value-type="string">
            <text:p>2020.01.08 01:2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4.268">
            <text:p>74.268</text:p>
          </table:table-cell>
          <table:table-cell table:style-name="ce13" office:value-type="string">
            <text:p>2020.01.08 01:2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4.268">
            <text:p>74.268</text:p>
          </table:table-cell>
          <table:table-cell table:style-name="ce13" office:value-type="string">
            <text:p>2020.01.08 01:2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4.345">
            <text:p>74.345</text:p>
          </table:table-cell>
          <table:table-cell table:style-name="ce13" office:value-type="string">
            <text:p>2020.01.08 0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44">
            <text:p>144</text:p>
          </table:table-cell>
          <table:table-cell table:style-name="ce13" office:value-type="float" office:value="74.475">
            <text:p>74.475</text:p>
          </table:table-cell>
          <table:table-cell table:style-name="ce13" office:value-type="string">
            <text:p>2020.01.08 12:0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4.485">
            <text:p>74.485</text:p>
          </table:table-cell>
          <table:table-cell table:style-name="ce13" office:value-type="string">
            <text:p>2020.01.08 1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163">
            <text:p>0.163</text:p>
          </table:table-cell>
          <table:table-cell office:value-type="string">
            <text:p>Z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01">
            <text:p>201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8 16:5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85">
            <text:p>74.485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85">
            <text:p>74.485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553">
            <text:p>74.553</text:p>
          </table:table-cell>
          <table:table-cell table:style-name="ce13" office:value-type="string">
            <text:p>2020.01.08 1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73">
            <text:p>273</text:p>
          </table:table-cell>
          <table:table-cell table:style-name="ce13" office:value-type="float" office:value="74.87">
            <text:p>74.87</text:p>
          </table:table-cell>
          <table:table-cell table:style-name="ce13" office:value-type="string">
            <text:p>2020.01.08 22:5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74.907">
            <text:p>74.907</text:p>
          </table:table-cell>
          <table:table-cell table:style-name="ce13" office:value-type="string">
            <text:p>2020.01.08 2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0.078999999999994">
            <text:p>0.079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4.189">
            <text:p>74.189</text:p>
          </table:table-cell>
          <table:table-cell table:style-name="ce13" office:value-type="string">
            <text:p>2020.01.08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4.129">
            <text:p>74.129</text:p>
          </table:table-cell>
          <table:table-cell table:style-name="ce13" office:value-type="string">
            <text:p>2020.01.08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4.129">
            <text:p>74.129</text:p>
          </table:table-cell>
          <table:table-cell table:style-name="ce13" office:value-type="string">
            <text:p>2020.01.08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4.23">
            <text:p>74.23</text:p>
          </table:table-cell>
          <table:table-cell table:style-name="ce13" office:value-type="string">
            <text:p>2020.01.08 0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4.176">
            <text:p>74.176</text:p>
          </table:table-cell>
          <table:table-cell table:style-name="ce13" office:value-type="string">
            <text:p>2020.01.08 01:3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4.116">
            <text:p>74.116</text:p>
          </table:table-cell>
          <table:table-cell table:style-name="ce13" office:value-type="string">
            <text:p>2020.01.08 01:3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4.116">
            <text:p>74.116</text:p>
          </table:table-cell>
          <table:table-cell table:style-name="ce13" office:value-type="string">
            <text:p>2020.01.08 01:3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4.181">
            <text:p>74.181</text:p>
          </table:table-cell>
          <table:table-cell table:style-name="ce13" office:value-type="string">
            <text:p>2020.01.08 0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3" office:value-type="float" office:value="74.065">
            <text:p>74.065</text:p>
          </table:table-cell>
          <table:table-cell table:style-name="ce13" office:value-type="string">
            <text:p>2020.01.08 01:3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4.005">
            <text:p>74.005</text:p>
          </table:table-cell>
          <table:table-cell table:style-name="ce13" office:value-type="string">
            <text:p>2020.01.08 01:3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4.005">
            <text:p>74.005</text:p>
          </table:table-cell>
          <table:table-cell table:style-name="ce13" office:value-type="string">
            <text:p>2020.01.08 01:3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4.08">
            <text:p>74.08</text:p>
          </table:table-cell>
          <table:table-cell table:style-name="ce13" office:value-type="string">
            <text:p>2020.01.08 0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3" office:value-type="float" office:value="74.009">
            <text:p>74.009</text:p>
          </table:table-cell>
          <table:table-cell table:style-name="ce13" office:value-type="string">
            <text:p>2020.01.08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3.949">
            <text:p>73.949</text:p>
          </table:table-cell>
          <table:table-cell table:style-name="ce13" office:value-type="string">
            <text:p>2020.01.08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3.949">
            <text:p>73.949</text:p>
          </table:table-cell>
          <table:table-cell table:style-name="ce13" office:value-type="string">
            <text:p>2020.01.08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4.023">
            <text:p>74.023</text:p>
          </table:table-cell>
          <table:table-cell table:style-name="ce13" office:value-type="string">
            <text:p>2020.01.08 0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1:4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3.88">
            <text:p>73.88</text:p>
          </table:table-cell>
          <table:table-cell table:style-name="ce13" office:value-type="string">
            <text:p>2020.01.08 01:4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3.88">
            <text:p>73.88</text:p>
          </table:table-cell>
          <table:table-cell table:style-name="ce13" office:value-type="string">
            <text:p>2020.01.08 01:4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3.944">
            <text:p>73.944</text:p>
          </table:table-cell>
          <table:table-cell table:style-name="ce13" office:value-type="string">
            <text:p>2020.01.08 0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4"/>
          <table:table-cell table:style-name="ce21" office:value-type="float" office:value="0">
            <text:p>0</text:p>
          </table:table-cell>
          <table:table-cell office:value-type="string">
            <text:p>Z1</text:p>
          </table:table-cell>
          <table:table-cell table:number-columns-repeated="4" office:value-type="float" office:value="4">
            <text:p>4</text:p>
          </table:table-cell>
          <table:table-cell table:number-columns-repeated="1002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4.487">
            <text:p>74.487</text:p>
          </table:table-cell>
          <table:table-cell table:style-name="ce13" office:value-type="string">
            <text:p>2020.01.08 00:1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484">
            <text:p>74.484</text:p>
          </table:table-cell>
          <table:table-cell table:style-name="ce13" office:value-type="string">
            <text:p>2020.01.08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484">
            <text:p>74.484</text:p>
          </table:table-cell>
          <table:table-cell table:style-name="ce13" office:value-type="string">
            <text:p>2020.01.08 00:5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0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030000000000001">
            <text:p>-0.003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table:number-columns-repeated="1003"/>
        </table:table-row>
        <table:table-row table:style-name="ro3">
          <table:table-cell table:style-name="ce13" office:value-type="string">
            <text:p>len =&gt; 80</text:p>
          </table:table-cell>
          <table:table-cell table:style-name="ce13" table:number-columns-repeated="15"/>
          <table:table-cell table:style-name="ce21"/>
          <table:table-cell table:number-columns-repeated="1007"/>
        </table:table-row>
        <table:table-row table:style-name="ro3" table:number-rows-repeated="200">
          <table:table-cell table:style-name="ce13" table:number-columns-repeated="16"/>
          <table:table-cell table:style-name="ce21"/>
          <table:table-cell table:number-columns-repeated="1007"/>
        </table:table-row>
        <table:table-row table:style-name="ro3" table:number-rows-repeated="80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1_2.U404" table:end-x="0.644cm" table:end-y="0.037cm" draw:z-index="0" draw:style-name="gr1" draw:text-style-name="P1" svg:width="23.541cm" svg:height="13.885cm" svg:x="1.452cm" svg:y="0.087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" table:style-name="ta1" table:print="false">
        <office:forms form:automatic-focus="false" form:apply-design-mode="false"/>
        <table:table-column table:style-name="co4" table:default-cell-style-name="ce11"/>
        <table:table-column table:style-name="co1" table:default-cell-style-name="ce11"/>
        <table:table-column table:style-name="co13" table:default-cell-style-name="ce11"/>
        <table:table-column table:style-name="co1" table:number-columns-repeated="2" table:default-cell-style-name="ce11"/>
        <table:table-column table:style-name="co14" table:default-cell-style-name="ce11"/>
        <table:table-column table:style-name="co1" table:number-columns-repeated="1018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20"/>
          <table:table-cell table:style-name="ce18"/>
          <table:table-cell table:number-columns-repeated="1003"/>
        </table:table-row>
        <table:table-row table:style-name="ro3">
          <table:table-cell table:number-columns-repeated="3"/>
          <table:table-cell/>
          <table:table-cell table:number-columns-repeated="16"/>
          <table:table-cell table:style-name="ce18"/>
          <table:table-cell table:number-columns-repeated="1003"/>
        </table:table-row>
        <table:table-row table:style-name="ro3">
          <table:table-cell table:number-columns-repeated="3"/>
          <table:table-cell table:style-name="ce14"/>
          <table:table-cell table:number-columns-repeated="16"/>
          <table:table-cell table:style-name="ce18"/>
          <table:table-cell table:number-columns-repeated="1003"/>
        </table:table-row>
        <table:table-row table:style-name="ro3">
          <table:table-cell/>
          <table:table-cell/>
          <table:table-cell table:number-columns-repeated="18"/>
          <table:table-cell table:style-name="ce18"/>
          <table:table-cell table:number-columns-repeated="1003"/>
        </table:table-row>
        <table:table-row table:style-name="ro3">
          <table:table-cell table:number-columns-repeated="20"/>
          <table:table-cell table:style-name="ce18"/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table:number-columns-repeated="18"/>
          <table:table-cell table:style-name="ce22" table:number-columns-repeated="5"/>
          <table:table-cell table:number-columns-repeated="1001"/>
        </table:table-row>
        <table:table-row table:style-name="ro3" table:number-rows-repeated="27">
          <table:table-cell table:style-name="ce13" table:number-columns-repeated="17"/>
          <table:table-cell/>
          <table:table-cell table:style-name="ce13" table:number-columns-repeated="5"/>
          <table:table-cell table:number-columns-repeated="1001"/>
        </table:table-row>
        <table:table-row table:style-name="ro3" table:number-rows-repeated="334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2'.U404" table:end-x="0.643cm" table:end-y="0.037cm" draw:z-index="0" draw:style-name="gr1" draw:text-style-name="P1" svg:width="26.289cm" svg:height="13.885cm" svg:x="1.451cm" svg:y="0.087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" table:style-name="ta1" table:print="false">
        <office:forms form:automatic-focus="false" form:apply-design-mode="false"/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9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table:number-columns-repeated="3"/>
          <table:table-cell/>
          <table:table-cell table:number-columns-repeated="15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table:number-columns-repeated="3"/>
          <table:table-cell table:style-name="ce14"/>
          <table:table-cell table:number-columns-repeated="15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/>
          <table:table-cell/>
          <table:table-cell table:number-columns-repeated="17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table:number-columns-repeated="19"/>
          <table:table-cell table:style-name="ce14"/>
          <table:table-cell table:style-name="ce18"/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3'.U404" table:end-x="0.643cm" table:end-y="0.037cm" draw:z-index="0" draw:style-name="gr1" draw:text-style-name="P1" svg:width="26.289cm" svg:height="13.885cm" svg:x="1.452cm" svg:y="0.087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9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table:number-columns-repeated="3"/>
          <table:table-cell/>
          <table:table-cell table:number-columns-repeated="15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table:number-columns-repeated="3"/>
          <table:table-cell table:style-name="ce14"/>
          <table:table-cell table:number-columns-repeated="15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/>
          <table:table-cell/>
          <table:table-cell table:number-columns-repeated="17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table:number-columns-repeated="19"/>
          <table:table-cell table:style-name="ce14"/>
          <table:table-cell table:style-name="ce18"/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4'.U404" table:end-x="0.643cm" table:end-y="0.037cm" draw:z-index="0" draw:style-name="gr1" draw:text-style-name="P1" svg:width="26.289cm" svg:height="13.885cm" svg:x="1.452cm" svg:y="0.087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1_2.A17:1_2.W94" table:contains-header="false">
          <table:sort>
            <table:sort-by table:field-number="22" table:data-type="automatic"/>
            <table:sort-by table:field-number="21" table:data-type="automatic"/>
            <table:sort-by table:field-number="2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00"/>
    </style:style>
    <style:style style:name="無題2" style:family="table-cell" style:parent-style-name="Default">
      <style:table-cell-properties fo:background-color="#ffcc99"/>
    </style:style>
    <style:style style:name="無題3" style:family="table-cell" style:parent-style-name="Default">
      <style:table-cell-properties fo:background-color="#ffccc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5">2020/03/15</text:date>, <text:time>12:40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2-16T18:28:28.53</meta:creation-date>
    <dc:date>2020-03-15T12:40:16.83</dc:date>
    <dc:creator>iwabuchi ken</dc:creator>
    <meta:editing-duration>PT7H43M22S</meta:editing-duration>
    <meta:editing-cycles>63</meta:editing-cycles>
    <meta:generator>OpenOffice/4.1.3$Win32 OpenOffice.org_project/413m1$Build-9783</meta:generator>
    <meta:document-statistic meta:table-count="6" meta:cell-count="855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542cm" svg:height="13.886cm" xlink:href="." xlink:type="simple" chart:class="chart:bar" chart:style-name="ch1">
        <chart:title svg:x="9.849cm" svg:y="0.413cm" chart:style-name="ch2">
          <text:p>st_idx / (exit - start)</text:p>
        </chart:title>
        <chart:legend chart:legend-position="end" svg:x="21.226cm" svg:y="6.631cm" style:legend-expansion="high" chart:style-name="ch3"/>
        <chart:plot-area chart:style-name="ch4" chart:data-source-has-labels="both" svg:x="1.508cm" svg:y="2.023cm" svg:width="18.778cm" svg:height="10.578cm">
          <chartooo:coordinate-region svg:x="2.338cm" svg:y="2.236cm" svg:width="17.836cm" svg:height="10.153cm"/>
          <chart:axis chart:dimension="x" chart:name="primary-x" chart:style-name="ch5" chartooo:axis-type="auto">
            <chartooo:date-scale/>
            <chart:title svg:x="10.416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4cm" svg:height="13.886cm" xlink:href="." xlink:type="simple" chart:class="chart:bar" chart:style-name="ch1">
        <chart:title svg:x="10.498cm" svg:y="0.413cm" chart:style-name="ch2">
          <text:p>st_idx / (exit - start)</text:p>
        </chart:title>
        <chart:legend chart:legend-position="end" svg:x="22.524cm" svg:y="6.631cm" style:legend-expansion="high" chart:style-name="ch3"/>
        <chart:plot-area chart:style-name="ch4" chart:data-source-has-labels="both" svg:x="1.534cm" svg:y="2.023cm" svg:width="19.998cm" svg:height="10.578cm">
          <chartooo:coordinate-region svg:x="2.362cm" svg:y="2.236cm" svg:width="18.957cm" svg:height="10.153cm"/>
          <chart:axis chart:dimension="x" chart:name="primary-x" chart:style-name="ch5" chartooo:axis-type="auto">
            <chartooo:date-scale/>
            <chart:title svg:x="11.05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